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06cm" fo:min-width="0.721cm" fo:padding-top="0.137cm" fo:padding-bottom="0.137cm" fo:padding-left="0.262cm" fo:padding-right="0.262cm" loext:decorative="false"/>
    </style:style>
    <style:style style:name="gr2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5cm" svg:stroke-color="#000000" draw:marker-start-width="0.229cm" draw:marker-end-width="0.025cm" draw:textarea-vertical-align="middle" fo:padding-top="0.137cm" fo:padding-bottom="0.137cm" fo:padding-left="0.262cm" fo:padding-right="0.262cm" loext:decorative="false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9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996cm" fo:min-width="0.746cm" fo:padding-top="0.137cm" fo:padding-bottom="0.137cm" fo:padding-left="0.262cm" fo:padding-right="0.262cm" loext:decorative="false"/>
    </style:style>
    <style:style style:name="gr30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 loext:decorative="false"/>
    </style:style>
    <style:style style:name="gr31" style:family="graphic" style:parent-style-name="objectwithoutfill">
      <style:graphic-properties svg:stroke-width="0.025cm" svg:stroke-color="#000000" draw:marker-start-width="0.229cm" draw:marker-end="Arrowheads_20_2" draw:marker-end-width="0.229cm" draw:fill="none" draw:textarea-vertical-align="middle" fo:padding-top="0.137cm" fo:padding-bottom="0.137cm" fo:padding-left="0.262cm" fo:padding-right="0.262cm" loext:decorative="false"/>
    </style:style>
    <style:style style:name="gr32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33" style:family="graphic" style:parent-style-name="standard">
      <style:graphic-properties svg:stroke-width="0.025cm" svg:stroke-color="#000000" draw:marker-start-width="0.229cm" draw:marker-end-width="0.229cm" draw:textarea-vertical-align="middle" fo:padding-top="0.137cm" fo:padding-bottom="0.137cm" fo:padding-left="0.262cm" fo:padding-right="0.262cm" loext:decorative="false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2" draw:fill-hatch-solid="fals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0.629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1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30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2" style:family="graphic" style:parent-style-name="standard">
      <style:graphic-properties draw:stroke="solid" svg:stroke-width="0.035cm" svg:stroke-color="#000000" draw:stroke-linejoin="miter" svg:stroke-linecap="butt" draw:fill="hatch" draw:fill-hatch-name="Red_20_90_20_Degrees_20_Crossed_20_2" draw:fill-hatch-solid="false" loext:fill-use-slide-background="false" draw:textarea-horizontal-align="justify" draw:textarea-vertical-align="middle" draw:auto-grow-height="false" draw:fit-to-size="false" style:shrink-to-fit="false" fo:min-height="1.978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>
      <style:graphic-properties style:protect="size" loext:decorative="false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2" style:family="graphic" style:parent-style-name="standard">
      <style:graphic-properties draw:stroke="solid" svg:stroke-width="0.035cm" svg:stroke-color="#000000" draw:stroke-linejoin="miter" svg:stroke-linecap="butt" draw:fill="none" draw:fill-color="#ffffff" draw:fill-hatch-solid="true" loext:fill-use-slide-background="false" draw:textarea-horizontal-align="justify" draw:textarea-vertical-align="middle" draw:auto-grow-height="false" draw:fit-to-size="false" style:shrink-to-fit="false" fo:min-height="0.944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1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558cm" fo:min-width="0.68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dash" draw:stroke-dash="Dash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>
      <style:graphic-properties svg:stroke-color="#000000" draw:textarea-vertical-align="middle" loext:decorative="false"/>
    </style:style>
    <style:style style:name="gr1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8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01" style:family="graphic" style:parent-style-name="standard">
      <style:graphic-properties draw:stroke="solid" svg:stroke-width="0.035cm" svg:stroke-color="#000000" draw:stroke-linejoin="miter" svg:stroke-linecap="butt" draw:fill="hatch" draw:fill-color="#ffffff" draw:fill-hatch-name="Red_20_90_20_Degrees_20_Crossed_20_1" draw:fill-hatch-solid="tru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2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min-height="0.225cm" fo:min-width="0.721cm" fo:padding-top="0.137cm" fo:padding-bottom="0.137cm" fo:padding-left="0.262cm" fo:padding-right="0.262cm" loext:decorative="false"/>
    </style:style>
    <style:style style:name="gr238" style:family="graphic" style:parent-style-name="objectwithoutfill">
      <style:graphic-properties svg:stroke-width="0.025cm" svg:stroke-color="#000000" draw:marker-start-width="0.229cm" draw:marker-end-width="0.229cm" draw:fill="none" draw:fill-color="#000000" draw:textarea-vertical-align="middle" fo:padding-top="0.137cm" fo:padding-bottom="0.137cm" fo:padding-left="0.262cm" fo:padding-right="0.262cm" loext:decorative="false"/>
    </style:style>
    <style:style style:name="gr2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standard" style:list-style-name="L2">
      <style:graphic-properties draw:stroke="solid" svg:stroke-width="0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6" style:family="graphic" style:parent-style-name="objectwithoutfill">
      <style:graphic-properties svg:stroke-color="#000000" draw:marker-end="Arrowheads_20_1" draw:fill="none" draw:fill-color="#000000" draw:textarea-vertical-align="middle" loext:decorative="false"/>
    </style:style>
    <style:style style:name="gr2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9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0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8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2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5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2.382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6" style:family="graphic" style:parent-style-name="standard">
      <style:graphic-properties draw:stroke="solid" svg:stroke-width="0.035cm" svg:stroke-color="#000000" draw:stroke-linejoin="miter" svg:stroke-linecap="butt" draw:fill="none" draw:textarea-horizontal-align="justify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307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77cm" fo:min-width="1.076cm" fo:padding-top="0cm" fo:padding-bottom="0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2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4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9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6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3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3" style:family="graphic" style:parent-style-name="standard" style:list-style-name="L2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95cm" fo:min-width="1.076cm" fo:padding-top="0cm" fo:padding-bottom="0.127cm" fo:padding-left="0cm" fo:padding-right="0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4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ection_20_Header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20_Header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 draw:fill-color="#ffffff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hatch" draw:fill-color="#ffffff" draw:fill-hatch-name="Red_20_90_20_Degrees_20_Crossed_20_1" draw:fill-hatch-solid="tru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hatch" draw:fill-color="#ffffff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4pt" fo:hyphenate="false"/>
    </style:style>
    <style:style style:name="P15" style:family="paragraph">
      <loext:graphic-properties draw:fill="hatch" draw:fill-hatch-name="Red_20_90_20_Degrees_20_Crossed_20_2" draw:fill-hatch-solid="fals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font-style="italic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font-style="italic" fo:hyphenate="false"/>
    </style:style>
    <style:style style:name="P19" style:family="paragraph">
      <loext:graphic-properties draw:fill-color="#ffffff"/>
    </style:style>
    <style:style style:name="P2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8200"/>
        </loext:char-complex-color>
      </style:text-properties>
    </style:style>
    <style:style style:name="P23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1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italic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l" fo:country="G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ectangle 187" draw:style-name="gr1" draw:text-style-name="P1" xml:id="id5" draw:id="id5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1" draw:text-style-name="P1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1" draw:text-style-name="P1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1" draw:text-style-name="P1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2" draw:text-style-name="P2" xml:id="id8" draw:id="id8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3" draw:text-style-name="P1" draw:layer="layout" svg:width="0.323cm" svg:height="0.44cm" svg:x="21.866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4" draw:text-style-name="P1" draw:layer="layout" svg:width="0.323cm" svg:height="0.878cm" svg:x="21.336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5" draw:text-style-name="P1" draw:layer="layout" svg:width="0.323cm" svg:height="1.557cm" svg:x="20.805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6" draw:text-style-name="P1" draw:layer="layout" svg:width="0.323cm" svg:height="2.227cm" svg:x="20.275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1" draw:text-style-name="P1" draw:layer="layout" svg:width="0.323cm" svg:height="2.631cm" svg:x="19.715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7" draw:text-style-name="P4" xml:id="id2" draw:id="id2" draw:layer="layout" svg:width="1.522cm" svg:height="1.523cm" svg:x="15.283cm" svg:y="10.0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7" draw:style-name="gr8" draw:text-style-name="P5" draw:layer="layout" svg:x1="12.542cm" svg:y1="6.315cm" svg:x2="16.044cm" svg:y2="10.072cm" draw:start-shape="id1" draw:start-glue-point="1" draw:end-shape="id2" draw:end-glue-point="4" svg:d="M12542 6315h3502v3757" svg:viewBox="0 0 3503 3758">
          <text:p/>
        </draw:connector>
        <draw:connector draw:name="Connector: Elbow 58" draw:style-name="gr8" draw:text-style-name="P5" draw:layer="layout" svg:x1="22.196cm" svg:y1="10.831cm" svg:x2="23.509cm" svg:y2="10.833cm" draw:end-shape="id3" svg:d="M22196 10831h657v2h656" svg:viewBox="0 0 1314 3">
          <text:p/>
        </draw:connector>
        <draw:custom-shape draw:name="TextBox 179" draw:style-name="gr9" draw:text-style-name="P7" draw:layer="layout" svg:width="2.289cm" svg:height="1.437cm" svg:x="1.326cm" svg:y="5.4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10" draw:text-style-name="P8" xml:id="id3" draw:id="id3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11" draw:text-style-name="P7" draw:layer="layout" svg:width="0.799cm" svg:height="0.844cm" svg:x="7.385cm" svg:y="5.4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1" draw:style-name="gr12" draw:text-style-name="P7" draw:layer="layout" svg:width="1.396cm" svg:height="0.844cm" svg:x="8.521cm" svg:y="5.4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2" draw:style-name="gr13" draw:text-style-name="P7" draw:layer="layout" svg:width="2.59cm" svg:height="0.844cm" svg:x="12.566cm" svg:y="9.9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3" draw:style-name="gr14" draw:text-style-name="P7" draw:layer="layout" svg:width="2.59cm" svg:height="0.844cm" svg:x="12.552cm" svg:y="5.45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4" draw:style-name="gr15" draw:text-style-name="P7" draw:layer="layout" svg:width="3.776cm" svg:height="0.844cm" svg:x="9.471cm" svg:y="12.402cm">
          <text:p text:style-name="P6"><text:span text:style-name="T2">CONTEXT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5" draw:style-name="gr16" draw:text-style-name="P7" draw:layer="layout" svg:width="4.076cm" svg:height="0.844cm" svg:x="18.907cm" svg:y="12.402cm">
          <text:p text:style-name="P6"><text:span text:style-name="T2"><text:s/></text:span><text:span text:style-name="T2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6" draw:style-name="gr17" draw:text-style-name="P7" draw:layer="layout" svg:width="1.993cm" svg:height="1.437cm" svg:x="24.933cm" svg:y="9.34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7" draw:style-name="gr18" draw:text-style-name="P7" draw:layer="layout" svg:width="1.396cm" svg:height="0.844cm" svg:x="22.196cm" svg:y="9.9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8" draw:style-name="gr19" draw:text-style-name="P7" draw:layer="layout" svg:width="6.46cm" svg:height="0.844cm" svg:x="1.221cm" svg:y="0.991cm">
          <text:p text:style-name="P6"><text:span text:style-name="T2">alt = lite-base-m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20" draw:text-style-name="P7" draw:layer="layout" svg:width="4.529cm" svg:height="2.03cm" svg:x="21.948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768</text:span></text:p>
          <text:p text:style-name="P6"><text:span text:style-name="T2">H,W</text:span><text:span text:style-name="T2"><text:tab/></text:span><text:span text:style-name="T2">27,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0" draw:style-name="gr21" draw:text-style-name="P7" draw:layer="layout" svg:width="2.59cm" svg:height="0.844cm" svg:x="7.263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4" draw:id="id4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0" draw:style-name="gr23" draw:text-style-name="P5" draw:layer="layout" draw:type="line" svg:x1="7.263cm" svg:y1="10.834cm" svg:x2="10.085cm" svg:y2="10.833cm" draw:start-shape="id4" draw:start-glue-point="5" draw:end-shape="id5" draw:end-glue-point="3" svg:d="M7263 10834l2822-1" svg:viewBox="0 0 2823 2">
          <text:p/>
        </draw:connector>
        <draw:custom-shape draw:name="TextBox 191" draw:style-name="gr24" draw:text-style-name="P7" draw:layer="layout" svg:width="4.08cm" svg:height="0.844cm" svg:x="1.356cm" svg:y="9.4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1.862cm" svg:x1="18.1cm" svg:y1="10.836cm" svg:x2="4.142cm" svg:y2="11.429cm" draw:start-shape="id6" draw:start-glue-point="2" draw:end-shape="id7" draw:end-glue-point="3" svg:d="M18100 10836v2955h-13958v-2362" svg:viewBox="0 0 13959 2956">
          <text:p/>
        </draw:connector>
        <draw:connector draw:name="Straight Arrow Connector 21" draw:style-name="gr23" draw:text-style-name="P5" draw:layer="layout" draw:type="line" svg:x1="12.566cm" svg:y1="10.833cm" svg:x2="15.283cm" svg:y2="10.834cm" draw:start-shape="id8" draw:start-glue-point="1" draw:end-shape="id2" draw:end-glue-point="6" svg:d="M12566 10833l2717 1" svg:viewBox="0 0 2718 2">
          <text:p/>
        </draw:connector>
        <draw:connector draw:name="Straight Arrow Connector 22" draw:style-name="gr23" draw:text-style-name="P5" draw:layer="layout" draw:type="line" svg:x1="7.08cm" svg:y1="6.289cm" svg:x2="8.199cm" svg:y2="6.283cm" draw:end-shape="id9" draw:end-glue-point="1" svg:d="M7080 6289l1119-6" svg:viewBox="0 0 1120 7">
          <text:p/>
        </draw:connector>
        <draw:custom-shape draw:style-name="gr22" draw:text-style-name="P9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92" draw:style-name="gr26" draw:text-style-name="P7" xml:id="id10" draw:id="id10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7" draw:text-style-name="P7" xml:id="id6" draw:id="id6" draw:layer="layout" svg:width="2.59cm" svg:height="0.844cm" svg:x="16.805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28" draw:text-style-name="P2" xml:id="id9" draw:id="id9" draw:layer="layout" svg:width="0.322cm" svg:height="0.635cm" svg:x="8.199cm" svg:y="5.964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6.909cm" svg:x2="6.684cm" svg:y2="6.909cm">
          <text:p/>
        </draw:line>
        <draw:line draw:style-name="gr31" draw:text-style-name="P11" draw:layer="layout" svg:x1="6.049cm" svg:y1="5.814cm" svg:x2="6.686cm" svg:y2="5.814cm">
          <text:p/>
        </draw:line>
        <draw:line draw:style-name="gr32" draw:text-style-name="P11" draw:layer="layout" svg:x1="4.143cm" svg:y1="5.814cm" svg:x2="4.778cm" svg:y2="5.814cm">
          <text:p/>
        </draw:line>
        <draw:custom-shape draw:style-name="gr29" draw:text-style-name="P9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1.429cm" svg:x2="6.684cm" svg:y2="11.429cm">
          <text:p/>
        </draw:line>
        <draw:line draw:style-name="gr32" draw:text-style-name="P11" xml:id="id7" draw:id="id7" draw:layer="layout" svg:x1="4.142cm" svg:y1="11.429cm" svg:x2="4.777cm" svg:y2="11.429cm">
          <text:p/>
        </draw:line>
        <draw:custom-shape draw:style-name="gr30" draw:text-style-name="P9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0.259cm" svg:x2="6.684cm" svg:y2="10.259cm">
          <text:p/>
        </draw:line>
        <draw:line draw:style-name="gr31" draw:text-style-name="P11" draw:layer="layout" svg:x1="23.815cm" svg:y1="10.829cm" svg:x2="26.726cm" svg:y2="10.829cm">
          <text:p/>
        </draw:line>
        <draw:connector draw:style-name="gr33" draw:text-style-name="P10" draw:layer="layout" draw:line-skew="-4.382cm" svg:x1="24.707cm" svg:y1="10.831cm" svg:x2="4.145cm" svg:y2="5.816cm" draw:start-shape="id10" svg:d="M24707 10831v-7139h-20562v2124" svg:viewBox="0 0 20563 7140">
          <text:p/>
        </draw:connector>
        <draw:custom-shape draw:name="TextBox 194" draw:style-name="gr34" draw:text-style-name="P7" draw:layer="layout" svg:width="0.799cm" svg:height="0.844cm" svg:x="23.908cm" svg:y="9.98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1" draw:layer="layout" svg:x1="8.521cm" svg:y1="6.31cm" svg:x2="10.07cm" svg:y2="6.31cm">
          <text:p/>
        </draw:line>
        <draw:custom-shape draw:name="Rectangle 204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36" draw:text-style-name="P14" draw:layer="layout" svg:width="7.767cm" svg:height="0.844cm" svg:x="4.375cm" svg:y="17.483cm">
          <text:p text:style-name="P13"><text:span text:style-name="T3">Conv2d(kerne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37" draw:text-style-name="P14" draw:layer="layout" svg:width="5.274cm" svg:height="0.844cm" svg:x="4.375cm" svg:y="18.4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38" draw:text-style-name="P14" draw:layer="layout" svg:width="13.267cm" svg:height="0.844cm" svg:x="4.356cm" svg:y="19.37cm">
          <text:p text:style-name="P13"><text:span text:style-name="T3">Upsample(scale=3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23" draw:text-style-name="P5" draw:layer="layout" draw:type="line" svg:x1="16.805cm" svg:y1="10.834cm" svg:x2="19.722cm" svg:y2="10.831cm" draw:start-shape="id2" draw:start-glue-point="10" svg:d="M16805 10834l2917-3" svg:viewBox="0 0 2918 4">
          <text:p/>
        </draw:connector>
        <draw:custom-shape draw:name="Rectangle 207" draw:style-name="gr39" draw:text-style-name="P15" draw:layer="layout" svg:width="0.322cm" svg:height="0.44cm" svg:x="10.07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40" draw:text-style-name="P15" draw:layer="layout" svg:width="0.322cm" svg:height="0.878cm" svg:x="10.6cm" svg:y="5.8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41" draw:text-style-name="P15" draw:layer="layout" svg:width="0.322cm" svg:height="1.557cm" svg:x="11.13cm" svg:y="5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42" draw:text-style-name="P15" draw:layer="layout" svg:width="0.322cm" svg:height="2.227cm" svg:x="11.661cm" svg:y="5.2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35" draw:text-style-name="P12" xml:id="id1" draw:id="id1" draw:layer="layout" svg:width="0.322cm" svg:height="2.631cm" svg:x="12.22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43" draw:text-style-name="P7" draw:layer="layout" svg:width="4.669cm" svg:height="0.844cm" svg:x="8.949cm" svg:y="7.769cm">
          <text:p text:style-name="P6"><text:span text:style-name="T2"><text:s/></text:span><text:span text:style-name="T2">EMBEDDING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custom-shape draw:name="Rectangle 10" draw:style-name="gr1" draw:text-style-name="P1" xml:id="id14" draw:id="id14" draw:layer="layout" svg:width="0.322cm" svg:height="2.631cm" svg:x="10.085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619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177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1.71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2" xml:id="id15" draw:id="id15" draw:layer="layout" svg:width="0.322cm" svg:height="2.631cm" svg:x="12.244cm" svg:y="1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6" draw:style-name="gr8" draw:text-style-name="P5" draw:layer="layout" svg:x1="12.542cm" svg:y1="4.516cm" svg:x2="16.024cm" svg:y2="7.505cm" draw:start-shape="id11" draw:start-glue-point="1" draw:end-shape="id12" draw:end-glue-point="4" svg:d="M12542 4516h3482v2989" svg:viewBox="0 0 3483 2990">
          <text:p/>
        </draw:connector>
        <draw:custom-shape draw:name="TextBox 39" draw:style-name="gr45" draw:text-style-name="P7" draw:layer="layout" svg:width="2.289cm" svg:height="0.844cm" svg:x="1.326cm" svg:y="4.265cm">
          <text:p text:style-name="P6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6" draw:text-style-name="P7" draw:layer="layout" svg:width="0.799cm" svg:height="0.844cm" svg:x="7.385cm" svg:y="3.6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7" draw:text-style-name="P7" draw:layer="layout" svg:width="1.396cm" svg:height="0.844cm" svg:x="8.521cm" svg:y="3.6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8" draw:text-style-name="P7" draw:layer="layout" svg:width="2.59cm" svg:height="0.844cm" svg:x="12.566cm" svg:y="13.3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9" draw:text-style-name="P7" draw:layer="layout" svg:width="2.59cm" svg:height="0.844cm" svg:x="12.552cm" svg:y="3.65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0" draw:text-style-name="P7" draw:layer="layout" svg:width="5.566cm" svg:height="0.844cm" svg:x="8.577cm" svg:y="15.525cm">
          <text:p text:style-name="P6"><text:span text:style-name="T2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1" draw:text-style-name="P7" draw:layer="layout" svg:width="8.547cm" svg:height="0.844cm" svg:x="0.991cm" svg:y="0.991cm">
          <text:p text:style-name="P6"><text:span text:style-name="T2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52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768</text:span></text:p>
          <text:p text:style-name="P6"><text:span text:style-name="T2">H,W</text:span><text:span text:style-name="T2"><text:tab/></text:span><text:span text:style-name="T2">27,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3" draw:text-style-name="P7" draw:layer="layout" svg:width="2.59cm" svg:height="0.844cm" svg:x="7.263cm" svg:y="13.3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13" draw:id="id13" draw:layer="layout" svg:width="2.223cm" svg:height="0.594cm" draw:transform="rotate (1.5707963267949) translate (6.669cm 15.3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" draw:style-name="gr23" draw:text-style-name="P5" draw:layer="layout" draw:type="line" svg:x1="7.263cm" svg:y1="14.234cm" svg:x2="10.085cm" svg:y2="14.233cm" draw:start-shape="id13" draw:start-glue-point="5" draw:end-shape="id14" draw:end-glue-point="3" svg:d="M7263 14234l2822-1" svg:viewBox="0 0 2823 2">
          <text:p/>
        </draw:connector>
        <draw:custom-shape draw:name="TextBox 12" draw:style-name="gr54" draw:text-style-name="P7" draw:layer="layout" svg:width="4.08cm" svg:height="0.844cm" svg:x="1.356cm" svg:y="12.8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" draw:style-name="gr23" draw:text-style-name="P5" draw:layer="layout" draw:type="line" svg:x1="12.566cm" svg:y1="14.233cm" svg:x2="15.542cm" svg:y2="14.222cm" draw:start-shape="id15" draw:start-glue-point="1" draw:end-shape="id16" draw:end-glue-point="6" svg:d="M12566 14233l2976-11" svg:viewBox="0 0 2977 12">
          <text:p/>
        </draw:connector>
        <draw:connector draw:name="Straight Arrow Connector 9" draw:style-name="gr23" draw:text-style-name="P5" draw:layer="layout" draw:type="line" svg:x1="7.08cm" svg:y1="4.489cm" svg:x2="8.199cm" svg:y2="4.483cm" draw:end-shape="id17" draw:end-glue-point="1" svg:d="M7080 4489l1119-6" svg:viewBox="0 0 1120 7">
          <text:p/>
        </draw:connector>
        <draw:custom-shape draw:style-name="gr22" draw:text-style-name="P9" draw:layer="layout" svg:width="2.223cm" svg:height="0.594cm" draw:transform="rotate (1.5707963267949) translate (6.686cm 5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147" draw:style-name="gr28" draw:text-style-name="P2" xml:id="id17" draw:id="id17" draw:layer="layout" svg:width="0.322cm" svg:height="0.635cm" svg:x="8.199cm" svg:y="4.164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3.3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4.3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5.109cm" svg:x2="6.684cm" svg:y2="5.109cm">
          <text:p/>
        </draw:line>
        <draw:line draw:style-name="gr31" draw:text-style-name="P11" draw:layer="layout" svg:x1="6.049cm" svg:y1="4.014cm" svg:x2="6.686cm" svg:y2="4.014cm">
          <text:p/>
        </draw:line>
        <draw:line draw:style-name="gr32" draw:text-style-name="P11" xml:id="id19" draw:id="id19" draw:layer="layout" svg:x1="4.143cm" svg:y1="4.014cm" svg:x2="4.778cm" svg:y2="4.014cm">
          <text:p/>
        </draw:line>
        <draw:custom-shape draw:style-name="gr29" draw:text-style-name="P9" draw:layer="layout" svg:width="1.27cm" svg:height="1.27cm" svg:x="4.777cm" svg:y="14.1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4.829cm" svg:x2="6.684cm" svg:y2="14.829cm">
          <text:p/>
        </draw:line>
        <draw:line draw:style-name="gr32" draw:text-style-name="P11" draw:layer="layout" svg:x1="4.078cm" svg:y1="14.829cm" svg:x2="4.777cm" svg:y2="14.829cm">
          <text:p/>
        </draw:line>
        <draw:custom-shape draw:style-name="gr30" draw:text-style-name="P9" draw:layer="layout" svg:width="0.282cm" svg:height="0.282cm" svg:x="5.271cm" svg:y="15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3.659cm" svg:x2="6.684cm" svg:y2="13.659cm">
          <text:p/>
        </draw:line>
        <draw:connector draw:style-name="gr33" draw:text-style-name="P10" draw:layer="layout" draw:line-skew="0.89cm -3.262cm" svg:x1="24.731cm" svg:y1="8.916cm" svg:x2="4.143cm" svg:y2="4.014cm" draw:start-shape="id18" draw:start-glue-point="1" draw:end-shape="id19" draw:end-glue-point="3" svg:d="M24731 8916h1390v-6370h-21978v1468" svg:viewBox="0 0 21979 6371">
          <text:p/>
        </draw:connector>
        <draw:line draw:style-name="gr31" draw:text-style-name="P11" draw:layer="layout" svg:x1="8.521cm" svg:y1="4.51cm" svg:x2="10.07cm" svg:y2="4.51cm">
          <text:p/>
        </draw:line>
        <draw:custom-shape draw:name="Rectangle 168" draw:style-name="gr1" draw:text-style-name="P1" draw:layer="layout" svg:width="0.322cm" svg:height="2.631cm" draw:transform="rotate (1.5707963267949) translate (1.626cm 18.4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0" draw:text-style-name="P8" draw:layer="layout" svg:width="0.322cm" svg:height="2.631cm" draw:transform="rotate (1.5707963267949) translate (1.626cm 19.2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5" draw:text-style-name="P14" draw:layer="layout" svg:width="7.767cm" svg:height="0.844cm" svg:x="4.375cm" svg:y="17.883cm">
          <text:p text:style-name="P13"><text:span text:style-name="T3">Conv2d(kerne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6" draw:text-style-name="P14" draw:layer="layout" svg:width="5.274cm" svg:height="0.844cm" svg:x="4.375cm" svg:y="18.6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7" draw:text-style-name="P14" draw:layer="layout" svg:width="13.267cm" svg:height="0.844cm" svg:x="4.356cm" svg:y="19.37cm">
          <text:p text:style-name="P13"><text:span text:style-name="T3">Upsample(scale=3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3" draw:style-name="gr23" draw:text-style-name="P5" draw:layer="layout" draw:type="line" svg:x1="16.51cm" svg:y1="14.222cm" svg:x2="20.579cm" svg:y2="14.213cm" draw:start-shape="id16" draw:start-glue-point="10" draw:end-shape="id20" draw:end-glue-point="3" svg:d="M16510 14222l4069-9" svg:viewBox="0 0 4070 10">
          <text:p/>
        </draw:connector>
        <draw:custom-shape draw:name="Rectangle 188" draw:style-name="gr39" draw:text-style-name="P15" draw:layer="layout" svg:width="0.322cm" svg:height="0.44cm" svg:x="10.07cm" svg:y="4.2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40" draw:text-style-name="P15" draw:layer="layout" svg:width="0.322cm" svg:height="0.878cm" svg:x="10.6cm" svg:y="4.0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41" draw:text-style-name="P15" draw:layer="layout" svg:width="0.322cm" svg:height="1.557cm" svg:x="11.13cm" svg:y="3.7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42" draw:text-style-name="P15" draw:layer="layout" svg:width="0.322cm" svg:height="2.227cm" svg:x="11.661cm" svg:y="3.4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35" draw:text-style-name="P12" xml:id="id11" draw:id="id11" draw:layer="layout" svg:width="0.322cm" svg:height="2.631cm" svg:x="12.22cm" svg:y="3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8" draw:text-style-name="P7" draw:layer="layout" svg:width="4.376cm" svg:height="0.844cm" svg:x="9.098cm" svg:y="5.823cm">
          <text:p text:style-name="P6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59" draw:text-style-name="P7" draw:layer="layout" svg:width="2.59cm" svg:height="0.844cm" svg:x="12.527cm" svg:y="7.14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60" draw:text-style-name="P7" draw:layer="layout" svg:width="4.673cm" svg:height="0.844cm" svg:x="9.098cm" svg:y="11.577cm">
          <text:p text:style-name="P6"><text:span text:style-name="T2">IMAGE 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61" draw:text-style-name="P7" draw:layer="layout" svg:width="3.776cm" svg:height="0.844cm" svg:x="5.893cm" svg:y="7.167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4" draw:style-name="gr23" draw:text-style-name="P5" draw:layer="layout" draw:type="line" svg:x1="1.288cm" svg:y1="7.998cm" svg:x2="10.047cm" svg:y2="8.011cm" svg:d="M1288 7998l8759 13" svg:viewBox="0 0 8760 14">
          <text:p/>
        </draw:connector>
        <draw:connector draw:name="Straight Arrow Connector 25" draw:style-name="gr23" draw:text-style-name="P5" draw:layer="layout" draw:type="line" svg:x1="12.527cm" svg:y1="7.993cm" svg:x2="15.54cm" svg:y2="7.99cm" draw:end-shape="id12" draw:end-glue-point="6" svg:d="M12527 7993l3013-3" svg:viewBox="0 0 3014 4">
          <text:p/>
        </draw:connector>
        <draw:connector draw:name="Straight Arrow Connector 26" draw:style-name="gr23" draw:text-style-name="P5" draw:layer="layout" draw:type="line" svg:x1="16.024cm" svg:y1="11.431cm" svg:x2="16.026cm" svg:y2="13.737cm" draw:start-shape="id21" draw:start-glue-point="8" draw:end-shape="id16" draw:end-glue-point="4" svg:d="M16024 11431l2 2306" svg:viewBox="0 0 3 2307">
          <text:p/>
        </draw:connector>
        <draw:custom-shape draw:name="TextBox 202" draw:style-name="gr62" draw:text-style-name="P7" draw:layer="layout" svg:width="2.882cm" svg:height="0.844cm" svg:x="1.185cm" svg:y="7.154cm">
          <text:p text:style-name="P6"><text:span text:style-name="T2">lef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3" draw:text-style-name="P1" xml:id="id22" draw:id="id22" draw:layer="layout" svg:width="0.323cm" svg:height="0.44cm" svg:x="22.76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4" draw:text-style-name="P1" draw:layer="layout" svg:width="0.323cm" svg:height="0.878cm" svg:x="22.236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5" draw:text-style-name="P1" draw:layer="layout" svg:width="0.323cm" svg:height="1.557cm" svg:x="21.705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6" draw:text-style-name="P1" draw:layer="layout" svg:width="0.323cm" svg:height="2.227cm" svg:x="21.175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1" draw:text-style-name="P1" xml:id="id23" draw:id="id23" draw:layer="layout" svg:width="0.323cm" svg:height="2.631cm" svg:x="20.615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9" draw:style-name="gr8" draw:text-style-name="P5" draw:layer="layout" svg:x1="23.09cm" svg:y1="8.916cm" svg:x2="24.409cm" svg:y2="8.916cm" draw:start-shape="id22" draw:start-glue-point="1" draw:end-shape="id18" svg:d="M23090 8916h1319" svg:viewBox="0 0 1320 1">
          <text:p/>
        </draw:connector>
        <draw:custom-shape draw:name="Rectangle 222" draw:style-name="gr10" draw:text-style-name="P8" xml:id="id18" draw:id="id18" draw:layer="layout" svg:width="0.322cm" svg:height="2.631cm" svg:x="24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3" draw:text-style-name="P7" draw:layer="layout" svg:width="4.372cm" svg:height="0.844cm" svg:x="20.401cm" svg:y="10.525cm">
          <text:p text:style-name="P6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64" draw:text-style-name="P7" draw:layer="layout" svg:width="1.396cm" svg:height="0.844cm" svg:x="23.013cm" svg:y="8.07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65" draw:text-style-name="P7" draw:layer="layout" svg:width="0.795cm" svg:height="0.844cm" svg:x="25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66" draw:text-style-name="P7" draw:layer="layout" svg:width="0.799cm" svg:height="0.844cm" svg:x="24.851cm" svg:y="8.0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0" draw:style-name="gr8" draw:text-style-name="P5" draw:layer="layout" draw:line-skew="6.923cm" svg:x1="4.078cm" svg:y1="17.017cm" svg:x2="20.616cm" svg:y2="8.916cm" draw:end-shape="id23" draw:end-glue-point="3" svg:d="M4078 17017h15192v-8101h1346" svg:viewBox="0 0 16539 8102">
          <text:p/>
        </draw:connector>
        <draw:custom-shape draw:name="Rectangle 223" draw:style-name="gr3" draw:text-style-name="P1" xml:id="id24" draw:id="id24" draw:layer="layout" svg:width="0.323cm" svg:height="0.44cm" svg:x="22.729cm" svg:y="13.99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4" draw:text-style-name="P1" draw:layer="layout" svg:width="0.323cm" svg:height="0.878cm" svg:x="22.199cm" svg:y="13.7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5" draw:text-style-name="P1" draw:layer="layout" svg:width="0.323cm" svg:height="1.557cm" svg:x="21.668cm" svg:y="13.4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6" draw:text-style-name="P1" draw:layer="layout" svg:width="0.323cm" svg:height="2.227cm" svg:x="21.138cm" svg:y="13.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1" draw:text-style-name="P1" xml:id="id20" draw:id="id20" draw:layer="layout" svg:width="0.323cm" svg:height="2.631cm" svg:x="20.578cm" svg:y="12.89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1" draw:style-name="gr8" draw:text-style-name="P5" draw:layer="layout" svg:x1="23.053cm" svg:y1="14.213cm" svg:x2="24.372cm" svg:y2="14.213cm" draw:start-shape="id24" draw:start-glue-point="1" draw:end-shape="id25" svg:d="M23053 14213h1319" svg:viewBox="0 0 1320 1">
          <text:p/>
        </draw:connector>
        <draw:custom-shape draw:name="Rectangle 228" draw:style-name="gr10" draw:text-style-name="P8" xml:id="id25" draw:id="id25" draw:layer="layout" svg:width="0.322cm" svg:height="2.631cm" svg:x="24.372cm" svg:y="12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7" draw:text-style-name="P7" draw:layer="layout" svg:width="1.396cm" svg:height="0.844cm" svg:x="22.976cm" svg:y="13.36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8" draw:text-style-name="P7" draw:layer="layout" svg:width="4.372cm" svg:height="0.844cm" svg:x="20.364cm" svg:y="15.847cm">
          <text:p text:style-name="P6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7" draw:style-name="gr23" draw:text-style-name="P5" draw:layer="layout" draw:type="line" svg:x1="24.694cm" svg:y1="14.21cm" svg:x2="26.806cm" svg:y2="14.244cm" svg:d="M24694 14210l2112 34" svg:viewBox="0 0 2113 35">
          <text:p/>
        </draw:connector>
        <draw:custom-shape draw:name="TextBox 206" draw:style-name="gr69" draw:text-style-name="P18" draw:layer="layout" svg:width="3.776cm" svg:height="0.844cm" svg:x="20.075cm" svg:y="1.626cm">
          <text:p text:style-name="P17"><text:span text:style-name="T7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70" draw:text-style-name="P7" draw:layer="layout" svg:width="1.689cm" svg:height="0.844cm" svg:x="24.694cm" svg:y="13.366cm">
          <text:p text:style-name="P6"><text:span text:style-name="T2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71" draw:text-style-name="P1" draw:layer="layout" svg:width="0.322cm" svg:height="1.193cm" svg:x="10.047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71" draw:text-style-name="P1" draw:layer="layout" svg:width="0.322cm" svg:height="1.193cm" svg:x="10.581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71" draw:text-style-name="P1" draw:layer="layout" svg:width="0.322cm" svg:height="1.193cm" svg:x="11.139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71" draw:text-style-name="P1" draw:layer="layout" svg:width="0.322cm" svg:height="1.193cm" svg:x="11.672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72" draw:text-style-name="P2" draw:layer="layout" svg:width="0.322cm" svg:height="1.193cm" svg:x="12.206cm" svg:y="7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4" draw:style-name="gr73" draw:text-style-name="P7" draw:layer="layout" svg:width="2.59cm" svg:height="0.844cm" svg:x="12.527cm" svg:y="8.61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5" draw:style-name="gr74" draw:text-style-name="P7" draw:layer="layout" svg:width="3.776cm" svg:height="0.844cm" svg:x="5.893cm" svg:y="8.642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7" draw:style-name="gr23" draw:text-style-name="P5" draw:layer="layout" draw:type="line" svg:x1="1.288cm" svg:y1="9.473cm" svg:x2="10.047cm" svg:y2="9.486cm" svg:d="M1288 9473l8759 13" svg:viewBox="0 0 8760 14">
          <text:p/>
        </draw:connector>
        <draw:connector draw:name="Straight Arrow Connector 38" draw:style-name="gr23" draw:text-style-name="P5" draw:layer="layout" draw:type="line" svg:x1="12.527cm" svg:y1="9.468cm" svg:x2="15.54cm" svg:y2="9.469cm" draw:end-shape="id26" draw:end-glue-point="6" svg:d="M12527 9468l3013 1" svg:viewBox="0 0 3014 2">
          <text:p/>
        </draw:connector>
        <draw:custom-shape draw:name="TextBox 236" draw:style-name="gr75" draw:text-style-name="P7" draw:layer="layout" svg:width="3.179cm" svg:height="0.844cm" svg:x="1.185cm" svg:y="8.629cm">
          <text:p text:style-name="P6"><text:span text:style-name="T2">right 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0" draw:style-name="gr71" draw:text-style-name="P1" draw:layer="layout" svg:width="0.322cm" svg:height="1.193cm" svg:x="10.047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1" draw:style-name="gr71" draw:text-style-name="P1" draw:layer="layout" svg:width="0.322cm" svg:height="1.193cm" svg:x="10.581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2" draw:style-name="gr71" draw:text-style-name="P1" draw:layer="layout" svg:width="0.322cm" svg:height="1.193cm" svg:x="11.139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3" draw:style-name="gr71" draw:text-style-name="P1" draw:layer="layout" svg:width="0.322cm" svg:height="1.193cm" svg:x="11.672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4" draw:style-name="gr72" draw:text-style-name="P2" draw:layer="layout" svg:width="0.322cm" svg:height="1.193cm" svg:x="12.206cm" svg:y="8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76" draw:text-style-name="P7" draw:layer="layout" svg:width="2.59cm" svg:height="0.844cm" svg:x="12.535cm" svg:y="10.10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8" draw:style-name="gr77" draw:text-style-name="P7" draw:layer="layout" svg:width="3.776cm" svg:height="0.844cm" svg:x="5.901cm" svg:y="10.13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9" draw:style-name="gr23" draw:text-style-name="P5" draw:layer="layout" draw:type="line" svg:x1="1.296cm" svg:y1="10.961cm" svg:x2="10.055cm" svg:y2="10.974cm" svg:d="M1296 10961l8759 13" svg:viewBox="0 0 8760 14">
          <text:p/>
        </draw:connector>
        <draw:connector draw:name="Straight Arrow Connector 40" draw:style-name="gr23" draw:text-style-name="P5" draw:layer="layout" draw:type="line" svg:x1="12.535cm" svg:y1="10.956cm" svg:x2="15.54cm" svg:y2="10.947cm" draw:end-shape="id21" draw:end-glue-point="6" svg:d="M12535 10956l3005-9" svg:viewBox="0 0 3006 10">
          <text:p/>
        </draw:connector>
        <draw:custom-shape draw:name="TextBox 239" draw:style-name="gr78" draw:text-style-name="P7" draw:layer="layout" svg:width="3.776cm" svg:height="0.844cm" svg:x="1.185cm" svg:y="10.117cm">
          <text:p text:style-name="P6"><text:span text:style-name="T2">spect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5" draw:style-name="gr71" draw:text-style-name="P1" draw:layer="layout" svg:width="0.322cm" svg:height="1.193cm" svg:x="10.055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6" draw:style-name="gr71" draw:text-style-name="P1" draw:layer="layout" svg:width="0.322cm" svg:height="1.193cm" svg:x="10.589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7" draw:style-name="gr71" draw:text-style-name="P1" draw:layer="layout" svg:width="0.322cm" svg:height="1.193cm" svg:x="11.147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8" draw:style-name="gr71" draw:text-style-name="P1" draw:layer="layout" svg:width="0.322cm" svg:height="1.193cm" svg:x="11.68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9" draw:style-name="gr72" draw:text-style-name="P2" draw:layer="layout" svg:width="0.322cm" svg:height="1.193cm" svg:x="12.214cm" svg:y="10.3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" draw:style-name="gr79" draw:text-style-name="P4" xml:id="id12" draw:id="id12" draw:layer="layout" svg:width="0.968cm" svg:height="0.969cm" svg:x="15.54cm" svg:y="7.505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80" draw:text-style-name="P4" xml:id="id26" draw:id="id26" draw:layer="layout" svg:width="0.968cm" svg:height="0.969cm" svg:x="15.54cm" svg:y="8.98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81" draw:text-style-name="P4" xml:id="id21" draw:id="id21" draw:layer="layout" svg:width="0.968cm" svg:height="0.969cm" svg:x="15.54cm" svg:y="10.46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41" draw:style-name="gr23" draw:text-style-name="P5" draw:layer="layout" draw:type="line" svg:x1="16.024cm" svg:y1="9.953cm" svg:x2="16.024cm" svg:y2="10.462cm" draw:start-shape="id26" draw:start-glue-point="8" draw:end-shape="id21" svg:d="M16024 9953v509" svg:viewBox="0 0 1 510">
          <text:p/>
        </draw:connector>
        <draw:connector draw:name="Straight Arrow Connector 42" draw:style-name="gr23" draw:text-style-name="P5" draw:layer="layout" draw:type="line" svg:x1="16.024cm" svg:y1="8.474cm" svg:x2="16.024cm" svg:y2="8.984cm" draw:start-shape="id12" draw:start-glue-point="8" draw:end-shape="id26" draw:end-glue-point="4" svg:d="M16024 8474v510" svg:viewBox="0 0 1 511">
          <text:p/>
        </draw:connector>
        <draw:line draw:style-name="gr32" draw:text-style-name="P11" draw:layer="layout" svg:x1="4.078cm" svg:y1="17.017cm" svg:x2="4.078cm" svg:y2="14.817cm">
          <text:p/>
        </draw:line>
        <draw:custom-shape draw:name="TextBox 240" draw:style-name="gr82" draw:text-style-name="P7" draw:layer="layout" svg:width="2.59cm" svg:height="0.844cm" svg:x="16.51cm" svg:y="13.36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83" draw:text-style-name="P4" xml:id="id16" draw:id="id16" draw:layer="layout" svg:width="0.968cm" svg:height="0.969cm" svg:x="15.542cm" svg:y="13.737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ection_20_Header">
        <draw:frame draw:name="Title 1" presentation:style-name="pr2" draw:text-style-name="P21" draw:layer="layout" svg:width="29.209cm" svg:height="7.923cm" svg:x="2.31cm" svg:y="4.748cm" presentation:class="title" presentation:user-transformed="true">
          <draw:text-box>
            <text:p text:style-name="P20"><text:span text:style-name="T8">B</text:span><text:span text:style-name="T8">A</text:span><text:span text:style-name="T8">C</text:span><text:span text:style-name="T8">K</text:span><text:span text:style-name="T8">U</text:span><text:span text:style-name="T8">P</text:span></text:p>
          </draw:text-box>
        </draw:frame>
        <draw:frame draw:name="Text Placeholder 2" presentation:style-name="pr3" draw:text-style-name="P22" draw:layer="layout" svg:width="29.209cm" svg:height="4.166cm" svg:x="2.31cm" svg:y="12.748cm" presentation:class="outline" presentation:placeholder="true" presentation:user-transformed="true">
          <draw:text-box/>
        </draw:frame>
        <presentation:notes draw:style-name="dp2">
          <draw:page-thumbnail draw:style-name="gr44" draw:layer="layout" svg:width="0.001cm" svg:height="0.001cm" svg:x="0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custom-shape draw:name="Rectangle 229" draw:style-name="gr1" draw:text-style-name="P1" xml:id="id30" draw:id="id30" draw:layer="layout" svg:width="0.322cm" svg:height="2.631cm" svg:x="10.085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1" draw:text-style-name="P1" draw:layer="layout" svg:width="0.322cm" svg:height="2.631cm" svg:x="10.619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1" draw:text-style-name="P1" draw:layer="layout" svg:width="0.322cm" svg:height="2.631cm" svg:x="11.177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1" draw:text-style-name="P1" draw:layer="layout" svg:width="0.322cm" svg:height="2.631cm" svg:x="11.71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2" draw:text-style-name="P2" xml:id="id32" draw:id="id32" draw:layer="layout" svg:width="0.322cm" svg:height="2.631cm" svg:x="12.244cm" svg:y="12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84" draw:text-style-name="P4" xml:id="id33" draw:id="id33" draw:layer="layout" svg:width="1.522cm" svg:height="1.523cm" svg:x="15.263cm" svg:y="12.7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63" draw:style-name="gr8" draw:text-style-name="P5" draw:layer="layout" svg:x1="12.542cm" svg:y1="4.716cm" svg:x2="16.024cm" svg:y2="8.277cm" draw:start-shape="id27" draw:start-glue-point="1" draw:end-shape="id28" draw:end-glue-point="4" svg:d="M12542 4716h3482v3561" svg:viewBox="0 0 3483 3562">
          <text:p/>
        </draw:connector>
        <draw:custom-shape draw:name="TextBox 208" draw:style-name="gr85" draw:text-style-name="P7" draw:layer="layout" svg:width="2.289cm" svg:height="0.844cm" svg:x="1.326cm" svg:y="4.465cm">
          <text:p text:style-name="P6"><text:span text:style-name="T2">prom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86" draw:text-style-name="P7" draw:layer="layout" svg:width="0.799cm" svg:height="0.844cm" svg:x="7.385cm" svg:y="3.85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87" draw:text-style-name="P7" draw:layer="layout" svg:width="1.396cm" svg:height="0.844cm" svg:x="8.521cm" svg:y="3.8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88" draw:text-style-name="P7" draw:layer="layout" svg:width="2.59cm" svg:height="0.844cm" svg:x="12.566cm" svg:y="12.6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2" draw:style-name="gr89" draw:text-style-name="P7" draw:layer="layout" svg:width="2.59cm" svg:height="0.844cm" svg:x="12.552cm" svg:y="3.85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3" draw:style-name="gr90" draw:text-style-name="P7" draw:layer="layout" svg:width="5.566cm" svg:height="0.844cm" svg:x="8.577cm" svg:y="14.961cm">
          <text:p text:style-name="P6"><text:span text:style-name="T2">CONTEXT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4" draw:style-name="gr91" draw:text-style-name="P7" draw:layer="layout" svg:width="8.547cm" svg:height="0.844cm" svg:x="0.991cm" svg:y="0.991cm">
          <text:p text:style-name="P6"><text:span text:style-name="T2">alt = lite-base-resnet-xe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5" draw:style-name="gr92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6" draw:style-name="gr93" draw:text-style-name="P7" draw:layer="layout" svg:width="2.59cm" svg:height="0.844cm" svg:x="7.263cm" svg:y="12.6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29" draw:id="id29" draw:layer="layout" svg:width="2.223cm" svg:height="0.594cm" draw:transform="rotate (1.5707963267949) translate (6.669cm 14.6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28" draw:style-name="gr23" draw:text-style-name="P5" draw:layer="layout" draw:type="line" svg:x1="7.263cm" svg:y1="13.534cm" svg:x2="10.085cm" svg:y2="13.533cm" draw:start-shape="id29" draw:start-glue-point="5" draw:end-shape="id30" draw:end-glue-point="3" svg:d="M7263 13534l2822-1" svg:viewBox="0 0 2823 2">
          <text:p/>
        </draw:connector>
        <draw:custom-shape draw:name="TextBox 217" draw:style-name="gr94" draw:text-style-name="P7" draw:layer="layout" svg:width="4.08cm" svg:height="0.844cm" svg:x="1.356cm" svg:y="12.1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xml:id="id40" draw:id="id40" draw:layer="layout" draw:line-skew="2.648cm" svg:x1="18.1cm" svg:y1="13.536cm" svg:x2="4.142cm" svg:y2="14.129cm" draw:end-shape="id31" draw:end-glue-point="3" svg:d="M18100 13536v2695h-13958v-2102" svg:viewBox="0 0 13959 2696">
          <text:p/>
        </draw:connector>
        <draw:connector draw:name="Straight Arrow Connector 29" draw:style-name="gr23" draw:text-style-name="P5" draw:layer="layout" draw:type="line" svg:x1="12.566cm" svg:y1="13.533cm" svg:x2="15.263cm" svg:y2="13.534cm" draw:start-shape="id32" draw:start-glue-point="1" draw:end-shape="id33" draw:end-glue-point="6" svg:d="M12566 13533l2697 1" svg:viewBox="0 0 2698 2">
          <text:p/>
        </draw:connector>
        <draw:connector draw:name="Straight Arrow Connector 30" draw:style-name="gr23" draw:text-style-name="P5" draw:layer="layout" draw:type="line" svg:x1="7.08cm" svg:y1="4.689cm" svg:x2="8.199cm" svg:y2="4.683cm" draw:end-shape="id34" draw:end-glue-point="1" svg:d="M7080 4689l1119-6" svg:viewBox="0 0 1120 7">
          <text:p/>
        </draw:connector>
        <draw:custom-shape draw:style-name="gr22" draw:text-style-name="P9" draw:layer="layout" svg:width="2.223cm" svg:height="0.594cm" draw:transform="rotate (1.5707963267949) translate (6.686cm 5.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Rectangle 234" draw:style-name="gr28" draw:text-style-name="P2" xml:id="id34" draw:id="id34" draw:layer="layout" svg:width="0.322cm" svg:height="0.635cm" svg:x="8.199cm" svg:y="4.364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3.5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4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5.309cm" svg:x2="6.684cm" svg:y2="5.309cm">
          <text:p/>
        </draw:line>
        <draw:line draw:style-name="gr31" draw:text-style-name="P11" draw:layer="layout" svg:x1="6.049cm" svg:y1="4.214cm" svg:x2="6.686cm" svg:y2="4.214cm">
          <text:p/>
        </draw:line>
        <draw:line draw:style-name="gr32" draw:text-style-name="P11" xml:id="id36" draw:id="id36" draw:layer="layout" svg:x1="4.143cm" svg:y1="4.214cm" svg:x2="4.778cm" svg:y2="4.214cm">
          <text:p/>
        </draw:line>
        <draw:custom-shape draw:style-name="gr29" draw:text-style-name="P9" draw:layer="layout" svg:width="1.27cm" svg:height="1.27cm" svg:x="4.777cm" svg:y="13.4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4.129cm" svg:x2="6.684cm" svg:y2="14.129cm">
          <text:p/>
        </draw:line>
        <draw:line draw:style-name="gr32" draw:text-style-name="P11" xml:id="id31" draw:id="id31" draw:layer="layout" svg:x1="4.142cm" svg:y1="14.129cm" svg:x2="4.777cm" svg:y2="14.129cm">
          <text:p/>
        </draw:line>
        <draw:custom-shape draw:style-name="gr30" draw:text-style-name="P9" draw:layer="layout" svg:width="0.282cm" svg:height="0.282cm" svg:x="5.271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2.959cm" svg:x2="6.684cm" svg:y2="12.959cm">
          <text:p/>
        </draw:line>
        <draw:connector draw:style-name="gr33" draw:text-style-name="P10" draw:layer="layout" draw:line-skew="0.89cm -3.262cm" svg:x1="23.731cm" svg:y1="8.916cm" svg:x2="4.143cm" svg:y2="4.214cm" draw:start-shape="id35" draw:start-glue-point="1" draw:end-shape="id36" draw:end-glue-point="3" svg:d="M23731 8916h1390v-6270h-20978v1568" svg:viewBox="0 0 20979 6271">
          <text:p/>
        </draw:connector>
        <draw:line draw:style-name="gr31" draw:text-style-name="P11" draw:layer="layout" svg:x1="8.521cm" svg:y1="4.71cm" svg:x2="10.07cm" svg:y2="4.71cm">
          <text:p/>
        </draw:line>
        <draw:custom-shape draw:name="Rectangle 235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6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8" draw:style-name="gr95" draw:text-style-name="P14" draw:layer="layout" svg:width="7.767cm" svg:height="0.844cm" svg:x="4.375cm" svg:y="17.483cm">
          <text:p text:style-name="P13"><text:span text:style-name="T3">Conv2d(kernel=3)</text:span><text:span text:style-name="T4">→</text:span><text:span text:style-name="T5"> </text:span><text:span text:style-name="T2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9" draw:style-name="gr96" draw:text-style-name="P14" draw:layer="layout" svg:width="5.274cm" svg:height="0.844cm" svg:x="4.375cm" svg:y="18.454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97" draw:text-style-name="P14" draw:layer="layout" svg:width="13.267cm" svg:height="0.844cm" svg:x="4.356cm" svg:y="19.37cm">
          <text:p text:style-name="P13"><text:span text:style-name="T3">Upsample(scale=3)</text:span><text:span text:style-name="T6">→ </text:span><text:span text:style-name="T3">Conv2d(kernel=3)</text:span><text:span text:style-name="T6">→ </text:span><text:span text:style-name="T3">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1" draw:style-name="gr23" draw:text-style-name="P5" draw:layer="layout" draw:type="line" svg:x1="16.785cm" svg:y1="13.534cm" svg:x2="19.722cm" svg:y2="13.531cm" draw:start-shape="id33" draw:start-glue-point="10" svg:d="M16785 13534l2937-3" svg:viewBox="0 0 2938 4">
          <text:p/>
        </draw:connector>
        <draw:custom-shape draw:name="Rectangle 238" draw:style-name="gr39" draw:text-style-name="P15" draw:layer="layout" svg:width="0.322cm" svg:height="0.44cm" svg:x="10.07cm" svg:y="4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40" draw:text-style-name="P15" draw:layer="layout" svg:width="0.322cm" svg:height="0.878cm" svg:x="10.6cm" svg:y="4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41" draw:text-style-name="P15" draw:layer="layout" svg:width="0.322cm" svg:height="1.557cm" svg:x="11.13cm" svg:y="3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42" draw:text-style-name="P15" draw:layer="layout" svg:width="0.322cm" svg:height="2.227cm" svg:x="11.661cm" svg:y="3.6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2" draw:style-name="gr35" draw:text-style-name="P12" xml:id="id27" draw:id="id27" draw:layer="layout" svg:width="0.322cm" svg:height="2.631cm" svg:x="12.22cm" svg:y="3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1" draw:style-name="gr98" draw:text-style-name="P7" draw:layer="layout" svg:width="4.372cm" svg:height="0.844cm" svg:x="9.1cm" svg:y="6.123cm">
          <text:p text:style-name="P6"><text:span text:style-name="T2"><text:s/></text:span><text:span text:style-name="T2">TEXT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3" draw:style-name="gr1" draw:text-style-name="P1" xml:id="id37" draw:id="id37" draw:layer="layout" svg:width="0.322cm" svg:height="2.631cm" svg:x="10.046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4" draw:style-name="gr1" draw:text-style-name="P1" draw:layer="layout" svg:width="0.322cm" svg:height="2.631cm" svg:x="10.5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5" draw:style-name="gr1" draw:text-style-name="P1" draw:layer="layout" svg:width="0.322cm" svg:height="2.631cm" svg:x="11.138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6" draw:style-name="gr1" draw:text-style-name="P1" draw:layer="layout" svg:width="0.322cm" svg:height="2.631cm" svg:x="11.671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7" draw:style-name="gr2" draw:text-style-name="P2" xml:id="id38" draw:id="id38" draw:layer="layout" svg:width="0.322cm" svg:height="2.631cm" svg:x="12.205cm" svg:y="7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99" draw:text-style-name="P4" xml:id="id28" draw:id="id28" draw:layer="layout" svg:width="1.522cm" svg:height="1.523cm" svg:x="15.263cm" svg:y="8.277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2" draw:style-name="gr100" draw:text-style-name="P7" draw:layer="layout" svg:width="2.59cm" svg:height="0.844cm" svg:x="12.527cm" svg:y="8.1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101" draw:text-style-name="P7" draw:layer="layout" svg:width="4.377cm" svg:height="0.844cm" svg:x="9.246cm" svg:y="10.516cm">
          <text:p text:style-name="P6"><text:span text:style-name="T2">IMAGE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102" draw:text-style-name="P7" draw:layer="layout" svg:width="3.776cm" svg:height="0.844cm" svg:x="6.192cm" svg:y="8.194cm">
          <text:p text:style-name="P6"><text:span text:style-name="T2">[768,768,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2" draw:style-name="gr23" draw:text-style-name="P5" draw:layer="layout" draw:type="line" svg:x1="1.287cm" svg:y1="9.025cm" svg:x2="10.046cm" svg:y2="9.038cm" draw:end-shape="id37" draw:end-glue-point="3" svg:d="M1287 9025l8759 13" svg:viewBox="0 0 8760 14">
          <text:p/>
        </draw:connector>
        <draw:connector draw:name="Straight Arrow Connector 33" draw:style-name="gr23" draw:text-style-name="P5" draw:layer="layout" draw:type="line" svg:x1="12.527cm" svg:y1="9.038cm" svg:x2="15.263cm" svg:y2="9.039cm" draw:start-shape="id38" draw:start-glue-point="1" draw:end-shape="id28" draw:end-glue-point="6" svg:d="M12527 9038l2736 1" svg:viewBox="0 0 2737 2">
          <text:p/>
        </draw:connector>
        <draw:connector draw:name="Straight Arrow Connector 34" draw:style-name="gr23" draw:text-style-name="P5" draw:layer="layout" draw:type="line" svg:x1="16.024cm" svg:y1="9.8cm" svg:x2="16.024cm" svg:y2="12.772cm" draw:start-shape="id28" draw:start-glue-point="8" draw:end-shape="id33" draw:end-glue-point="4" svg:d="M16024 9800v2972" svg:viewBox="0 0 1 2973">
          <text:p/>
        </draw:connector>
        <draw:custom-shape draw:name="TextBox 225" draw:style-name="gr103" draw:text-style-name="P7" draw:layer="layout" svg:width="3.479cm" svg:height="0.844cm" svg:x="1.322cm" svg:y="8.181cm">
          <text:p text:style-name="P6"><text:span text:style-name="T2">per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8" draw:style-name="gr3" draw:text-style-name="P1" xml:id="id39" draw:id="id39" draw:layer="layout" svg:width="0.323cm" svg:height="0.44cm" svg:x="21.766cm" svg:y="8.6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9" draw:style-name="gr4" draw:text-style-name="P1" draw:layer="layout" svg:width="0.323cm" svg:height="0.878cm" svg:x="21.236cm" svg:y="8.47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0" draw:style-name="gr5" draw:text-style-name="P1" draw:layer="layout" svg:width="0.323cm" svg:height="1.557cm" svg:x="20.705cm" svg:y="8.13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1" draw:style-name="gr6" draw:text-style-name="P1" draw:layer="layout" svg:width="0.323cm" svg:height="2.227cm" svg:x="20.175cm" svg:y="7.80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2" draw:style-name="gr1" draw:text-style-name="P1" xml:id="id41" draw:id="id41" draw:layer="layout" svg:width="0.323cm" svg:height="2.631cm" svg:x="19.615cm" svg:y="7.60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4" draw:style-name="gr8" draw:text-style-name="P5" draw:layer="layout" svg:x1="22.09cm" svg:y1="8.916cm" svg:x2="23.409cm" svg:y2="8.916cm" draw:start-shape="id39" draw:start-glue-point="1" draw:end-shape="id35" svg:d="M22090 8916h1319" svg:viewBox="0 0 1320 1">
          <text:p/>
        </draw:connector>
        <draw:custom-shape draw:name="Rectangle 253" draw:style-name="gr10" draw:text-style-name="P8" xml:id="id35" draw:id="id35" draw:layer="layout" svg:width="0.322cm" svg:height="2.631cm" svg:x="23.409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104" draw:text-style-name="P7" draw:layer="layout" svg:width="4.372cm" svg:height="0.844cm" svg:x="18.671cm" svg:y="10.323cm">
          <text:p text:style-name="P6"><text:span text:style-name="T2"><text:s/></text:span><text:span text:style-name="T2">TEXT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105" draw:text-style-name="P7" draw:layer="layout" svg:width="1.396cm" svg:height="0.844cm" svg:x="22.013cm" svg:y="8.07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106" draw:text-style-name="P7" draw:layer="layout" svg:width="0.795cm" svg:height="0.844cm" svg:x="24.22cm" svg:y="9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107" draw:text-style-name="P7" draw:layer="layout" svg:width="0.799cm" svg:height="0.844cm" svg:x="23.851cm" svg:y="8.0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5" draw:style-name="gr8" draw:text-style-name="P5" draw:layer="layout" draw:line-skew="-0.761cm" svg:x1="18.1cm" svg:y1="13.536cm" svg:x2="19.616cm" svg:y2="8.916cm" draw:start-shape="id40" draw:start-glue-point="2" draw:end-shape="id41" draw:end-glue-point="3" svg:d="M18100 13536h-3v-4620h1519" svg:viewBox="0 0 1520 4621">
          <text:p/>
        </draw:connector>
        <draw:custom-shape draw:name="Rectangle 254" draw:style-name="gr3" draw:text-style-name="P1" xml:id="id42" draw:id="id42" draw:layer="layout" svg:width="0.323cm" svg:height="0.44cm" svg:x="21.883cm" svg:y="13.31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5" draw:style-name="gr4" draw:text-style-name="P1" draw:layer="layout" svg:width="0.323cm" svg:height="0.878cm" svg:x="21.353cm" svg:y="13.0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6" draw:style-name="gr5" draw:text-style-name="P1" draw:layer="layout" svg:width="0.323cm" svg:height="1.557cm" svg:x="20.822cm" svg:y="12.7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7" draw:style-name="gr6" draw:text-style-name="P1" draw:layer="layout" svg:width="0.323cm" svg:height="2.227cm" svg:x="20.292cm" svg:y="12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8" draw:style-name="gr1" draw:text-style-name="P1" draw:layer="layout" svg:width="0.323cm" svg:height="2.631cm" svg:x="19.732cm" svg:y="12.2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6" draw:style-name="gr8" draw:text-style-name="P5" draw:layer="layout" svg:x1="22.207cm" svg:y1="13.531cm" svg:x2="23.526cm" svg:y2="13.531cm" draw:start-shape="id42" draw:start-glue-point="1" draw:end-shape="id43" svg:d="M22207 13531h1319" svg:viewBox="0 0 1320 1">
          <text:p/>
        </draw:connector>
        <draw:custom-shape draw:name="Rectangle 259" draw:style-name="gr10" draw:text-style-name="P8" xml:id="id43" draw:id="id43" draw:layer="layout" svg:width="0.322cm" svg:height="2.631cm" svg:x="23.526cm" svg:y="12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108" draw:text-style-name="P7" draw:layer="layout" svg:width="1.396cm" svg:height="0.844cm" svg:x="22.13cm" svg:y="12.687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1" draw:style-name="gr109" draw:text-style-name="P7" draw:layer="layout" svg:width="4.372cm" svg:height="0.844cm" svg:x="18.856cm" svg:y="14.847cm">
          <text:p text:style-name="P6"><text:span text:style-name="T2"><text:s/></text:span><text:span text:style-name="T2">POSE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5" draw:style-name="gr23" draw:text-style-name="P5" draw:layer="layout" draw:type="line" svg:x1="23.848cm" svg:y1="13.528cm" svg:x2="26.584cm" svg:y2="13.529cm" svg:d="M23848 13528l2736 1" svg:viewBox="0 0 2737 2">
          <text:p/>
        </draw:connector>
        <draw:custom-shape draw:name="TextBox 232" draw:style-name="gr110" draw:text-style-name="P18" draw:layer="layout" svg:width="3.776cm" svg:height="0.844cm" svg:x="18.136cm" svg:y="1.802cm">
          <text:p text:style-name="P17"><text:span text:style-name="T7">inner v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111" draw:text-style-name="P7" draw:layer="layout" svg:width="1.689cm" svg:height="0.844cm" svg:x="24.405cm" svg:y="12.684cm">
          <text:p text:style-name="P6"><text:span text:style-name="T2">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0">
        <draw:custom-shape draw:name="Rectangle 171" draw:style-name="gr35" draw:text-style-name="P12" xml:id="id44" draw:id="id44" draw:layer="layout" svg:width="0.322cm" svg:height="2.631cm" svg:x="11.177cm" svg:y="4.9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1" draw:text-style-name="P1" xml:id="id48" draw:id="id48" draw:layer="layout" svg:width="0.322cm" svg:height="2.631cm" svg:x="10.085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1" draw:text-style-name="P1" draw:layer="layout" svg:width="0.322cm" svg:height="2.631cm" svg:x="10.61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" draw:text-style-name="P1" draw:layer="layout" svg:width="0.322cm" svg:height="2.631cm" svg:x="11.177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1" draw:text-style-name="P1" draw:layer="layout" svg:width="0.322cm" svg:height="2.631cm" svg:x="11.71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10" draw:text-style-name="P8" xml:id="id51" draw:id="id51" draw:layer="layout" svg:width="0.322cm" svg:height="2.631cm" svg:x="12.244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3" draw:text-style-name="P1" draw:layer="layout" svg:width="0.323cm" svg:height="0.44cm" svg:x="21.866cm" svg:y="10.6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4" draw:text-style-name="P1" draw:layer="layout" svg:width="0.323cm" svg:height="0.878cm" svg:x="21.336cm" svg:y="10.3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5" draw:text-style-name="P1" draw:layer="layout" svg:width="0.323cm" svg:height="1.557cm" svg:x="20.805cm" svg:y="10.0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6" draw:text-style-name="P1" draw:layer="layout" svg:width="0.323cm" svg:height="2.227cm" svg:x="20.275cm" svg:y="9.7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1" draw:text-style-name="P1" draw:layer="layout" svg:width="0.323cm" svg:height="2.631cm" svg:x="19.715cm" svg:y="9.5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12" draw:text-style-name="P4" xml:id="id45" draw:id="id45" draw:layer="layout" svg:width="1.522cm" svg:height="1.523cm" svg:x="15.283cm" svg:y="10.0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55" draw:style-name="gr8" draw:text-style-name="P5" draw:layer="layout" svg:x1="11.499cm" svg:y1="6.288cm" svg:x2="16.044cm" svg:y2="10.072cm" draw:start-shape="id44" draw:start-glue-point="1" draw:end-shape="id45" draw:end-glue-point="4" svg:d="M11499 6288h4545v3784" svg:viewBox="0 0 4546 3785">
          <text:p/>
        </draw:connector>
        <draw:connector draw:name="Connector: Elbow 56" draw:style-name="gr8" draw:text-style-name="P5" draw:layer="layout" svg:x1="22.196cm" svg:y1="10.831cm" svg:x2="23.509cm" svg:y2="10.833cm" draw:end-shape="id46" svg:d="M22196 10831h657v2h656" svg:viewBox="0 0 1314 3">
          <text:p/>
        </draw:connector>
        <draw:custom-shape draw:name="TextBox 159" draw:style-name="gr113" draw:text-style-name="P7" draw:layer="layout" svg:width="2.289cm" svg:height="1.437cm" svg:x="1.326cm" svg:y="5.4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10" draw:text-style-name="P8" xml:id="id46" draw:id="id46" draw:layer="layout" svg:width="0.322cm" svg:height="2.631cm" svg:x="23.509cm" svg:y="9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0" draw:style-name="gr114" draw:text-style-name="P7" draw:layer="layout" svg:width="0.799cm" svg:height="0.844cm" svg:x="7.812cm" svg:y="5.468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115" draw:text-style-name="P7" draw:layer="layout" svg:width="1.396cm" svg:height="0.844cm" svg:x="9.021cm" svg:y="5.46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2" draw:style-name="gr116" draw:text-style-name="P7" draw:layer="layout" svg:width="2.59cm" svg:height="0.844cm" svg:x="12.566cm" svg:y="9.98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3" draw:style-name="gr117" draw:text-style-name="P7" draw:layer="layout" svg:width="2.59cm" svg:height="0.844cm" svg:x="11.497cm" svg:y="5.4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4" draw:style-name="gr118" draw:text-style-name="P7" draw:layer="layout" svg:width="3.776cm" svg:height="0.844cm" svg:x="9.471cm" svg:y="12.402cm">
          <text:p text:style-name="P6"><text:span text:style-name="T2">CONTEXT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119" draw:text-style-name="P7" draw:layer="layout" svg:width="3.179cm" svg:height="0.844cm" svg:x="9.748cm" svg:y="7.803cm">
          <text:p text:style-name="P6"><text:span text:style-name="T2">REPL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120" draw:text-style-name="P7" draw:layer="layout" svg:width="4.076cm" svg:height="0.844cm" svg:x="18.907cm" svg:y="12.402cm">
          <text:p text:style-name="P6"><text:span text:style-name="T2"><text:s/></text:span><text:span text:style-name="T2">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7" draw:style-name="gr121" draw:text-style-name="P7" draw:layer="layout" svg:width="1.993cm" svg:height="1.437cm" svg:x="24.933cm" svg:y="9.34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8" draw:style-name="gr122" draw:text-style-name="P7" draw:layer="layout" svg:width="1.396cm" svg:height="0.844cm" svg:x="22.196cm" svg:y="9.9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9" draw:style-name="gr123" draw:text-style-name="P7" draw:layer="layout" svg:width="1.693cm" svg:height="0.844cm" svg:x="0.991cm" svg:y="0.991cm">
          <text:p text:style-name="P6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0" draw:style-name="gr124" draw:text-style-name="P7" draw:layer="layout" svg:width="4.533cm" svg:height="2.03cm" svg:x="21.946cm" svg:y="18.136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125" draw:text-style-name="P7" draw:layer="layout" svg:width="2.59cm" svg:height="0.844cm" svg:x="7.263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47" draw:id="id47" draw:layer="layout" svg:width="2.223cm" svg:height="0.594cm" draw:transform="rotate (1.5707963267949) translate (6.669cm 11.9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6" draw:style-name="gr23" draw:text-style-name="P5" draw:layer="layout" draw:type="line" svg:x1="7.263cm" svg:y1="10.834cm" svg:x2="10.085cm" svg:y2="10.833cm" draw:start-shape="id47" draw:start-glue-point="5" draw:end-shape="id48" draw:end-glue-point="3" svg:d="M7263 10834l2822-1" svg:viewBox="0 0 2823 2">
          <text:p/>
        </draw:connector>
        <draw:custom-shape draw:name="TextBox 172" draw:style-name="gr126" draw:text-style-name="P7" draw:layer="layout" svg:width="4.08cm" svg:height="0.844cm" svg:x="1.356cm" svg:y="9.417cm">
          <text:p text:style-name="P6"><text:span text:style-name="T2">zeros(H,W,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1.862cm" svg:x1="18.1cm" svg:y1="10.836cm" svg:x2="4.142cm" svg:y2="11.429cm" draw:start-shape="id49" draw:start-glue-point="2" draw:end-shape="id50" draw:end-glue-point="3" svg:d="M18100 10836v2955h-13958v-2362" svg:viewBox="0 0 13959 2956">
          <text:p/>
        </draw:connector>
        <draw:connector draw:name="Straight Arrow Connector 17" draw:style-name="gr23" draw:text-style-name="P5" draw:layer="layout" draw:type="line" svg:x1="12.566cm" svg:y1="10.833cm" svg:x2="15.283cm" svg:y2="10.834cm" draw:start-shape="id51" draw:start-glue-point="1" draw:end-shape="id45" draw:end-glue-point="6" svg:d="M12566 10833l2717 1" svg:viewBox="0 0 2718 2">
          <text:p/>
        </draw:connector>
        <draw:connector draw:name="Straight Arrow Connector 18" draw:style-name="gr23" draw:text-style-name="P5" draw:layer="layout" draw:type="line" svg:x1="7.3cm" svg:y1="6.321cm" svg:x2="8.682cm" svg:y2="6.317cm" svg:d="M7300 6321l1382-4" svg:viewBox="0 0 1383 5">
          <text:p/>
        </draw:connector>
        <draw:custom-shape draw:style-name="gr22" draw:text-style-name="P9" draw:layer="layout" svg:width="2.223cm" svg:height="0.594cm" draw:transform="rotate (1.5707963267949) translate (6.686cm 7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73" draw:style-name="gr127" draw:text-style-name="P7" xml:id="id52" draw:id="id52" draw:layer="layout" svg:width="0.795cm" svg:height="0.844cm" svg:x="24.31cm" svg:y="10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4" draw:style-name="gr128" draw:text-style-name="P7" xml:id="id49" draw:id="id49" draw:layer="layout" svg:width="2.59cm" svg:height="0.844cm" svg:x="16.805cm" svg:y="9.99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129" draw:text-style-name="P8" draw:layer="layout" svg:width="0.322cm" svg:height="0.635cm" svg:x="8.699cm" svg:y="5.98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4.778cm" svg:y="5.1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273cm" svg:y="6.1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6.909cm" svg:x2="6.684cm" svg:y2="6.909cm">
          <text:p/>
        </draw:line>
        <draw:line draw:style-name="gr31" draw:text-style-name="P11" draw:layer="layout" svg:x1="6.049cm" svg:y1="5.814cm" svg:x2="6.686cm" svg:y2="5.814cm">
          <text:p/>
        </draw:line>
        <draw:line draw:style-name="gr32" draw:text-style-name="P11" draw:layer="layout" svg:x1="4.143cm" svg:y1="5.814cm" svg:x2="4.778cm" svg:y2="5.814cm">
          <text:p/>
        </draw:line>
        <draw:custom-shape draw:style-name="gr29" draw:text-style-name="P9" draw:layer="layout" svg:width="1.27cm" svg:height="1.27cm" svg:x="4.777cm" svg:y="10.7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047cm" svg:y1="11.429cm" svg:x2="6.684cm" svg:y2="11.429cm">
          <text:p/>
        </draw:line>
        <draw:line draw:style-name="gr32" draw:text-style-name="P11" xml:id="id50" draw:id="id50" draw:layer="layout" svg:x1="4.142cm" svg:y1="11.429cm" svg:x2="4.777cm" svg:y2="11.429cm">
          <text:p/>
        </draw:line>
        <draw:custom-shape draw:style-name="gr30" draw:text-style-name="P9" draw:layer="layout" svg:width="0.282cm" svg:height="0.282cm" svg:x="5.271cm" svg:y="11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1.326cm" svg:y1="10.259cm" svg:x2="6.684cm" svg:y2="10.259cm">
          <text:p/>
        </draw:line>
        <draw:line draw:style-name="gr31" draw:text-style-name="P11" draw:layer="layout" svg:x1="23.815cm" svg:y1="10.829cm" svg:x2="26.726cm" svg:y2="10.829cm">
          <text:p/>
        </draw:line>
        <draw:connector draw:style-name="gr33" draw:text-style-name="P10" draw:layer="layout" draw:line-skew="-4.382cm" svg:x1="24.707cm" svg:y1="10.831cm" svg:x2="4.145cm" svg:y2="5.816cm" draw:start-shape="id52" svg:d="M24707 10831v-7139h-20562v2124" svg:viewBox="0 0 20563 7140">
          <text:p/>
        </draw:connector>
        <draw:custom-shape draw:name="TextBox 175" draw:style-name="gr130" draw:text-style-name="P7" draw:layer="layout" svg:width="0.799cm" svg:height="0.844cm" svg:x="23.908cm" svg:y="9.989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11" draw:layer="layout" svg:x1="9.028cm" svg:y1="6.31cm" svg:x2="11.177cm" svg:y2="6.31cm">
          <text:p/>
        </draw:line>
        <draw:custom-shape draw:name="Rectangle 184" draw:style-name="gr1" draw:text-style-name="P1" draw:layer="layout" svg:width="0.322cm" svg:height="2.631cm" draw:transform="rotate (1.5707963267949) translate (1.626cm 18.07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10" draw:text-style-name="P8" draw:layer="layout" svg:width="0.322cm" svg:height="2.631cm" draw:transform="rotate (1.5707963267949) translate (1.626cm 19.05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5" draw:text-style-name="P12" draw:layer="layout" svg:width="0.322cm" svg:height="2.631cm" draw:transform="rotate (1.5707963267949) translate (1.626cm 19.955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6" draw:style-name="gr131" draw:text-style-name="P14" draw:layer="layout" svg:width="12.361cm" svg:height="0.844cm" svg:x="4.357cm" svg:y="17.501cm">
          <text:p text:style-name="P13"><text:span text:style-name="T3">Conv2d(kernel=3)</text:span><text:span text:style-name="T4">→</text:span><text:span text:style-name="T2"> BatchNorm2d()</text:span><text:span text:style-name="T4">→</text:span><text:span text:style-name="T2"> ReLU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132" draw:text-style-name="P14" draw:layer="layout" svg:width="5.274cm" svg:height="0.844cm" svg:x="4.411cm" svg:y="18.471cm">
          <text:p text:style-name="P13"><text:span text:style-name="T2">Conv2d(kernel=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8" draw:style-name="gr133" draw:text-style-name="P14" draw:layer="layout" svg:width="3.483cm" svg:height="0.844cm" svg:x="4.41cm" svg:y="19.369cm">
          <text:p text:style-name="P13"><text:span text:style-name="T2">Upsampl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9" draw:style-name="gr23" draw:text-style-name="P5" draw:layer="layout" draw:type="line" svg:x1="16.805cm" svg:y1="10.834cm" svg:x2="19.722cm" svg:y2="10.831cm" draw:start-shape="id45" draw:start-glue-point="10" svg:d="M16805 10834l2917-3" svg:viewBox="0 0 2918 4">
          <text:p/>
        </draw:connector>
        <presentation:notes draw:style-name="dp2">
          <draw:page-thumbnail draw:style-name="gr44" draw:layer="layout" svg:width="0.001cm" svg:height="0.001cm" svg:x="0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 presentation:presentation-page-layout-name="AL1T0">
        <draw:custom-shape draw:name="Rectangle 148" draw:style-name="gr1" draw:text-style-name="P1" draw:layer="layout" svg:width="0.322cm" svg:height="2.631cm" svg:x="13.06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3" draw:text-style-name="P1" xml:id="id56" draw:id="id56" draw:layer="layout" svg:width="0.322cm" svg:height="0.44cm" svg:x="10.939cm" svg:y="5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0" draw:style-name="gr4" draw:text-style-name="P1" draw:layer="layout" svg:width="0.322cm" svg:height="0.878cm" svg:x="11.469cm" svg:y="5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1" draw:style-name="gr5" draw:text-style-name="P1" draw:layer="layout" svg:width="0.322cm" svg:height="1.557cm" svg:x="11.999cm" svg:y="5.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2" draw:style-name="gr6" draw:text-style-name="P1" draw:layer="layout" svg:width="0.322cm" svg:height="2.227cm" svg:x="12.53cm" svg:y="5.0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3" draw:style-name="gr10" draw:text-style-name="P8" xml:id="id53" draw:id="id53" draw:layer="layout" svg:width="0.322cm" svg:height="2.631cm" svg:x="13.589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1" draw:text-style-name="P1" xml:id="id58" draw:id="id58" draw:layer="layout" svg:width="0.322cm" svg:height="2.631cm" svg:x="10.9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1" draw:text-style-name="P1" draw:layer="layout" svg:width="0.322cm" svg:height="2.631cm" svg:x="11.51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1" draw:text-style-name="P1" draw:layer="layout" svg:width="0.322cm" svg:height="2.631cm" svg:x="12.0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1" draw:text-style-name="P1" draw:layer="layout" svg:width="0.322cm" svg:height="2.631cm" svg:x="12.585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1" draw:text-style-name="P1" draw:layer="layout" svg:width="0.322cm" svg:height="2.631cm" svg:x="13.118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0" draw:text-style-name="P8" xml:id="id60" draw:id="id60" draw:layer="layout" svg:width="0.322cm" svg:height="2.631cm" svg:x="13.652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1" draw:text-style-name="P1" draw:layer="layout" svg:width="0.323cm" svg:height="2.631cm" svg:x="22.746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1" draw:style-name="gr3" draw:text-style-name="P1" draw:layer="layout" svg:width="0.323cm" svg:height="0.44cm" svg:x="24.866cm" svg:y="10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4" draw:text-style-name="P1" draw:layer="layout" svg:width="0.323cm" svg:height="0.878cm" svg:x="24.336cm" svg:y="10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5" draw:text-style-name="P1" draw:layer="layout" svg:width="0.323cm" svg:height="1.557cm" svg:x="23.805cm" svg:y="9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6" draw:text-style-name="P1" draw:layer="layout" svg:width="0.323cm" svg:height="2.227cm" svg:x="23.275cm" svg:y="9.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" draw:text-style-name="P1" draw:layer="layout" svg:width="0.323cm" svg:height="2.631cm" svg:x="22.215cm" svg:y="9.41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134" draw:text-style-name="P4" xml:id="id54" draw:id="id54" draw:layer="layout" svg:width="1.522cm" svg:height="1.523cm" svg:x="16.983cm" svg:y="9.97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7" draw:style-name="gr8" draw:text-style-name="P5" draw:layer="layout" svg:x1="13.911cm" svg:y1="6.188cm" svg:x2="17.744cm" svg:y2="9.972cm" draw:start-shape="id53" draw:start-glue-point="1" draw:end-shape="id54" draw:end-glue-point="4" svg:d="M13911 6188h3833v3784" svg:viewBox="0 0 3834 3785">
          <text:p/>
        </draw:connector>
        <draw:connector draw:name="Connector: Elbow 8" draw:style-name="gr8" draw:text-style-name="P5" draw:layer="layout" svg:x1="18.507cm" svg:y1="10.731cm" svg:x2="22.223cm" svg:y2="10.731cm" svg:d="M18507 10731h3716" svg:viewBox="0 0 3717 1">
          <text:p/>
        </draw:connector>
        <draw:connector draw:name="Connector: Elbow 9" draw:style-name="gr8" draw:text-style-name="P5" draw:layer="layout" svg:x1="25.196cm" svg:y1="10.731cm" svg:x2="27.209cm" svg:y2="10.731cm" svg:d="M25196 10731h2013" svg:viewBox="0 0 2014 1">
          <text:p/>
        </draw:connector>
        <draw:custom-shape draw:name="TextBox 142" draw:style-name="gr135" draw:text-style-name="P7" draw:layer="layout" svg:width="2.289cm" svg:height="1.437cm" svg:x="0.634cm" svg:y="5.374cm">
          <text:p text:style-name="P6"><text:span text:style-name="T2">promp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10" draw:text-style-name="P8" draw:layer="layout" svg:width="0.322cm" svg:height="2.631cm" svg:x="27.209cm" svg:y="9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4" draw:style-name="gr8" draw:text-style-name="P5" draw:layer="layout" svg:x1="9.299cm" svg:y1="6.188cm" svg:x2="10.939cm" svg:y2="6.188cm" draw:start-shape="id55" draw:start-glue-point="1" draw:end-shape="id56" draw:end-glue-point="3" svg:d="M9299 6188h1640" svg:viewBox="0 0 1641 1">
          <text:p/>
        </draw:connector>
        <draw:custom-shape draw:name="TextBox 143" draw:style-name="gr136" draw:text-style-name="P7" draw:layer="layout" svg:width="0.799cm" svg:height="0.844cm" svg:x="7.916cm" svg:y="5.37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137" draw:text-style-name="P7" draw:layer="layout" svg:width="1.396cm" svg:height="0.844cm" svg:x="9.302cm" svg:y="5.365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5" draw:style-name="gr138" draw:text-style-name="P7" draw:layer="layout" svg:width="2.59cm" svg:height="0.844cm" svg:x="14.008cm" svg:y="9.88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139" draw:text-style-name="P7" draw:layer="layout" svg:width="2.59cm" svg:height="0.844cm" svg:x="14.008cm" svg:y="5.3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140" draw:text-style-name="P7" draw:layer="layout" svg:width="6.464cm" svg:height="0.844cm" svg:x="9.36cm" svg:y="12.236cm">
          <text:p text:style-name="P6"><text:span text:style-name="T2">STATE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141" draw:text-style-name="P7" draw:layer="layout" svg:width="5.274cm" svg:height="0.844cm" svg:x="9.888cm" svg:y="7.703cm">
          <text:p text:style-name="P6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142" draw:text-style-name="P7" draw:layer="layout" svg:width="5.274cm" svg:height="0.844cm" svg:x="20.808cm" svg:y="12.236cm">
          <text:p text:style-name="P6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143" draw:text-style-name="P7" draw:layer="layout" svg:width="1.993cm" svg:height="1.437cm" svg:x="29.843cm" svg:y="9.295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144" draw:text-style-name="P7" draw:layer="layout" svg:width="1.396cm" svg:height="0.844cm" svg:x="25.681cm" svg:y="9.88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145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146" draw:text-style-name="P7" draw:layer="layout" svg:width="4.533cm" svg:height="2.03cm" svg:x="27.701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4" draw:style-name="gr147" draw:text-style-name="P7" draw:layer="layout" svg:width="2.59cm" svg:height="0.844cm" svg:x="7.906cm" svg:y="9.9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57" draw:id="id57" draw:layer="layout" svg:width="2.223cm" svg:height="0.594cm" draw:transform="rotate (1.5707963267949) translate (6.969cm 11.8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0" draw:style-name="gr23" draw:text-style-name="P5" draw:layer="layout" draw:type="line" svg:x1="7.563cm" svg:y1="10.734cm" svg:x2="10.985cm" svg:y2="10.733cm" draw:start-shape="id57" draw:start-glue-point="5" draw:end-shape="id58" draw:end-glue-point="3" svg:d="M7563 10734l3422-1" svg:viewBox="0 0 3423 2">
          <text:p/>
        </draw:connector>
        <draw:custom-shape draw:name="TextBox 155" draw:style-name="gr148" draw:text-style-name="P7" draw:layer="layout" svg:width="4.677cm" svg:height="0.844cm" svg:x="0.635cm" svg:y="9.315cm">
          <text:p text:style-name="P6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10" draw:layer="layout" draw:line-skew="2.945cm" svg:x1="19.335cm" svg:y1="10.731cm" svg:x2="4.442cm" svg:y2="11.329cm" draw:end-shape="id59" draw:end-glue-point="3" svg:d="M19335 10731v2994h-14893v-2396" svg:viewBox="0 0 14894 2995">
          <text:p/>
        </draw:connector>
        <draw:connector draw:name="Straight Arrow Connector 11" draw:style-name="gr23" draw:text-style-name="P5" draw:layer="layout" draw:type="line" svg:x1="13.974cm" svg:y1="10.733cm" svg:x2="16.983cm" svg:y2="10.734cm" draw:start-shape="id60" draw:start-glue-point="1" draw:end-shape="id54" draw:end-glue-point="6" svg:d="M13974 10733l3009 1" svg:viewBox="0 0 3010 2">
          <text:p/>
        </draw:connector>
        <draw:connector draw:name="Straight Arrow Connector 12" draw:style-name="gr23" draw:text-style-name="P5" draw:layer="layout" draw:type="line" svg:x1="7.6cm" svg:y1="6.221cm" svg:x2="8.982cm" svg:y2="6.217cm" svg:d="M7600 6221l1382-4" svg:viewBox="0 0 1383 5">
          <text:p/>
        </draw:connector>
        <draw:custom-shape draw:style-name="gr22" draw:text-style-name="P9" draw:layer="layout" svg:width="2.223cm" svg:height="0.594cm" draw:transform="rotate (1.5707963267949) translate (6.986cm 7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extBox 156" draw:style-name="gr149" draw:text-style-name="P7" xml:id="id61" draw:id="id61" draw:layer="layout" svg:width="0.795cm" svg:height="0.844cm" svg:x="28.428cm" svg:y="10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7" draw:style-name="gr150" draw:text-style-name="P7" draw:layer="layout" svg:width="2.59cm" svg:height="0.844cm" svg:x="19.454cm" svg:y="9.88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0" draw:text-style-name="P8" xml:id="id55" draw:id="id55" draw:layer="layout" svg:width="0.322cm" svg:height="2.631cm" svg:x="8.977cm" svg:y="4.8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9" draw:layer="layout" svg:width="1.27cm" svg:height="1.27cm" svg:x="5.078cm" svg:y="5.07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282cm" svg:height="0.282cm" svg:x="5.573cm" svg:y="6.0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0.634cm" svg:y1="6.809cm" svg:x2="6.984cm" svg:y2="6.809cm">
          <text:p/>
        </draw:line>
        <draw:line draw:style-name="gr31" draw:text-style-name="P11" draw:layer="layout" svg:x1="6.349cm" svg:y1="5.714cm" svg:x2="6.986cm" svg:y2="5.714cm">
          <text:p/>
        </draw:line>
        <draw:line draw:style-name="gr32" draw:text-style-name="P11" draw:layer="layout" svg:x1="4.443cm" svg:y1="5.714cm" svg:x2="5.078cm" svg:y2="5.714cm">
          <text:p/>
        </draw:line>
        <draw:custom-shape draw:style-name="gr29" draw:text-style-name="P9" draw:layer="layout" svg:width="1.27cm" svg:height="1.27cm" svg:x="5.077cm" svg:y="10.694cm">
          <text:p/>
          <draw:enhanced-geometry svg:viewBox="0 0 21600 21600" draw:type="rectangle" draw:enhanced-path="M 0 0 L 21600 0 21600 21600 0 21600 0 0 Z N"/>
        </draw:custom-shape>
        <draw:line draw:style-name="gr31" draw:text-style-name="P11" draw:layer="layout" svg:x1="6.347cm" svg:y1="11.329cm" svg:x2="6.984cm" svg:y2="11.329cm">
          <text:p/>
        </draw:line>
        <draw:line draw:style-name="gr32" draw:text-style-name="P11" xml:id="id59" draw:id="id59" draw:layer="layout" svg:x1="4.442cm" svg:y1="11.329cm" svg:x2="5.077cm" svg:y2="11.329cm">
          <text:p/>
        </draw:line>
        <draw:custom-shape draw:style-name="gr30" draw:text-style-name="P9" draw:layer="layout" svg:width="0.282cm" svg:height="0.282cm" svg:x="5.571cm" svg:y="11.6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11" draw:layer="layout" svg:x1="0.634cm" svg:y1="10.159cm" svg:x2="6.984cm" svg:y2="10.159cm">
          <text:p/>
        </draw:line>
        <draw:line draw:style-name="gr31" draw:text-style-name="P11" draw:layer="layout" svg:x1="27.515cm" svg:y1="10.729cm" svg:x2="32.383cm" svg:y2="10.729cm">
          <text:p/>
        </draw:line>
        <draw:connector draw:style-name="gr33" draw:text-style-name="P10" draw:layer="layout" draw:line-skew="-4.382cm" svg:x1="28.825cm" svg:y1="10.731cm" svg:x2="4.445cm" svg:y2="5.716cm" draw:start-shape="id61" svg:d="M28825 10731v-7139h-24380v2124" svg:viewBox="0 0 24381 7140">
          <text:p/>
        </draw:connector>
        <draw:custom-shape draw:name="TextBox 158" draw:style-name="gr151" draw:text-style-name="P7" draw:layer="layout" svg:width="0.799cm" svg:height="0.844cm" svg:x="27.776cm" svg:y="9.887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draw:custom-shape draw:name="Rectangle 127" draw:style-name="gr1" draw:text-style-name="P1" draw:layer="layout" svg:width="0.322cm" svg:height="2.631cm" svg:x="12.897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3" draw:text-style-name="P1" draw:layer="layout" svg:width="0.322cm" svg:height="0.44cm" svg:x="10.776cm" svg:y="4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4" draw:text-style-name="P1" draw:layer="layout" svg:width="0.322cm" svg:height="0.878cm" svg:x="11.306cm" svg:y="4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5" draw:text-style-name="P1" draw:layer="layout" svg:width="0.322cm" svg:height="1.557cm" svg:x="11.836cm" svg:y="4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6" draw:text-style-name="P1" draw:layer="layout" svg:width="0.322cm" svg:height="2.227cm" svg:x="12.367cm" svg:y="3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0" draw:text-style-name="P8" xml:id="id62" draw:id="id62" draw:layer="layout" svg:width="0.322cm" svg:height="2.631cm" svg:x="13.426cm" svg:y="3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" draw:text-style-name="P1" draw:layer="layout" svg:width="0.322cm" svg:height="2.631cm" svg:x="10.822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" draw:text-style-name="P1" draw:layer="layout" svg:width="0.322cm" svg:height="2.631cm" svg:x="11.356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" draw:text-style-name="P1" draw:layer="layout" svg:width="0.322cm" svg:height="2.631cm" svg:x="11.8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1" draw:text-style-name="P1" draw:layer="layout" svg:width="0.322cm" svg:height="2.631cm" svg:x="12.423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1" draw:text-style-name="P1" draw:layer="layout" svg:width="0.322cm" svg:height="2.631cm" svg:x="12.955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0" draw:text-style-name="P8" xml:id="id70" draw:id="id70" draw:layer="layout" svg:width="0.322cm" svg:height="2.631cm" svg:x="13.489cm" svg:y="8.1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1" draw:text-style-name="P1" draw:layer="layout" svg:width="0.323cm" svg:height="2.631cm" svg:x="22.583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" draw:text-style-name="P1" xml:id="id64" draw:id="id64" draw:layer="layout" svg:width="0.323cm" svg:height="0.44cm" svg:x="24.703cm" svg:y="9.24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4" draw:text-style-name="P1" draw:layer="layout" svg:width="0.323cm" svg:height="0.878cm" svg:x="24.173cm" svg:y="9.02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5" draw:text-style-name="P1" draw:layer="layout" svg:width="0.323cm" svg:height="1.557cm" svg:x="23.642cm" svg:y="8.68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6" draw:text-style-name="P1" draw:layer="layout" svg:width="0.323cm" svg:height="2.227cm" svg:x="23.112cm" svg:y="8.3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1" draw:text-style-name="P1" draw:layer="layout" svg:width="0.323cm" svg:height="2.631cm" svg:x="22.052cm" svg:y="8.15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52" draw:text-style-name="P4" xml:id="id63" draw:id="id63" draw:layer="layout" svg:width="1.522cm" svg:height="1.523cm" svg:x="16.82cm" svg:y="8.7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42" draw:style-name="gr8" draw:text-style-name="P5" draw:layer="layout" svg:x1="13.748cm" svg:y1="4.929cm" svg:x2="17.581cm" svg:y2="8.706cm" draw:start-shape="id62" draw:start-glue-point="1" draw:end-shape="id63" draw:end-glue-point="4" svg:d="M13748 4929h3833v3777" svg:viewBox="0 0 3834 3778">
          <text:p/>
        </draw:connector>
        <draw:connector draw:name="Connector: Elbow 43" draw:style-name="gr8" draw:text-style-name="P5" draw:layer="layout" svg:x1="18.344cm" svg:y1="9.461cm" svg:x2="22.06cm" svg:y2="9.461cm" svg:d="M18344 9461h3716" svg:viewBox="0 0 3717 1">
          <text:p/>
        </draw:connector>
        <draw:connector draw:name="Connector: Elbow 44" draw:style-name="gr8" draw:text-style-name="P5" draw:layer="layout" draw:line-skew="0.001cm" svg:x1="25.027cm" svg:y1="9.467cm" svg:x2="27.046cm" svg:y2="9.459cm" draw:start-shape="id64" draw:start-glue-point="1" draw:end-shape="id65" draw:end-glue-point="3" svg:d="M25027 9467h1011v-8h1008" svg:viewBox="0 0 2020 9">
          <text:p/>
        </draw:connector>
        <draw:custom-shape draw:name="TextBox 126" draw:style-name="gr153" draw:text-style-name="P7" draw:layer="layout" svg:width="4.377cm" svg:height="0.844cm" svg:x="1.994cm" svg:y="4.50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10" draw:text-style-name="P8" xml:id="id65" draw:id="id65" draw:layer="layout" svg:width="0.322cm" svg:height="2.631cm" svg:x="27.046cm" svg:y="8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5" draw:style-name="gr8" draw:text-style-name="P5" draw:layer="layout" svg:x1="27.369cm" svg:y1="9.444cm" svg:x2="29.381cm" svg:y2="9.444cm" svg:d="M27369 9444h2012" svg:viewBox="0 0 2013 1">
          <text:p/>
        </draw:connector>
        <draw:connector draw:name="Connector: Elbow 46" draw:style-name="gr8" draw:text-style-name="P5" draw:layer="layout" svg:x1="6.407cm" svg:y1="4.947cm" svg:x2="8.419cm" svg:y2="4.945cm" draw:end-shape="id66" draw:end-glue-point="3" svg:d="M6407 4947h1006v-2h1006" svg:viewBox="0 0 2013 3">
          <text:p/>
        </draw:connector>
        <draw:custom-shape draw:name="Rectangle 146" draw:style-name="gr1" draw:text-style-name="P1" xml:id="id66" draw:id="id66" draw:layer="layout" svg:width="0.322cm" svg:height="2.631cm" svg:x="8.419cm" svg:y="3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8" draw:style-name="gr8" draw:text-style-name="P5" draw:layer="layout" svg:x1="8.742cm" svg:y1="4.931cm" svg:x2="10.754cm" svg:y2="4.931cm" svg:d="M8742 4931h2012" svg:viewBox="0 0 2013 1">
          <text:p/>
        </draw:connector>
        <draw:custom-shape draw:name="TextBox 127" draw:style-name="gr154" draw:text-style-name="P7" draw:layer="layout" svg:width="0.799cm" svg:height="0.844cm" svg:x="6.411cm" svg:y="4.09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155" draw:text-style-name="P7" draw:layer="layout" svg:width="1.396cm" svg:height="0.844cm" svg:x="9.259cm" svg:y="4.013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156" draw:text-style-name="P7" draw:layer="layout" svg:width="2.59cm" svg:height="0.844cm" svg:x="13.804cm" svg:y="8.61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157" draw:text-style-name="P7" draw:layer="layout" svg:width="2.59cm" svg:height="0.844cm" svg:x="13.817cm" svg:y="4.07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158" draw:text-style-name="P7" draw:layer="layout" svg:width="7.06cm" svg:height="0.844cm" svg:x="8.898cm" svg:y="10.966cm">
          <text:p text:style-name="P6"><text:span text:style-name="T2">CONTEXT TRAJECTORY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159" draw:text-style-name="P7" draw:layer="layout" svg:width="5.274cm" svg:height="0.844cm" svg:x="9.725cm" svg:y="6.333cm">
          <text:p text:style-name="P6"><text:span text:style-name="T2">TEXT EN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160" draw:text-style-name="P7" draw:layer="layout" svg:width="5.274cm" svg:height="0.844cm" svg:x="20.646cm" svg:y="10.926cm">
          <text:p text:style-name="P6"><text:span text:style-name="T2">TEXT DECODER C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161" draw:text-style-name="P7" draw:layer="layout" svg:width="3.483cm" svg:height="0.844cm" svg:x="29.375cm" svg:y="9.01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162" draw:text-style-name="P7" draw:layer="layout" svg:width="0.799cm" svg:height="0.844cm" svg:x="27.624cm" svg:y="8.644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163" draw:text-style-name="P7" draw:layer="layout" svg:width="1.396cm" svg:height="0.844cm" svg:x="25.617cm" svg:y="8.61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164" draw:text-style-name="P7" xml:id="id68" draw:id="id68" draw:layer="layout" svg:width="2.59cm" svg:height="0.844cm" svg:x="18.328cm" svg:y="8.61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165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166" draw:text-style-name="P7" draw:layer="layout" svg:width="4.533cm" svg:height="2.03cm" svg:x="27.7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167" draw:text-style-name="P7" draw:layer="layout" svg:width="2.59cm" svg:height="0.844cm" svg:x="8.017cm" svg:y="8.6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9" xml:id="id67" draw:id="id67" draw:layer="layout" svg:width="2.223cm" svg:height="0.594cm" draw:transform="rotate (1.5707963267949) translate (7.406cm 10.5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7" draw:style-name="gr23" draw:text-style-name="P5" draw:layer="layout" draw:type="line" svg:x1="8cm" svg:y1="9.468cm" svg:x2="10.832cm" svg:y2="9.513cm" draw:start-shape="id67" draw:start-glue-point="5" svg:d="M8000 9468l2832 45" svg:viewBox="0 0 2833 46">
          <text:p/>
        </draw:connector>
        <draw:connector draw:name="Connector: Elbow 51" draw:style-name="gr8" draw:text-style-name="P5" draw:layer="layout" svg:x1="6.137cm" svg:y1="9.024cm" svg:x2="7.407cm" svg:y2="9.024cm" svg:d="M6137 9024h1270" svg:viewBox="0 0 1271 1">
          <text:p/>
        </draw:connector>
        <draw:custom-shape draw:name="TextBox 141" draw:style-name="gr168" draw:text-style-name="P7" draw:layer="layout" svg:width="4.677cm" svg:height="0.844cm" svg:x="1.525cm" svg:y="8.481cm">
          <text:p text:style-name="P6"><text:span text:style-name="T2">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3" draw:style-name="gr8" draw:text-style-name="P5" xml:id="id69" draw:id="id69" draw:layer="layout" svg:x1="6.132cm" svg:y1="10.087cm" svg:x2="7.402cm" svg:y2="10.087cm" svg:d="M6132 10087h1270" svg:viewBox="0 0 1271 1">
          <text:p/>
        </draw:connector>
        <draw:connector draw:style-name="gr169" draw:text-style-name="P10" draw:layer="layout" draw:line-skew="2.113cm" svg:x1="19.623cm" svg:y1="9.462cm" svg:x2="6.132cm" svg:y2="10.087cm" draw:start-shape="id68" draw:start-glue-point="2" draw:end-shape="id69" draw:end-glue-point="2" svg:d="M19623 9462v3238h-13491v-2613" svg:viewBox="0 0 13492 3239">
          <text:p/>
        </draw:connector>
        <draw:connector draw:name="Straight Arrow Connector 8" draw:style-name="gr23" draw:text-style-name="P5" draw:layer="layout" draw:type="line" svg:x1="13.811cm" svg:y1="9.467cm" svg:x2="16.82cm" svg:y2="9.468cm" draw:start-shape="id70" draw:start-glue-point="1" draw:end-shape="id63" draw:end-glue-point="6" svg:d="M13811 9467l3009 1" svg:viewBox="0 0 3010 2">
          <text:p/>
        </draw:connector>
        <presentation:notes draw:style-name="dp2">
          <draw:page-thumbnail draw:style-name="gr44" draw:layer="layout" svg:width="0.001cm" svg:height="0.001cm" svg:x="0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draw:custom-shape draw:name="Rectangle 107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10" draw:text-style-name="P8" xml:id="id71" draw:id="id71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10" draw:text-style-name="P8" xml:id="id77" draw:id="id77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" draw:text-style-name="P1" draw:layer="layout" svg:width="0.323cm" svg:height="2.631cm" svg:x="20.94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3" draw:text-style-name="P1" xml:id="id73" draw:id="id73" draw:layer="layout" svg:width="0.323cm" svg:height="0.44cm" svg:x="23.06cm" svg:y="9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" draw:text-style-name="P1" draw:layer="layout" svg:width="0.323cm" svg:height="0.878cm" svg:x="22.529cm" svg:y="8.79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5" draw:text-style-name="P1" draw:layer="layout" svg:width="0.323cm" svg:height="1.557cm" svg:x="21.999cm" svg:y="8.4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6" draw:text-style-name="P1" draw:layer="layout" svg:width="0.323cm" svg:height="2.227cm" svg:x="21.47cm" svg:y="8.12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1" draw:text-style-name="P1" draw:layer="layout" svg:width="0.323cm" svg:height="2.631cm" svg:x="20.409cm" svg:y="7.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170" draw:text-style-name="P4" xml:id="id72" draw:id="id72" draw:layer="layout" svg:width="1.522cm" svg:height="1.523cm" svg:x="15.177cm" svg:y="8.47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10" draw:style-name="gr8" draw:text-style-name="P5" draw:layer="layout" draw:line-skew="1.469cm" svg:x1="13.001cm" svg:y1="6.805cm" svg:x2="15.938cm" svg:y2="8.474cm" draw:start-shape="id71" draw:start-glue-point="1" draw:end-shape="id72" draw:end-glue-point="4" svg:d="M13001 6805h2937v1669" svg:viewBox="0 0 2938 1670">
          <text:p/>
        </draw:connector>
        <draw:connector draw:name="Connector: Elbow 11" draw:style-name="gr8" draw:text-style-name="P5" draw:layer="layout" svg:x1="16.701cm" svg:y1="9.237cm" svg:x2="20.417cm" svg:y2="9.237cm" svg:d="M16701 9237h3716" svg:viewBox="0 0 3717 1">
          <text:p/>
        </draw:connector>
        <draw:connector draw:name="Connector: Elbow 13" draw:style-name="gr8" draw:text-style-name="P5" draw:layer="layout" draw:line-skew="0.001cm" svg:x1="23.384cm" svg:y1="9.236cm" svg:x2="25.402cm" svg:y2="9.235cm" draw:start-shape="id73" draw:start-glue-point="1" draw:end-shape="id74" draw:end-glue-point="3" svg:d="M23384 9236h1010v-1h1008" svg:viewBox="0 0 2019 2">
          <text:p/>
        </draw:connector>
        <draw:connector draw:name="Connector: Elbow 20" draw:style-name="gr8" draw:text-style-name="P5" draw:layer="layout" draw:line-skew="-4.602cm" svg:x1="16.699cm" svg:y1="9.236cm" svg:x2="27.611cm" svg:y2="13.095cm" draw:start-shape="id72" draw:start-glue-point="10" draw:end-shape="id75" draw:end-glue-point="3" svg:d="M16699 9236h854v3859h10058" svg:viewBox="0 0 10913 3860">
          <text:p/>
        </draw:connector>
        <draw:connector draw:name="Connector: Elbow 35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20" draw:style-name="gr171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10" draw:text-style-name="P8" xml:id="id74" draw:id="id74" draw:layer="layout" svg:width="0.322cm" svg:height="2.631cm" svg:x="25.402cm" svg:y="7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38" draw:style-name="gr8" draw:text-style-name="P5" draw:layer="layout" svg:x1="25.726cm" svg:y1="9.22cm" svg:x2="27.738cm" svg:y2="9.22cm" svg:d="M25726 9220h2012" svg:viewBox="0 0 2013 1">
          <text:p/>
        </draw:connector>
        <draw:connector draw:name="Connector: Elbow 39" draw:style-name="gr8" draw:text-style-name="P5" draw:layer="layout" svg:x1="5.659cm" svg:y1="6.823cm" svg:x2="7.67cm" svg:y2="6.821cm" draw:end-shape="id76" draw:end-glue-point="3" svg:d="M5659 6823h1006v-2h1005" svg:viewBox="0 0 2012 3">
          <text:p/>
        </draw:connector>
        <draw:custom-shape draw:name="Rectangle 126" draw:style-name="gr1" draw:text-style-name="P1" xml:id="id76" draw:id="id76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0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21" draw:style-name="gr172" draw:text-style-name="P7" draw:layer="layout" svg:width="0.799cm" svg:height="0.844cm" svg:x="5.663cm" svg:y="5.968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73" draw:text-style-name="P7" draw:layer="layout" svg:width="1.396cm" svg:height="0.844cm" svg:x="8.51cm" svg:y="5.88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174" draw:text-style-name="P7" draw:layer="layout" svg:width="2.59cm" svg:height="0.844cm" svg:x="13.069cm" svg:y="10.8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175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176" draw:text-style-name="P7" draw:layer="layout" svg:width="2.59cm" svg:height="0.844cm" svg:x="5.585cm" svg:y="10.8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177" draw:text-style-name="P7" draw:layer="layout" svg:width="2.59cm" svg:height="0.844cm" svg:x="13.069cm" svg:y="5.951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178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179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180" draw:text-style-name="P7" draw:layer="layout" svg:width="3.78cm" svg:height="0.844cm" svg:x="19.747cm" svg:y="10.70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181" draw:text-style-name="P7" xml:id="id75" draw:id="id75" draw:layer="layout" svg:width="4.08cm" svg:height="0.844cm" svg:x="27.611cm" svg:y="12.673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182" draw:text-style-name="P7" draw:layer="layout" svg:width="3.483cm" svg:height="0.844cm" svg:x="27.732cm" svg:y="8.79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183" draw:text-style-name="P7" draw:layer="layout" svg:width="0.799cm" svg:height="0.844cm" svg:x="25.981cm" svg:y="8.4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184" draw:text-style-name="P7" draw:layer="layout" svg:width="1.396cm" svg:height="0.844cm" svg:x="23.974cm" svg:y="8.394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185" draw:text-style-name="P7" draw:layer="layout" svg:width="2.59cm" svg:height="0.844cm" svg:x="25.085cm" svg:y="12.2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186" draw:text-style-name="P7" draw:layer="layout" svg:width="2.59cm" svg:height="0.844cm" svg:x="17.686cm" svg:y="8.394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1" draw:style-name="gr8" draw:text-style-name="P5" draw:layer="layout" draw:line-skew="1.469cm" svg:x1="13.001cm" svg:y1="11.783cm" svg:x2="15.938cm" svg:y2="9.997cm" draw:start-shape="id77" draw:start-glue-point="1" draw:end-shape="id72" draw:end-glue-point="8" svg:d="M13001 11783h2937v-1786" svg:viewBox="0 0 2938 1787">
          <text:p/>
        </draw:connector>
        <draw:custom-shape draw:name="TextBox 124" draw:style-name="gr187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188" draw:text-style-name="P7" draw:layer="layout" svg:width="4.533cm" svg:height="2.03cm" svg:x="27.7cm" svg:y="15.938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>
        <draw:custom-shape draw:name="Rectangle 10" draw:style-name="gr1" draw:text-style-name="P1" draw:layer="layout" svg:width="0.322cm" svg:height="2.631cm" svg:x="10.115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649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181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714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248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8" xml:id="id78" draw:id="id78" draw:layer="layout" svg:width="0.322cm" svg:height="2.631cm" svg:x="12.782cm" svg:y="13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189" draw:text-style-name="P4" xml:id="id79" draw:id="id79" draw:layer="layout" svg:width="1.522cm" svg:height="1.523cm" svg:x="16.65cm" svg:y="9.21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37" draw:style-name="gr8" draw:text-style-name="P5" draw:layer="layout" svg:x1="5.777cm" svg:y1="15.217cm" svg:x2="10.095cm" svg:y2="15.217cm" svg:d="M5777 15217h4318" svg:viewBox="0 0 4319 1">
          <text:p/>
        </draw:connector>
        <draw:custom-shape draw:name="TextBox 55" draw:style-name="gr190" draw:text-style-name="P7" draw:layer="layout" svg:width="2.59cm" svg:height="0.844cm" svg:x="13.172cm" svg:y="14.30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91" draw:text-style-name="P7" draw:layer="layout" svg:width="4.973cm" svg:height="0.844cm" svg:x="0.774cm" svg:y="14.766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92" draw:text-style-name="P7" draw:layer="layout" svg:width="2.59cm" svg:height="0.844cm" svg:x="5.687cm" svg:y="14.30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93" draw:text-style-name="P7" draw:layer="layout" svg:width="4.377cm" svg:height="0.844cm" svg:x="9.526cm" svg:y="16.708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54cm" svg:x1="13.104cm" svg:y1="15.216cm" svg:x2="17.411cm" svg:y2="10.739cm" draw:start-shape="id78" draw:start-glue-point="1" draw:end-shape="id79" draw:end-glue-point="8" svg:d="M13104 15216h4307v-4477" svg:viewBox="0 0 4308 4478">
          <text:p/>
        </draw:connector>
        <draw:custom-shape draw:name="TextBox 1" draw:style-name="gr194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95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0.089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0.6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1.155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1.688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draw:layer="layout" svg:width="0.322cm" svg:height="2.631cm" svg:x="12.221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0" draw:text-style-name="P8" draw:layer="layout" svg:width="0.322cm" svg:height="2.631cm" svg:x="12.754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8" draw:text-style-name="P5" draw:layer="layout" svg:x1="5.751cm" svg:y1="10.084cm" svg:x2="10.069cm" svg:y2="10.084cm" svg:d="M5751 10084h4318" svg:viewBox="0 0 4319 1">
          <text:p/>
        </draw:connector>
        <draw:custom-shape draw:name="TextBox 30" draw:style-name="gr196" draw:text-style-name="P7" draw:layer="layout" svg:width="2.59cm" svg:height="0.844cm" svg:x="13.145cm" svg:y="9.16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97" draw:text-style-name="P7" draw:layer="layout" svg:width="4.377cm" svg:height="0.844cm" svg:x="1.322cm" svg:y="9.6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98" draw:text-style-name="P7" draw:layer="layout" svg:width="3.78cm" svg:height="0.844cm" svg:x="5.619cm" svg:y="9.169cm">
          <text:p text:style-name="P6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99" draw:text-style-name="P7" draw:layer="layout" svg:width="3.78cm" svg:height="0.844cm" svg:x="9.521cm" svg:y="11.57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1" draw:style-name="gr200" draw:text-style-name="P4" xml:id="id83" draw:id="id83" draw:layer="layout" svg:width="1.522cm" svg:height="1.523cm" svg:x="16.65cm" svg:y="3.49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2" draw:style-name="gr1" draw:text-style-name="P1" draw:layer="layout" svg:width="0.323cm" svg:height="2.631cm" svg:x="22.403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01" draw:text-style-name="P8" xml:id="id80" draw:id="id80" draw:layer="layout" svg:width="0.323cm" svg:height="0.44cm" svg:x="24.523cm" svg:y="4.02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" draw:text-style-name="P1" draw:layer="layout" svg:width="0.323cm" svg:height="0.878cm" svg:x="23.993cm" svg:y="3.80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5" draw:text-style-name="P1" draw:layer="layout" svg:width="0.323cm" svg:height="1.557cm" svg:x="23.462cm" svg:y="3.4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1" draw:layer="layout" svg:width="0.323cm" svg:height="2.227cm" svg:x="22.932cm" svg:y="3.1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" draw:text-style-name="P1" draw:layer="layout" svg:width="0.323cm" svg:height="2.631cm" svg:x="21.872cm" svg:y="2.9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9" draw:style-name="gr8" draw:text-style-name="P5" draw:layer="layout" svg:x1="18.164cm" svg:y1="4.242cm" svg:x2="21.88cm" svg:y2="4.242cm" svg:d="M18164 4242h3716" svg:viewBox="0 0 3717 1">
          <text:p/>
        </draw:connector>
        <draw:connector draw:name="Connector: Elbow 62" draw:style-name="gr8" draw:text-style-name="P5" draw:layer="layout" svg:x1="24.847cm" svg:y1="4.241cm" svg:x2="26.866cm" svg:y2="4.24cm" draw:start-shape="id80" draw:start-glue-point="1" draw:end-shape="id81" draw:end-glue-point="3" svg:d="M24847 4241h1010v-1h1009" svg:viewBox="0 0 2020 2">
          <text:p/>
        </draw:connector>
        <draw:connector draw:name="Connector: Elbow 68" draw:style-name="gr8" draw:text-style-name="P5" draw:layer="layout" draw:line-skew="-4.602cm" svg:x1="18.164cm" svg:y1="4.242cm" svg:x2="29.074cm" svg:y2="8.099cm" draw:end-shape="id82" draw:end-glue-point="3" svg:d="M18164 4242h853v3857h10057" svg:viewBox="0 0 10911 3858">
          <text:p/>
        </draw:connector>
        <draw:custom-shape draw:name="Rectangle 71" draw:style-name="gr10" draw:text-style-name="P8" xml:id="id81" draw:id="id81" draw:layer="layout" svg:width="0.322cm" svg:height="2.631cm" svg:x="26.866cm" svg:y="2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2" draw:style-name="gr8" draw:text-style-name="P5" draw:layer="layout" svg:x1="27.189cm" svg:y1="4.225cm" svg:x2="29.201cm" svg:y2="4.225cm" svg:d="M27189 4225h2012" svg:viewBox="0 0 2013 1">
          <text:p/>
        </draw:connector>
        <draw:custom-shape draw:name="TextBox 73" draw:style-name="gr202" draw:text-style-name="P7" draw:layer="layout" svg:width="3.78cm" svg:height="0.844cm" svg:x="21.211cm" svg:y="5.707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203" draw:text-style-name="P7" xml:id="id82" draw:id="id82" draw:layer="layout" svg:width="4.08cm" svg:height="0.844cm" svg:x="29.074cm" svg:y="7.67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04" draw:text-style-name="P7" draw:layer="layout" svg:width="3.483cm" svg:height="0.844cm" svg:x="29.195cm" svg:y="3.797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205" draw:text-style-name="P7" draw:layer="layout" svg:width="0.799cm" svg:height="0.844cm" svg:x="27.444cm" svg:y="3.424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206" draw:text-style-name="P7" draw:layer="layout" svg:width="1.396cm" svg:height="0.844cm" svg:x="25.437cm" svg:y="3.399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07" draw:text-style-name="P7" draw:layer="layout" svg:width="2.59cm" svg:height="0.844cm" svg:x="26.548cm" svg:y="7.2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208" draw:text-style-name="P7" draw:layer="layout" svg:width="2.59cm" svg:height="0.844cm" svg:x="19.149cm" svg:y="3.39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85" draw:style-name="gr23" draw:text-style-name="P5" draw:layer="layout" draw:type="line" svg:x1="17.411cm" svg:y1="9.216cm" svg:x2="17.411cm" svg:y2="5.015cm" draw:start-shape="id79" draw:start-glue-point="4" draw:end-shape="id83" draw:end-glue-point="8" svg:d="M17411 9216v-4201" svg:viewBox="0 0 1 4202">
          <text:p/>
        </draw:connector>
        <draw:connector draw:name="Straight Arrow Connector 88" draw:style-name="gr23" draw:text-style-name="P5" draw:layer="layout" draw:type="line" svg:x1="13.116cm" svg:y1="10.013cm" svg:x2="16.661cm" svg:y2="10.013cm" svg:d="M13116 10013h3545" svg:viewBox="0 0 3546 1">
          <text:p/>
        </draw:connector>
        <draw:custom-shape draw:name="Rectangle 89" draw:style-name="gr1" draw:text-style-name="P1" draw:layer="layout" svg:width="0.322cm" svg:height="2.631cm" svg:x="12.24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" draw:text-style-name="P1" draw:layer="layout" svg:width="0.322cm" svg:height="0.44cm" svg:x="10.124cm" svg:y="4.0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" draw:text-style-name="P1" draw:layer="layout" svg:width="0.322cm" svg:height="0.878cm" svg:x="10.654cm" svg:y="3.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5" draw:text-style-name="P1" draw:layer="layout" svg:width="0.322cm" svg:height="1.557cm" svg:x="11.185cm" svg:y="3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6" draw:text-style-name="P1" draw:layer="layout" svg:width="0.322cm" svg:height="2.227cm" svg:x="11.714cm" svg:y="3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0" draw:text-style-name="P8" xml:id="id85" draw:id="id85" draw:layer="layout" svg:width="0.322cm" svg:height="2.631cm" svg:x="12.7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209" draw:text-style-name="P7" draw:layer="layout" svg:width="4.377cm" svg:height="0.844cm" svg:x="1.343cm" svg:y="3.84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6" draw:style-name="gr8" draw:text-style-name="P5" draw:layer="layout" svg:x1="5.755cm" svg:y1="4.288cm" svg:x2="7.768cm" svg:y2="4.278cm" draw:end-shape="id84" draw:end-glue-point="3" svg:d="M5755 4288h1007v-10h1006" svg:viewBox="0 0 2014 11">
          <text:p/>
        </draw:connector>
        <draw:custom-shape draw:name="Rectangle 97" draw:style-name="gr10" draw:text-style-name="P8" xml:id="id84" draw:id="id84" draw:layer="layout" svg:width="0.322cm" svg:height="2.631cm" svg:x="7.768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98" draw:style-name="gr8" draw:text-style-name="P5" draw:layer="layout" svg:x1="8.09cm" svg:y1="4.271cm" svg:x2="10.102cm" svg:y2="4.271cm" svg:d="M8090 4271h2012" svg:viewBox="0 0 2013 1">
          <text:p/>
        </draw:connector>
        <draw:custom-shape draw:name="TextBox 99" draw:style-name="gr210" draw:text-style-name="P7" draw:layer="layout" svg:width="0.799cm" svg:height="0.844cm" svg:x="5.76cm" svg:y="3.43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211" draw:text-style-name="P7" draw:layer="layout" svg:width="1.396cm" svg:height="0.844cm" svg:x="8.606cm" svg:y="3.353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212" draw:text-style-name="P7" draw:layer="layout" svg:width="2.59cm" svg:height="0.844cm" svg:x="13.166cm" svg:y="3.41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213" draw:text-style-name="P7" draw:layer="layout" svg:width="3.78cm" svg:height="0.844cm" svg:x="9.817cm" svg:y="5.67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03" draw:style-name="gr23" draw:text-style-name="P5" draw:layer="layout" draw:type="line" svg:x1="13.097cm" svg:y1="4.278cm" svg:x2="16.644cm" svg:y2="4.28cm" draw:start-shape="id85" draw:start-glue-point="1" svg:d="M13097 4278l3547 2" svg:viewBox="0 0 3548 3">
          <text:p/>
        </draw:connector>
        <presentation:notes draw:style-name="dp2">
          <draw:page-thumbnail draw:style-name="gr44" draw:layer="layout" svg:width="0.001cm" svg:height="0.001cm" svg:x="0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draw:custom-shape draw:name="Rectangle 39" draw:style-name="gr1" draw:text-style-name="P1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" draw:text-style-name="P1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" draw:text-style-name="P1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" draw:text-style-name="P1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" draw:text-style-name="P1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0" draw:text-style-name="P8" xml:id="id90" draw:id="id90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214" draw:text-style-name="P7" draw:layer="layout" svg:width="2.59cm" svg:height="0.844cm" svg:x="12.851cm" svg:y="2.92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215" draw:text-style-name="P7" draw:layer="layout" svg:width="4.973cm" svg:height="0.844cm" svg:x="9.344cm" svg:y="-1.51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16" draw:text-style-name="P7" draw:layer="layout" svg:width="2.59cm" svg:height="0.844cm" svg:x="7.366cm" svg:y="14.5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17" draw:text-style-name="P7" draw:layer="layout" svg:width="3.78cm" svg:height="0.844cm" svg:x="9.504cm" svg:y="5.32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18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19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" draw:text-style-name="P1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" draw:text-style-name="P1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" draw:text-style-name="P1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" draw:text-style-name="P1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" draw:text-style-name="P1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0" draw:text-style-name="P8" xml:id="id92" draw:id="id92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220" draw:text-style-name="P7" draw:layer="layout" svg:width="2.59cm" svg:height="0.844cm" svg:x="13.012cm" svg:y="14.49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221" draw:text-style-name="P7" draw:layer="layout" svg:width="4.377cm" svg:height="0.844cm" svg:x="1.06cm" svg:y="3.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22" draw:text-style-name="P7" draw:layer="layout" svg:width="3.78cm" svg:height="0.844cm" svg:x="5.367cm" svg:y="2.967cm">
          <text:p text:style-name="P6"><text:span text:style-name="T2">[768,768,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23" draw:text-style-name="P7" draw:layer="layout" svg:width="3.78cm" svg:height="0.844cm" svg:x="9.388cm" svg:y="16.9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24" draw:text-style-name="P4" xml:id="id91" draw:id="id91" draw:layer="layout" svg:width="1.522cm" svg:height="1.523cm" svg:x="16.517cm" svg:y="8.82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0" draw:style-name="gr1" draw:text-style-name="P1" draw:layer="layout" svg:width="0.323cm" svg:height="2.631cm" svg:x="22.27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201" draw:text-style-name="P8" xml:id="id86" draw:id="id86" draw:layer="layout" svg:width="0.323cm" svg:height="0.44cm" svg:x="24.39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4" draw:text-style-name="P1" draw:layer="layout" svg:width="0.323cm" svg:height="0.878cm" svg:x="23.86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5" draw:text-style-name="P1" draw:layer="layout" svg:width="0.323cm" svg:height="1.557cm" svg:x="23.33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6" draw:text-style-name="P1" draw:layer="layout" svg:width="0.323cm" svg:height="2.227cm" svg:x="22.799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" draw:text-style-name="P1" draw:layer="layout" svg:width="0.323cm" svg:height="2.631cm" svg:x="21.738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4" draw:style-name="gr8" draw:text-style-name="P5" draw:layer="layout" svg:x1="18.031cm" svg:y1="9.571cm" svg:x2="21.747cm" svg:y2="9.571cm" svg:d="M18031 9571h3716" svg:viewBox="0 0 3717 1">
          <text:p/>
        </draw:connector>
        <draw:connector draw:name="Connector: Elbow 15" draw:style-name="gr8" draw:text-style-name="P5" draw:layer="layout" svg:x1="24.714cm" svg:y1="9.57cm" svg:x2="26.733cm" svg:y2="9.569cm" draw:start-shape="id86" draw:start-glue-point="1" draw:end-shape="id87" draw:end-glue-point="3" svg:d="M24714 9570h1010v-1h1009" svg:viewBox="0 0 2020 2">
          <text:p/>
        </draw:connector>
        <draw:custom-shape draw:name="Rectangle 66" draw:style-name="gr10" draw:text-style-name="P8" xml:id="id87" draw:id="id87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7" draw:style-name="gr8" draw:text-style-name="P5" draw:layer="layout" svg:x1="27.056cm" svg:y1="9.554cm" svg:x2="29.068cm" svg:y2="9.554cm" svg:d="M27056 9554h2012" svg:viewBox="0 0 2013 1">
          <text:p/>
        </draw:connector>
        <draw:custom-shape draw:name="TextBox 47" draw:style-name="gr225" draw:text-style-name="P7" draw:layer="layout" svg:width="3.78cm" svg:height="0.844cm" svg:x="21.078cm" svg:y="11.03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26" draw:text-style-name="P7" draw:layer="layout" svg:width="4.08cm" svg:height="0.844cm" svg:x="28.941cm" svg:y="13.006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27" draw:text-style-name="P7" draw:layer="layout" svg:width="3.483cm" svg:height="0.844cm" svg:x="29.062cm" svg:y="9.12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28" draw:text-style-name="P7" draw:layer="layout" svg:width="0.799cm" svg:height="0.844cm" svg:x="27.31cm" svg:y="8.75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29" draw:text-style-name="P7" draw:layer="layout" svg:width="1.396cm" svg:height="0.844cm" svg:x="25.305cm" svg:y="8.72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30" draw:text-style-name="P7" draw:layer="layout" svg:width="2.59cm" svg:height="0.844cm" svg:x="26.415cm" svg:y="12.57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31" draw:text-style-name="P7" draw:layer="layout" svg:width="2.59cm" svg:height="0.844cm" svg:x="18.037cm" svg:y="8.72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" draw:text-style-name="P1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" draw:text-style-name="P1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4" draw:text-style-name="P1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5" draw:text-style-name="P1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6" draw:text-style-name="P1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0" draw:text-style-name="P8" xml:id="id89" draw:id="id89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32" draw:text-style-name="P7" draw:layer="layout" svg:width="4.377cm" svg:height="0.844cm" svg:x="1.21cm" svg:y="9.172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8" draw:style-name="gr8" draw:text-style-name="P5" draw:layer="layout" svg:x1="5.622cm" svg:y1="9.617cm" svg:x2="7.635cm" svg:y2="9.607cm" draw:end-shape="id88" draw:end-glue-point="3" svg:d="M5622 9617h1007v-10h1006" svg:viewBox="0 0 2014 11">
          <text:p/>
        </draw:connector>
        <draw:custom-shape draw:name="Rectangle 74" draw:style-name="gr10" draw:text-style-name="P8" xml:id="id88" draw:id="id88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9" draw:style-name="gr8" draw:text-style-name="P5" draw:layer="layout" svg:x1="7.957cm" svg:y1="9.6cm" svg:x2="9.969cm" svg:y2="9.6cm" svg:d="M7957 9600h2012" svg:viewBox="0 0 2013 1">
          <text:p/>
        </draw:connector>
        <draw:custom-shape draw:name="TextBox 70" draw:style-name="gr233" draw:text-style-name="P7" draw:layer="layout" svg:width="0.799cm" svg:height="0.844cm" svg:x="5.627cm" svg:y="8.76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234" draw:text-style-name="P7" draw:layer="layout" svg:width="1.396cm" svg:height="0.844cm" svg:x="8.473cm" svg:y="8.68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0" draw:style-name="gr235" draw:text-style-name="P7" draw:layer="layout" svg:width="2.59cm" svg:height="0.844cm" svg:x="13.033cm" svg:y="8.7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1" draw:style-name="gr236" draw:text-style-name="P7" draw:layer="layout" svg:width="3.78cm" svg:height="0.844cm" svg:x="9.684cm" svg:y="11.0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6" draw:style-name="gr23" draw:text-style-name="P5" draw:layer="layout" draw:type="line" svg:x1="12.964cm" svg:y1="9.607cm" svg:x2="16.511cm" svg:y2="9.609cm" draw:start-shape="id89" draw:start-glue-point="1" svg:d="M12964 9607l3547 2" svg:viewBox="0 0 3548 3">
          <text:p/>
        </draw:connector>
        <draw:connector draw:name="Connector: Elbow 2" draw:style-name="gr8" draw:text-style-name="P5" draw:layer="layout" svg:x1="12.783cm" svg:y1="3.836cm" svg:x2="17.278cm" svg:y2="8.821cm" draw:start-shape="id90" draw:start-glue-point="1" draw:end-shape="id91" draw:end-glue-point="4" svg:d="M12783 3836h4495v4985" svg:viewBox="0 0 4496 4986">
          <text:p/>
        </draw:connector>
        <draw:connector draw:name="Connector: Elbow 3" draw:style-name="gr8" draw:text-style-name="P5" draw:layer="layout" svg:x1="12.943cm" svg:y1="15.412cm" svg:x2="17.278cm" svg:y2="10.344cm" draw:start-shape="id92" draw:start-glue-point="1" draw:end-shape="id91" draw:end-glue-point="8" svg:d="M12943 15412h4335v-5068" svg:viewBox="0 0 4336 5069">
          <text:p/>
        </draw:connector>
        <draw:connector draw:name="Connector: Elbow 4" draw:style-name="gr8" draw:text-style-name="P5" draw:layer="layout" svg:x1="5.478cm" svg:y1="3.81cm" svg:x2="9.796cm" svg:y2="3.81cm" svg:d="M5478 3810h4318" svg:viewBox="0 0 4319 1">
          <text:p/>
        </draw:connector>
        <draw:custom-shape draw:style-name="gr237" draw:text-style-name="P9" xml:id="id93" draw:id="id93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1" draw:style-name="gr23" draw:text-style-name="P5" draw:layer="layout" draw:type="line" svg:x1="7.438cm" svg:y1="15.414cm" svg:x2="9.956cm" svg:y2="15.429cm" draw:start-shape="id93" draw:start-glue-point="5" svg:d="M7438 15414l2518 15" svg:viewBox="0 0 2519 16">
          <text:p/>
        </draw:connector>
        <draw:connector draw:name="Connector: Elbow 16" draw:style-name="gr8" draw:text-style-name="P5" draw:layer="layout" draw:line-skew="5.702cm" svg:x1="20.313cm" svg:y1="10.076cm" svg:x2="6.551cm" svg:y2="15.92cm" svg:d="M20313 10076v8068h-14597v-2224h835" svg:viewBox="0 0 14598 8069">
          <text:p/>
        </draw:connector>
        <draw:line draw:style-name="gr238" draw:text-style-name="P23" draw:layer="layout" svg:x1="20.319cm" svg:y1="9.524cm" svg:x2="20.319cm" svg:y2="10.075cm">
          <text:p/>
        </draw:line>
        <draw:connector draw:name="Connector: Elbow 5" draw:style-name="gr8" draw:text-style-name="P5" draw:layer="layout" svg:x1="5.28cm" svg:y1="14.94cm" svg:x2="6.55cm" svg:y2="14.94cm" svg:d="M5280 14940h1270" svg:viewBox="0 0 1271 1">
          <text:p/>
        </draw:connector>
        <draw:custom-shape draw:name="TextBox 3" draw:style-name="gr239" draw:text-style-name="P7" draw:layer="layout" svg:width="5.57cm" svg:height="0.844cm" svg:x="-0.002cm" svg:y="14.397cm">
          <text:p text:style-name="P6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>
        <draw:custom-shape draw:name="Rectangle 26" draw:style-name="gr1" draw:text-style-name="P1" draw:layer="layout" svg:width="0.322cm" svg:height="2.631cm" svg:x="9.7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" draw:text-style-name="P1" draw:layer="layout" svg:width="0.322cm" svg:height="2.631cm" svg:x="10.329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" draw:text-style-name="P1" draw:layer="layout" svg:width="0.322cm" svg:height="2.631cm" svg:x="10.8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" draw:text-style-name="P1" draw:layer="layout" svg:width="0.322cm" svg:height="2.631cm" svg:x="11.395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" draw:text-style-name="P1" draw:layer="layout" svg:width="0.322cm" svg:height="2.631cm" svg:x="11.928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0" draw:text-style-name="P8" xml:id="id99" draw:id="id99" draw:layer="layout" svg:width="0.322cm" svg:height="2.631cm" svg:x="12.461cm" svg:y="2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40" draw:text-style-name="P7" draw:layer="layout" svg:width="2.59cm" svg:height="0.844cm" svg:x="12.851cm" svg:y="2.922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41" draw:text-style-name="P7" draw:layer="layout" svg:width="4.973cm" svg:height="0.844cm" svg:x="9.344cm" svg:y="-1.51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242" draw:text-style-name="P7" draw:layer="layout" svg:width="2.59cm" svg:height="0.844cm" svg:x="7.366cm" svg:y="14.586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243" draw:text-style-name="P7" draw:layer="layout" svg:width="3.78cm" svg:height="0.844cm" svg:x="9.504cm" svg:y="5.32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244" draw:text-style-name="P7" draw:layer="layout" svg:width="4.973cm" svg:height="0.844cm" svg:x="0.152cm" svg:y="0.126cm">
          <text:p text:style-name="P6"><text:span text:style-name="T2">multimodal 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245" draw:text-style-name="P7" draw:layer="layout" svg:width="4.533cm" svg:height="2.03cm" svg:x="27.936cm" svg:y="16.109cm">
          <text:p text:style-name="P6"><text:span text:style-name="T2">V</text:span><text:span text:style-name="T2"><text:tab/></text:span><text:span text:style-name="T2">256</text:span></text:p>
          <text:p text:style-name="P6"><text:span text:style-name="T2">C</text:span><text:span text:style-name="T2"><text:tab/></text:span><text:span text:style-name="T2">384</text:span></text:p>
          <text:p text:style-name="P6"><text:span text:style-name="T2">H,W</text:span><text:span text:style-name="T2"><text:tab/></text:span><text:span text:style-name="T2">81,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" draw:text-style-name="P1" draw:layer="layout" svg:width="0.322cm" svg:height="2.631cm" svg:x="9.956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" draw:text-style-name="P1" draw:layer="layout" svg:width="0.322cm" svg:height="2.631cm" svg:x="10.488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" draw:text-style-name="P1" draw:layer="layout" svg:width="0.322cm" svg:height="2.631cm" svg:x="11.022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" draw:text-style-name="P1" draw:layer="layout" svg:width="0.322cm" svg:height="2.631cm" svg:x="11.555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" draw:text-style-name="P1" draw:layer="layout" svg:width="0.322cm" svg:height="2.631cm" svg:x="12.089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0" draw:text-style-name="P8" xml:id="id100" draw:id="id100" draw:layer="layout" svg:width="0.322cm" svg:height="2.631cm" svg:x="12.621cm" svg:y="14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246" draw:text-style-name="P7" draw:layer="layout" svg:width="2.59cm" svg:height="0.844cm" svg:x="13.012cm" svg:y="14.49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47" draw:text-style-name="P7" draw:layer="layout" svg:width="4.377cm" svg:height="0.844cm" svg:x="1.06cm" svg:y="3.33cm">
          <text:p text:style-name="P6"><text:span text:style-name="T2">curren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248" draw:text-style-name="P7" draw:layer="layout" svg:width="4.08cm" svg:height="0.844cm" svg:x="5.446cm" svg:y="2.967cm">
          <text:p text:style-name="P6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249" draw:text-style-name="P7" draw:layer="layout" svg:width="3.78cm" svg:height="0.844cm" svg:x="9.388cm" svg:y="16.9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250" draw:text-style-name="P4" xml:id="id94" draw:id="id94" draw:layer="layout" svg:width="1.522cm" svg:height="1.523cm" svg:x="16.217cm" svg:y="8.82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1" draw:style-name="gr1" draw:text-style-name="P1" draw:layer="layout" svg:width="0.323cm" svg:height="2.631cm" svg:x="22.27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1" draw:text-style-name="P8" xml:id="id95" draw:id="id95" draw:layer="layout" svg:width="0.323cm" svg:height="0.44cm" svg:x="24.39cm" svg:y="9.3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4" draw:text-style-name="P1" draw:layer="layout" svg:width="0.323cm" svg:height="0.878cm" svg:x="23.86cm" svg:y="9.131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5" draw:text-style-name="P1" draw:layer="layout" svg:width="0.323cm" svg:height="1.557cm" svg:x="23.33cm" svg:y="8.7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6" draw:text-style-name="P1" draw:layer="layout" svg:width="0.323cm" svg:height="2.227cm" svg:x="22.799cm" svg:y="8.45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" draw:text-style-name="P1" draw:layer="layout" svg:width="0.323cm" svg:height="2.631cm" svg:x="21.738cm" svg:y="8.25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1" draw:style-name="gr8" draw:text-style-name="P5" draw:layer="layout" svg:x1="17.739cm" svg:y1="9.583cm" svg:x2="21.747cm" svg:y2="9.571cm" draw:start-shape="id94" draw:start-glue-point="10" svg:d="M17739 9583h2004v-12h2004" svg:viewBox="0 0 4009 13">
          <text:p/>
        </draw:connector>
        <draw:connector draw:name="Connector: Elbow 22" draw:style-name="gr8" draw:text-style-name="P5" draw:layer="layout" svg:x1="24.714cm" svg:y1="9.57cm" svg:x2="26.733cm" svg:y2="9.569cm" draw:start-shape="id95" draw:start-glue-point="1" draw:end-shape="id96" draw:end-glue-point="3" svg:d="M24714 9570h1010v-1h1009" svg:viewBox="0 0 2020 2">
          <text:p/>
        </draw:connector>
        <draw:custom-shape draw:name="Rectangle 87" draw:style-name="gr10" draw:text-style-name="P8" xml:id="id96" draw:id="id96" draw:layer="layout" svg:width="0.322cm" svg:height="2.631cm" svg:x="26.733cm" svg:y="8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3" draw:style-name="gr8" draw:text-style-name="P5" draw:layer="layout" svg:x1="27.056cm" svg:y1="9.554cm" svg:x2="29.068cm" svg:y2="9.554cm" svg:d="M27056 9554h2012" svg:viewBox="0 0 2013 1">
          <text:p/>
        </draw:connector>
        <draw:custom-shape draw:name="TextBox 93" draw:style-name="gr251" draw:text-style-name="P7" draw:layer="layout" svg:width="3.78cm" svg:height="0.844cm" svg:x="21.078cm" svg:y="11.03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252" draw:text-style-name="P7" draw:layer="layout" svg:width="4.08cm" svg:height="0.844cm" svg:x="28.941cm" svg:y="13.006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253" draw:text-style-name="P7" draw:layer="layout" svg:width="3.483cm" svg:height="0.844cm" svg:x="29.062cm" svg:y="9.126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7" draw:style-name="gr254" draw:text-style-name="P7" draw:layer="layout" svg:width="0.799cm" svg:height="0.844cm" svg:x="27.31cm" svg:y="8.753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255" draw:text-style-name="P7" draw:layer="layout" svg:width="1.396cm" svg:height="0.844cm" svg:x="25.305cm" svg:y="8.728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256" draw:text-style-name="P7" draw:layer="layout" svg:width="2.59cm" svg:height="0.844cm" svg:x="26.415cm" svg:y="12.579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257" draw:text-style-name="P7" draw:layer="layout" svg:width="2.59cm" svg:height="0.844cm" svg:x="19.158cm" svg:y="8.728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" draw:text-style-name="P1" draw:layer="layout" svg:width="0.322cm" svg:height="2.631cm" svg:x="12.11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" draw:text-style-name="P1" draw:layer="layout" svg:width="0.322cm" svg:height="0.44cm" svg:x="9.991cm" svg:y="9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4" draw:text-style-name="P1" draw:layer="layout" svg:width="0.322cm" svg:height="0.878cm" svg:x="10.521cm" svg:y="9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5" draw:text-style-name="P1" draw:layer="layout" svg:width="0.322cm" svg:height="1.557cm" svg:x="11.052cm" svg:y="8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6" draw:text-style-name="P1" draw:layer="layout" svg:width="0.322cm" svg:height="2.227cm" svg:x="11.581cm" svg:y="8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" draw:text-style-name="P8" xml:id="id98" draw:id="id98" draw:layer="layout" svg:width="0.322cm" svg:height="2.631cm" svg:x="12.642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258" draw:text-style-name="P7" draw:layer="layout" svg:width="4.377cm" svg:height="0.844cm" svg:x="1.21cm" svg:y="9.172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4" draw:style-name="gr8" draw:text-style-name="P5" draw:layer="layout" svg:x1="5.622cm" svg:y1="9.617cm" svg:x2="7.635cm" svg:y2="9.607cm" draw:end-shape="id97" draw:end-glue-point="3" svg:d="M5622 9617h1007v-10h1006" svg:viewBox="0 0 2014 11">
          <text:p/>
        </draw:connector>
        <draw:custom-shape draw:name="Rectangle 101" draw:style-name="gr10" draw:text-style-name="P8" xml:id="id97" draw:id="id97" draw:layer="layout" svg:width="0.322cm" svg:height="2.631cm" svg:x="7.635cm" svg:y="8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7" draw:style-name="gr8" draw:text-style-name="P5" draw:layer="layout" svg:x1="7.957cm" svg:y1="9.6cm" svg:x2="9.969cm" svg:y2="9.6cm" svg:d="M7957 9600h2012" svg:viewBox="0 0 2013 1">
          <text:p/>
        </draw:connector>
        <draw:custom-shape draw:name="TextBox 106" draw:style-name="gr259" draw:text-style-name="P7" draw:layer="layout" svg:width="0.799cm" svg:height="0.844cm" svg:x="5.627cm" svg:y="8.762cm">
          <text:p text:style-name="P6"><text:span text:style-name="T2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260" draw:text-style-name="P7" draw:layer="layout" svg:width="1.396cm" svg:height="0.844cm" svg:x="8.473cm" svg:y="8.682cm">
          <text:p text:style-name="P6"><text:span text:style-name="T2">[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261" draw:text-style-name="P7" draw:layer="layout" svg:width="2.59cm" svg:height="0.844cm" svg:x="13.033cm" svg:y="8.745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262" draw:text-style-name="P7" draw:layer="layout" svg:width="3.78cm" svg:height="0.844cm" svg:x="9.684cm" svg:y="11.00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" draw:style-name="gr23" draw:text-style-name="P5" draw:layer="layout" draw:type="line" svg:x1="12.964cm" svg:y1="9.607cm" svg:x2="16.217cm" svg:y2="9.583cm" draw:start-shape="id98" draw:start-glue-point="1" draw:end-shape="id94" draw:end-glue-point="6" svg:d="M12964 9607l3253-24" svg:viewBox="0 0 3254 25">
          <text:p/>
        </draw:connector>
        <draw:connector draw:name="Connector: Elbow 30" draw:style-name="gr8" draw:text-style-name="P5" draw:layer="layout" svg:x1="12.783cm" svg:y1="3.836cm" svg:x2="16.978cm" svg:y2="8.821cm" draw:start-shape="id99" draw:start-glue-point="1" draw:end-shape="id94" draw:end-glue-point="4" svg:d="M12783 3836h4195v4985" svg:viewBox="0 0 4196 4986">
          <text:p/>
        </draw:connector>
        <draw:connector draw:name="Connector: Elbow 31" draw:style-name="gr8" draw:text-style-name="P5" draw:layer="layout" svg:x1="12.943cm" svg:y1="15.412cm" svg:x2="16.978cm" svg:y2="10.344cm" draw:start-shape="id100" draw:start-glue-point="1" draw:end-shape="id94" draw:end-glue-point="8" svg:d="M12943 15412h4035v-5068" svg:viewBox="0 0 4036 5069">
          <text:p/>
        </draw:connector>
        <draw:connector draw:name="Connector: Elbow 34" draw:style-name="gr8" draw:text-style-name="P5" draw:layer="layout" svg:x1="5.478cm" svg:y1="3.81cm" svg:x2="9.796cm" svg:y2="3.81cm" svg:d="M5478 3810h4318" svg:viewBox="0 0 4319 1">
          <text:p/>
        </draw:connector>
        <draw:custom-shape draw:style-name="gr237" draw:text-style-name="P9" xml:id="id101" draw:id="id101" draw:layer="layout" svg:width="2.223cm" svg:height="0.889cm" draw:transform="rotate (1.5707963267949) translate (6.549cm 16.52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name="Straight Arrow Connector 5" draw:style-name="gr23" draw:text-style-name="P5" draw:layer="layout" draw:type="line" svg:x1="7.438cm" svg:y1="15.414cm" svg:x2="9.956cm" svg:y2="15.429cm" draw:start-shape="id101" draw:start-glue-point="5" svg:d="M7438 15414l2518 15" svg:viewBox="0 0 2519 16">
          <text:p/>
        </draw:connector>
        <draw:line draw:style-name="gr238" draw:text-style-name="P23" xml:id="id103" draw:id="id103" draw:layer="layout" svg:x1="18.414cm" svg:y1="3.809cm" svg:x2="18.414cm" svg:y2="18.414cm">
          <text:p/>
        </draw:line>
        <draw:connector draw:name="Connector: Elbow 36" draw:style-name="gr8" draw:text-style-name="P5" draw:layer="layout" svg:x1="5.28cm" svg:y1="14.94cm" svg:x2="6.55cm" svg:y2="14.94cm" svg:d="M5280 14940h1270" svg:viewBox="0 0 1271 1">
          <text:p/>
        </draw:connector>
        <draw:custom-shape draw:name="TextBox 110" draw:style-name="gr263" draw:text-style-name="P7" draw:layer="layout" svg:width="5.57cm" svg:height="0.844cm" svg:x="-0.002cm" svg:y="14.397cm">
          <text:p text:style-name="P6"><text:span text:style-name="T2">np.zeros([H,W,C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" draw:text-style-name="P1" draw:layer="layout" svg:width="0.322cm" svg:height="2.631cm" svg:x="21.659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" draw:text-style-name="P1" draw:layer="layout" svg:width="0.322cm" svg:height="2.631cm" svg:x="22.1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" draw:text-style-name="P1" draw:layer="layout" svg:width="0.322cm" svg:height="2.631cm" svg:x="22.725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1" draw:text-style-name="P1" draw:layer="layout" svg:width="0.322cm" svg:height="2.631cm" svg:x="23.258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" draw:text-style-name="P1" draw:layer="layout" svg:width="0.322cm" svg:height="2.631cm" svg:x="23.792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0" draw:text-style-name="P8" draw:layer="layout" svg:width="0.322cm" svg:height="2.631cm" svg:x="24.326cm" svg:y="2.5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4" draw:text-style-name="P7" draw:layer="layout" svg:width="2.59cm" svg:height="0.844cm" svg:x="19.071cm" svg:y="2.967cm">
          <text:p text:style-name="P6"><text:span text:style-name="T2">[H,W,C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65" draw:text-style-name="P7" draw:layer="layout" svg:width="3.78cm" svg:height="0.844cm" svg:x="21.368cm" svg:y="5.346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6" draw:style-name="gr8" draw:text-style-name="P5" xml:id="id102" draw:id="id102" draw:layer="layout" svg:x1="5.256cm" svg:y1="16.003cm" svg:x2="6.526cm" svg:y2="16.003cm" svg:d="M5256 16003h1270" svg:viewBox="0 0 1271 1">
          <text:p/>
        </draw:connector>
        <draw:line draw:style-name="gr266" draw:text-style-name="P23" draw:layer="layout" svg:x1="18.414cm" svg:y1="3.809cm" svg:x2="21.659cm" svg:y2="3.809cm">
          <text:p/>
        </draw:line>
        <draw:custom-shape draw:name="TextBox 6" draw:style-name="gr267" draw:text-style-name="P7" draw:layer="layout" svg:width="3.483cm" svg:height="0.844cm" svg:x="29.288cm" svg:y="3.286cm">
          <text:p text:style-name="P6"><text:span text:style-name="T2">next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8" draw:text-style-name="P7" draw:layer="layout" svg:width="4.08cm" svg:height="0.844cm" svg:x="24.644cm" svg:y="2.967cm">
          <text:p text:style-name="P6"><text:span text:style-name="T2">[768,768,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6" draw:text-style-name="P23" draw:layer="layout" svg:x1="24.647cm" svg:y1="3.809cm" svg:x2="29.209cm" svg:y2="3.809cm">
          <text:p/>
        </draw:line>
        <draw:connector draw:style-name="gr269" draw:text-style-name="P11" draw:layer="layout" svg:x1="5.256cm" svg:y1="16.003cm" svg:x2="18.414cm" svg:y2="18.414cm" draw:start-shape="id102" draw:start-glue-point="2" draw:end-shape="id103" draw:end-glue-point="2" svg:d="M5256 16003v2411h13158" svg:viewBox="0 0 13159 2412">
          <text:p/>
        </draw:connector>
        <presentation:notes draw:style-name="dp2">
          <draw:page-thumbnail draw:style-name="gr44" draw:layer="layout" svg:width="0.001cm" svg:height="0.001cm" svg:x="0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8" xml:id="id108" draw:id="id108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88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01" draw:text-style-name="P8" xml:id="id104" draw:id="id104" draw:layer="layout" svg:width="0.323cm" svg:height="0.44cm" svg:x="24.508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79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49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19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7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70" draw:text-style-name="P4" xml:id="id106" draw:id="id106" draw:layer="layout" svg:width="1.522cm" svg:height="1.523cm" svg:x="16.625cm" svg:y="6.04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002cm" svg:y1="6.807cm" svg:x2="16.626cm" svg:y2="6.807cm" svg:d="M13002 6807h3624" svg:viewBox="0 0 3625 1">
          <text:p/>
        </draw:connector>
        <draw:connector draw:name="Connector: Elbow 29" draw:style-name="gr8" draw:text-style-name="P5" draw:layer="layout" svg:x1="18.15cm" svg:y1="6.807cm" svg:x2="21.866cm" svg:y2="6.807cm" svg:d="M18150 6807h3716" svg:viewBox="0 0 3717 1">
          <text:p/>
        </draw:connector>
        <draw:connector draw:name="Connector: Elbow 32" draw:style-name="gr8" draw:text-style-name="P5" draw:layer="layout" svg:x1="24.832cm" svg:y1="6.806cm" svg:x2="26.853cm" svg:y2="6.805cm" draw:start-shape="id104" draw:start-glue-point="1" draw:end-shape="id105" draw:end-glue-point="3" svg:d="M24832 6806h1011v-1h1010" svg:viewBox="0 0 2022 2">
          <text:p/>
        </draw:connector>
        <draw:connector draw:name="Connector: Elbow 33" draw:style-name="gr8" draw:text-style-name="P5" draw:layer="layout" draw:line-skew="-4.687cm" svg:x1="18.147cm" svg:y1="6.806cm" svg:x2="29.094cm" svg:y2="11.803cm" draw:start-shape="id106" draw:start-glue-point="10" svg:d="M18147 6806h787v4997h10160" svg:viewBox="0 0 10948 4998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271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0" draw:text-style-name="P8" xml:id="id105" draw:id="id105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6.79cm" svg:x2="29.187cm" svg:y2="6.79cm" svg:d="M27175 6790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07" draw:end-glue-point="3" svg:d="M5659 6823h1006v-2h1005" svg:viewBox="0 0 2012 3">
          <text:p/>
        </draw:connector>
        <draw:custom-shape draw:name="Rectangle 51" draw:style-name="gr10" draw:text-style-name="P8" xml:id="id107" draw:id="id107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272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73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274" draw:text-style-name="P7" draw:layer="layout" svg:width="1.993cm" svg:height="0.844cm" svg:x="13.09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275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76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77" draw:text-style-name="P7" draw:layer="layout" svg:width="1.993cm" svg:height="0.844cm" svg:x="13.093cm" svg:y="5.95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78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79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80" draw:text-style-name="P7" draw:layer="layout" svg:width="3.78cm" svg:height="0.844cm" svg:x="21.197cm" svg:y="8.27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81" draw:text-style-name="P7" draw:layer="layout" svg:width="4.08cm" svg:height="0.844cm" svg:x="29.059cm" svg:y="11.29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82" draw:text-style-name="P7" draw:layer="layout" svg:width="3.483cm" svg:height="0.844cm" svg:x="29.181cm" svg:y="6.36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83" draw:text-style-name="P7" draw:layer="layout" svg:width="1.396cm" svg:height="0.844cm" svg:x="27.407cm" svg:y="5.989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84" draw:text-style-name="P7" draw:layer="layout" svg:width="0.799cm" svg:height="0.844cm" svg:x="25.446cm" svg:y="5.964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285" draw:text-style-name="P7" draw:layer="layout" svg:width="1.993cm" svg:height="0.844cm" svg:x="26.70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286" draw:text-style-name="P7" draw:layer="layout" svg:width="1.993cm" svg:height="0.844cm" svg:x="19.701cm" svg:y="5.98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93cm" svg:x1="13.001cm" svg:y1="11.783cm" svg:x2="17.386cm" svg:y2="7.567cm" draw:start-shape="id108" draw:start-glue-point="1" draw:end-shape="id106" draw:end-glue-point="8" svg:d="M13001 11783h4385v-4216" svg:viewBox="0 0 4386 4217">
          <text:p/>
        </draw:connector>
        <draw:custom-shape draw:name="TextBox 1" draw:style-name="gr287" draw:text-style-name="P7" draw:layer="layout" svg:width="1.693cm" svg:height="0.844cm" svg:x="0.272cm" svg:y="0.126cm">
          <text:p text:style-name="P6"><text:span text:style-name="T2">al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">
        <draw:custom-shape draw:name="Rectangle 3" draw:style-name="gr1" draw:text-style-name="P1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0.41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09" draw:id="id109" draw:layer="layout" svg:width="0.323cm" svg:height="0.44cm" svg:x="22.532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2.002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1.471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0.9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19.881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288" draw:text-style-name="P4" xml:id="id113" draw:id="id113" draw:layer="layout" svg:width="1.522cm" svg:height="1.523cm" svg:x="15.818cm" svg:y="8.0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371cm" svg:y1="8.751cm" svg:x2="15.817cm" svg:y2="8.751cm" svg:d="M13371 8751h2446" svg:viewBox="0 0 2447 1">
          <text:p/>
        </draw:connector>
        <draw:connector draw:name="Connector: Elbow 32" draw:style-name="gr8" draw:text-style-name="P5" draw:layer="layout" draw:line-skew="0.001cm" svg:x1="22.856cm" svg:y1="8.745cm" svg:x2="24.875cm" svg:y2="8.744cm" draw:start-shape="id109" draw:start-glue-point="1" draw:end-shape="id110" draw:end-glue-point="3" svg:d="M22856 8745h1011v-1h1008" svg:viewBox="0 0 2020 2">
          <text:p/>
        </draw:connector>
        <draw:connector draw:name="Connector: Elbow 33" draw:style-name="gr8" draw:text-style-name="P5" draw:layer="layout" draw:line-skew="-3.706cm" svg:x1="17.338cm" svg:y1="8.824cm" svg:x2="27.136cm" svg:y2="13.717cm" draw:end-shape="id111" draw:end-glue-point="3" svg:d="M17338 8824h1193v4893h8605" svg:viewBox="0 0 9799 4894">
          <text:p/>
        </draw:connector>
        <draw:custom-shape draw:name="TextBox 39" draw:style-name="gr289" draw:text-style-name="P7" draw:layer="layout" svg:width="2.59cm" svg:height="1.437cm" svg:x="3.417cm" svg:y="7.873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10" draw:id="id110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5.198cm" svg:y1="8.729cm" svg:x2="27.21cm" svg:y2="8.729cm" svg:d="M25198 8729h2012" svg:viewBox="0 0 2013 1">
          <text:p/>
        </draw:connector>
        <draw:connector draw:name="Connector: Elbow 50" draw:style-name="gr8" draw:text-style-name="P5" draw:layer="layout" svg:x1="6.027cm" svg:y1="8.769cm" svg:x2="8.04cm" svg:y2="8.769cm" svg:d="M6027 8769h2013" svg:viewBox="0 0 2014 1">
          <text:p/>
        </draw:connector>
        <draw:custom-shape draw:name="Rectangle 51" draw:style-name="gr1" draw:text-style-name="P1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8.363cm" svg:y1="8.769cm" svg:x2="10.375cm" svg:y2="8.769cm" svg:d="M8363 8769h2012" svg:viewBox="0 0 2013 1">
          <text:p/>
        </draw:connector>
        <draw:custom-shape draw:name="TextBox 53" draw:style-name="gr290" draw:text-style-name="P7" draw:layer="layout" svg:width="1.396cm" svg:height="0.844cm" svg:x="6.01cm" svg:y="7.92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291" draw:text-style-name="P7" draw:layer="layout" svg:width="0.799cm" svg:height="0.844cm" svg:x="8.921cm" svg:y="7.981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292" draw:text-style-name="P7" xml:id="id114" draw:id="id114" draw:layer="layout" svg:width="2.59cm" svg:height="1.437cm" svg:x="3.417cm" svg:y="12.999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293" draw:text-style-name="P7" draw:layer="layout" svg:width="1.993cm" svg:height="0.844cm" svg:x="5.977cm" svg:y="12.82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294" draw:text-style-name="P7" draw:layer="layout" svg:width="1.993cm" svg:height="0.844cm" svg:x="13.461cm" svg:y="7.9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95" draw:text-style-name="P7" draw:layer="layout" svg:width="3.78cm" svg:height="0.844cm" svg:x="10.09cm" svg:y="10.16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96" draw:text-style-name="P7" draw:layer="layout" svg:width="3.78cm" svg:height="0.844cm" svg:x="19.219cm" svg:y="10.21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97" draw:text-style-name="P7" xml:id="id111" draw:id="id111" draw:layer="layout" svg:width="2.59cm" svg:height="1.437cm" svg:x="27.136cm" svg:y="12.999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98" draw:text-style-name="P7" draw:layer="layout" svg:width="1.993cm" svg:height="1.437cm" svg:x="27.16cm" svg:y="7.87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99" draw:text-style-name="P7" draw:layer="layout" svg:width="1.396cm" svg:height="0.844cm" svg:x="25.43cm" svg:y="7.92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00" draw:text-style-name="P7" draw:layer="layout" svg:width="0.799cm" svg:height="0.844cm" svg:x="23.468cm" svg:y="7.90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01" draw:text-style-name="P7" draw:layer="layout" svg:width="1.993cm" svg:height="0.844cm" svg:x="24.986cm" svg:y="12.80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02" draw:text-style-name="P7" draw:layer="layout" svg:width="1.993cm" svg:height="0.844cm" svg:x="17.311cm" svg:y="7.91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604cm" svg:x1="13.37cm" svg:y1="13.724cm" svg:x2="16.579cm" svg:y2="9.529cm" draw:start-shape="id112" draw:start-glue-point="10" draw:end-shape="id113" draw:end-glue-point="8" svg:d="M13370 13724h3209v-4195" svg:viewBox="0 0 3210 4196">
          <text:p/>
        </draw:connector>
        <draw:connector draw:name="Straight Arrow Connector 46" draw:style-name="gr23" draw:text-style-name="P5" draw:layer="layout" draw:type="line" svg:x1="17.338cm" svg:y1="8.806cm" svg:x2="19.869cm" svg:y2="8.806cm" svg:d="M17338 8806h2531" svg:viewBox="0 0 2532 1">
          <text:p/>
        </draw:connector>
        <draw:custom-shape draw:name="Oval 75" draw:style-name="gr303" draw:text-style-name="P4" xml:id="id112" draw:id="id112" draw:layer="layout" svg:width="1.522cm" svg:height="1.523cm" svg:x="11.848cm" svg:y="12.962cm">
          <text:p text:style-name="P3"><text:span text:style-name="T1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79" draw:style-name="gr23" draw:text-style-name="P5" draw:layer="layout" draw:type="line" svg:x1="6.007cm" svg:y1="13.717cm" svg:x2="11.848cm" svg:y2="13.724cm" draw:start-shape="id114" draw:start-glue-point="1" draw:end-shape="id112" draw:end-glue-point="6" svg:d="M6007 13717l5841 7" svg:viewBox="0 0 5842 8">
          <text:p/>
        </draw:connector>
        <draw:connector draw:name="Straight Arrow Connector 84" draw:style-name="gr23" draw:text-style-name="P5" draw:layer="layout" draw:type="line" svg:x1="12.669cm" svg:y1="15.436cm" svg:x2="12.669cm" svg:y2="14.487cm" svg:d="M12669 15436v-949" svg:viewBox="0 0 1 950">
          <text:p/>
        </draw:connector>
        <draw:custom-shape draw:name="TextBox 87" draw:style-name="gr304" draw:text-style-name="P4" draw:layer="layout" svg:width="2.59cm" svg:height="1.437cm" svg:x="11.383cm" svg:y="15.435cm">
          <text:p text:style-name="P3"><text:span text:style-name="T9">γ</text:span></text:p>
          <text:p text:style-name="P3"><text:span text:style-name="T2">(gamm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">
        <draw:custom-shape draw:name="Rectangle 3" draw:style-name="gr1" draw:text-style-name="P1" draw:layer="layout" svg:width="0.322cm" svg:height="2.631cm" svg:x="12.092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9.97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31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561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5" draw:text-style-name="P1" xml:id="id115" draw:id="id115" draw:layer="layout" svg:width="0.322cm" svg:height="2.631cm" svg:x="12.621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9.9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4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22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554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088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05" draw:text-style-name="P1" xml:id="id120" draw:id="id120" draw:layer="layout" svg:width="0.322cm" svg:height="2.631cm" svg:x="12.621cm" svg:y="10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945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06" draw:text-style-name="P1" xml:id="id117" draw:id="id117" draw:layer="layout" svg:width="0.323cm" svg:height="0.44cm" svg:x="25.065cm" svg:y="8.9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4.536cm" svg:y="8.7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006cm" svg:y="8.4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3.475cm" svg:y="8.0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23" draw:id="id123" draw:layer="layout" svg:width="0.323cm" svg:height="2.631cm" svg:x="22.416cm" svg:y="7.8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07" draw:text-style-name="P4" xml:id="id116" draw:id="id116" draw:layer="layout" svg:width="1.522cm" svg:height="1.523cm" svg:x="14.805cm" svg:y="8.433cm">
          <text:p text:style-name="P3"><text:span text:style-name="T1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draw:line-skew="1.311cm" svg:x1="12.943cm" svg:y1="6.84cm" svg:x2="15.566cm" svg:y2="8.433cm" draw:start-shape="id115" draw:start-glue-point="1" draw:end-shape="id116" draw:end-glue-point="4" svg:d="M12943 6840h2623v1593" svg:viewBox="0 0 2624 1594">
          <text:p/>
        </draw:connector>
        <draw:connector draw:name="Connector: Elbow 32" draw:style-name="gr8" draw:text-style-name="P5" draw:layer="layout" svg:x1="25.389cm" svg:y1="9.194cm" svg:x2="27.41cm" svg:y2="9.193cm" draw:start-shape="id117" draw:start-glue-point="1" draw:end-shape="id118" draw:end-glue-point="3" svg:d="M25389 9194h1011v-1h1010" svg:viewBox="0 0 2022 2">
          <text:p/>
        </draw:connector>
        <draw:connector draw:name="Connector: Elbow 37" draw:style-name="gr8" draw:text-style-name="P5" draw:layer="layout" svg:x1="5.617cm" svg:y1="11.819cm" svg:x2="9.935cm" svg:y2="11.819cm" svg:d="M5617 11819h4318" svg:viewBox="0 0 4319 1">
          <text:p/>
        </draw:connector>
        <draw:custom-shape draw:name="TextBox 39" draw:style-name="gr308" draw:text-style-name="P7" draw:layer="layout" svg:width="4.377cm" svg:height="0.844cm" svg:x="1.189cm" svg:y="6.413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05" draw:text-style-name="P1" xml:id="id118" draw:id="id118" draw:layer="layout" svg:width="0.322cm" svg:height="2.631cm" svg:x="27.41cm" svg:y="7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732cm" svg:y1="9.178cm" svg:x2="29.744cm" svg:y2="9.178cm" svg:d="M27732 9178h2012" svg:viewBox="0 0 2013 1">
          <text:p/>
        </draw:connector>
        <draw:connector draw:name="Connector: Elbow 50" draw:style-name="gr8" draw:text-style-name="P5" draw:layer="layout" svg:x1="5.601cm" svg:y1="6.858cm" svg:x2="7.613cm" svg:y2="6.856cm" draw:end-shape="id119" draw:end-glue-point="3" svg:d="M5601 6858h1006v-2h1006" svg:viewBox="0 0 2013 3">
          <text:p/>
        </draw:connector>
        <draw:custom-shape draw:name="Rectangle 51" draw:style-name="gr10" draw:text-style-name="P8" xml:id="id119" draw:id="id119" draw:layer="layout" svg:width="0.322cm" svg:height="2.631cm" svg:x="7.613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36cm" svg:y1="6.841cm" svg:x2="9.948cm" svg:y2="6.841cm" svg:d="M7936 6841h2012" svg:viewBox="0 0 2013 1">
          <text:p/>
        </draw:connector>
        <draw:custom-shape draw:name="TextBox 53" draw:style-name="gr309" draw:text-style-name="P7" draw:layer="layout" svg:width="1.396cm" svg:height="0.844cm" svg:x="5.583cm" svg:y="6.00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10" draw:text-style-name="P7" draw:layer="layout" svg:width="0.799cm" svg:height="0.844cm" svg:x="8.494cm" svg:y="5.986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11" draw:text-style-name="P7" draw:layer="layout" svg:width="1.993cm" svg:height="0.844cm" svg:x="13.035cm" svg:y="10.90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2" draw:text-style-name="P7" draw:layer="layout" svg:width="4.973cm" svg:height="0.844cm" svg:x="0.616cm" svg:y="11.368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13" draw:text-style-name="P7" draw:layer="layout" svg:width="1.993cm" svg:height="0.844cm" svg:x="5.55cm" svg:y="10.90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14" draw:text-style-name="P7" draw:layer="layout" svg:width="1.993cm" svg:height="0.844cm" svg:x="13.035cm" svg:y="5.98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15" draw:text-style-name="P7" draw:layer="layout" svg:width="4.377cm" svg:height="0.844cm" svg:x="9.365cm" svg:y="13.309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16" draw:text-style-name="P7" draw:layer="layout" svg:width="3.78cm" svg:height="0.844cm" svg:x="9.664cm" svg:y="8.24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17" draw:text-style-name="P7" draw:layer="layout" svg:width="3.78cm" svg:height="0.844cm" svg:x="21.754cm" svg:y="10.6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18" draw:text-style-name="P7" draw:layer="layout" svg:width="3.483cm" svg:height="0.844cm" svg:x="29.738cm" svg:y="8.75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19" draw:text-style-name="P7" draw:layer="layout" svg:width="1.396cm" svg:height="0.844cm" svg:x="27.964cm" svg:y="8.37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20" draw:text-style-name="P7" draw:layer="layout" svg:width="0.799cm" svg:height="0.844cm" svg:x="26.003cm" svg:y="8.35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21" draw:text-style-name="P7" draw:layer="layout" svg:width="1.993cm" svg:height="0.844cm" svg:x="19.465cm" svg:y="8.39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311cm" svg:x1="12.943cm" svg:y1="11.817cm" svg:x2="15.566cm" svg:y2="9.956cm" draw:start-shape="id120" draw:start-glue-point="1" draw:end-shape="id116" draw:end-glue-point="8" svg:d="M12943 11817h2623v-1861" svg:viewBox="0 0 2624 1862">
          <text:p/>
        </draw:connector>
        <draw:connector draw:name="Connector: Elbow 1" draw:style-name="gr8" draw:text-style-name="P5" draw:layer="layout" draw:line-skew="-3.54cm" svg:x1="19.266cm" svg:y1="9.194cm" svg:x2="29.164cm" svg:y2="14.33cm" draw:start-shape="id121" draw:start-glue-point="1" draw:end-shape="id122" draw:end-glue-point="3" svg:d="M19266 9194h1409v5136h8489" svg:viewBox="0 0 9899 5137">
          <text:p/>
        </draw:connector>
        <draw:custom-shape draw:name="TextBox 2" draw:style-name="gr322" draw:text-style-name="P7" xml:id="id122" draw:id="id122" draw:layer="layout" svg:width="4.08cm" svg:height="0.844cm" svg:x="29.164cm" svg:y="13.908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23" draw:text-style-name="P7" draw:layer="layout" svg:width="1.993cm" svg:height="0.844cm" svg:x="26.806cm" svg:y="13.4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5" draw:text-style-name="P1" xml:id="id121" draw:id="id121" draw:layer="layout" svg:width="0.322cm" svg:height="2.631cm" svg:x="18.944cm" svg:y="7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23" draw:text-style-name="P5" draw:layer="layout" draw:type="line" svg:x1="16.327cm" svg:y1="9.195cm" svg:x2="18.944cm" svg:y2="9.194cm" draw:start-shape="id116" draw:start-glue-point="10" draw:end-shape="id121" draw:end-glue-point="3" svg:d="M16327 9195l2617-1" svg:viewBox="0 0 2618 2">
          <text:p/>
        </draw:connector>
        <draw:custom-shape draw:name="TextBox 43" draw:style-name="gr324" draw:text-style-name="P7" draw:layer="layout" svg:width="2.59cm" svg:height="0.844cm" svg:x="16.306cm" svg:y="8.389cm">
          <text:p text:style-name="P6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9.266cm" svg:y1="9.194cm" svg:x2="22.417cm" svg:y2="9.193cm" draw:start-shape="id121" draw:start-glue-point="1" draw:end-shape="id123" draw:end-glue-point="3" svg:d="M19266 9194l3151-1" svg:viewBox="0 0 3152 2">
          <text:p/>
        </draw:connector>
        <draw:custom-shape draw:name="TextBox 71" draw:style-name="gr325" draw:text-style-name="P7" draw:layer="layout" svg:width="1.693cm" svg:height="0.844cm" svg:x="0.272cm" svg:y="0.126cm">
          <text:p text:style-name="P6"><text:span text:style-name="T2">al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ank">
        <draw:custom-shape draw:name="Rectangle 3" draw:style-name="gr1" draw:text-style-name="P1" draw:layer="layout" svg:width="0.322cm" svg:height="2.631cm" svg:x="7.85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5.734cm" svg:y="6.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6.264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6.793cm" svg:y="6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7.323cm" svg:y="5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xml:id="id124" draw:id="id124" draw:layer="layout" svg:width="0.322cm" svg:height="2.631cm" svg:x="8.385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5.9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26" draw:id="id126" draw:layer="layout" svg:width="0.323cm" svg:height="0.44cm" svg:x="28.022cm" svg:y="8.96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7.492cm" svg:y="8.74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6.961cm" svg:y="8.40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6.431cm" svg:y="8.0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30" draw:id="id130" draw:layer="layout" svg:width="0.323cm" svg:height="2.631cm" svg:x="25.371cm" svg:y="7.8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26" draw:text-style-name="P4" xml:id="id125" draw:id="id125" draw:layer="layout" svg:width="1.522cm" svg:height="1.523cm" svg:x="10.568cm" svg:y="8.42cm">
          <text:p text:style-name="P3"><text:span text:style-name="T10">CA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draw:line-skew="1.311cm" svg:x1="8.707cm" svg:y1="6.84cm" svg:x2="11.329cm" svg:y2="8.42cm" draw:start-shape="id124" draw:start-glue-point="1" draw:end-shape="id125" draw:end-glue-point="4" svg:d="M8707 6840h2622v1580" svg:viewBox="0 0 2623 1581">
          <text:p/>
        </draw:connector>
        <draw:connector draw:name="Connector: Elbow 32" draw:style-name="gr8" draw:text-style-name="P5" draw:layer="layout" draw:line-skew="0.001cm" svg:x1="28.346cm" svg:y1="9.182cm" svg:x2="30.365cm" svg:y2="9.181cm" draw:start-shape="id126" draw:start-glue-point="1" draw:end-shape="id127" draw:end-glue-point="3" svg:d="M28346 9182h1011v-1h1008" svg:viewBox="0 0 2020 2">
          <text:p/>
        </draw:connector>
        <draw:custom-shape draw:name="TextBox 39" draw:style-name="gr327" draw:text-style-name="P7" draw:layer="layout" svg:width="2.59cm" svg:height="1.437cm" svg:x="0.519cm" svg:y="7.152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27" draw:id="id127" draw:layer="layout" svg:width="0.322cm" svg:height="2.631cm" svg:x="30.365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30.688cm" svg:y1="9.178cm" svg:x2="32.7cm" svg:y2="9.178cm" svg:d="M30688 9178h2012" svg:viewBox="0 0 2013 1">
          <text:p/>
        </draw:connector>
        <draw:connector draw:name="Connector: Elbow 50" draw:style-name="gr8" draw:text-style-name="P5" draw:layer="layout" svg:x1="1.364cm" svg:y1="6.858cm" svg:x2="3.375cm" svg:y2="6.856cm" draw:end-shape="id128" draw:end-glue-point="3" svg:d="M1364 6858h1006v-2h1005" svg:viewBox="0 0 2012 3">
          <text:p/>
        </draw:connector>
        <draw:custom-shape draw:name="Rectangle 51" draw:style-name="gr1" draw:text-style-name="P1" xml:id="id128" draw:id="id128" draw:layer="layout" svg:width="0.322cm" svg:height="2.631cm" svg:x="3.375cm" svg:y="5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3.699cm" svg:y1="6.841cm" svg:x2="5.711cm" svg:y2="6.841cm" svg:d="M3699 6841h2012" svg:viewBox="0 0 2013 1">
          <text:p/>
        </draw:connector>
        <draw:custom-shape draw:name="TextBox 53" draw:style-name="gr328" draw:text-style-name="P7" draw:layer="layout" svg:width="1.396cm" svg:height="0.844cm" svg:x="1.346cm" svg:y="6.00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29" draw:text-style-name="P7" draw:layer="layout" svg:width="0.799cm" svg:height="0.844cm" svg:x="4.258cm" svg:y="6.062cm">
          <text:p text:style-name="P6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30" draw:text-style-name="P7" draw:layer="layout" svg:width="2.59cm" svg:height="1.437cm" svg:x="1.16cm" svg:y="12.255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31" draw:text-style-name="P7" draw:layer="layout" svg:width="1.993cm" svg:height="0.844cm" svg:x="1.313cm" svg:y="11.1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32" draw:text-style-name="P7" draw:layer="layout" svg:width="1.993cm" svg:height="0.844cm" svg:x="8.798cm" svg:y="5.98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33" draw:text-style-name="P7" draw:layer="layout" svg:width="3.78cm" svg:height="0.844cm" svg:x="5.426cm" svg:y="8.244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34" draw:text-style-name="P7" draw:layer="layout" svg:width="3.78cm" svg:height="0.844cm" svg:x="24.709cm" svg:y="10.6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35" draw:text-style-name="P7" draw:layer="layout" svg:width="1.993cm" svg:height="1.437cm" svg:x="30.915cm" svg:y="9.328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36" draw:text-style-name="P7" draw:layer="layout" svg:width="1.396cm" svg:height="0.844cm" svg:x="30.92cm" svg:y="8.311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37" draw:text-style-name="P7" draw:layer="layout" svg:width="0.799cm" svg:height="0.844cm" svg:x="28.958cm" svg:y="8.311cm">
          <text:p text:style-name="P6"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38" draw:text-style-name="P7" draw:layer="layout" svg:width="1.993cm" svg:height="0.844cm" svg:x="21.608cm" svg:y="8.31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1.008cm" svg:x1="1.364cm" svg:y1="11.961cm" svg:x2="11.329cm" svg:y2="9.943cm" draw:end-shape="id125" draw:end-glue-point="8" svg:d="M1364 11961v-1h9965v-2017" svg:viewBox="0 0 9966 2019">
          <text:p/>
        </draw:connector>
        <draw:custom-shape draw:name="TextBox 9" draw:style-name="gr339" draw:text-style-name="P7" draw:layer="layout" svg:width="1.993cm" svg:height="0.844cm" svg:x="30.881cm" svg:y="13.5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" draw:text-style-name="P1" xml:id="id129" draw:id="id129" draw:layer="layout" svg:width="0.322cm" svg:height="2.631cm" svg:x="14.707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6" draw:style-name="gr23" draw:text-style-name="P5" draw:layer="layout" draw:type="line" svg:x1="12.09cm" svg:y1="9.182cm" svg:x2="14.707cm" svg:y2="9.181cm" draw:start-shape="id125" draw:start-glue-point="10" draw:end-shape="id129" draw:end-glue-point="3" svg:d="M12090 9182l2617-1" svg:viewBox="0 0 2618 2">
          <text:p/>
        </draw:connector>
        <draw:custom-shape draw:name="TextBox 43" draw:style-name="gr340" draw:text-style-name="P7" draw:layer="layout" svg:width="2.59cm" svg:height="0.844cm" svg:x="12.068cm" svg:y="8.311cm">
          <text:p text:style-name="P6"><text:span text:style-name="T2">H,W,2*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21.472cm" svg:y1="9.195cm" svg:x2="25.372cm" svg:y2="9.181cm" draw:end-shape="id130" draw:end-glue-point="3" svg:d="M21472 9195l3900-14" svg:viewBox="0 0 3901 15">
          <text:p/>
        </draw:connector>
        <draw:custom-shape draw:name="TextBox 22" draw:style-name="gr341" draw:text-style-name="P7" draw:layer="layout" svg:width="1.693cm" svg:height="0.844cm" svg:x="0.272cm" svg:y="0.126cm">
          <text:p text:style-name="P6"><text:span text:style-name="T2">al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42" draw:text-style-name="P7" draw:layer="layout" svg:width="2.59cm" svg:height="1.437cm" svg:x="30.905cm" svg:y="14.663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28" draw:style-name="gr8" draw:text-style-name="P5" draw:layer="layout" draw:line-skew="-3.787cm" svg:x1="21.484cm" svg:y1="9.181cm" svg:x2="33.023cm" svg:y2="14.443cm" draw:start-shape="id131" draw:start-glue-point="1" svg:d="M21484 9181h1983v5262h9556" svg:viewBox="0 0 11540 5263">
          <text:p/>
        </draw:connector>
        <draw:custom-shape draw:name="Rectangle 31" draw:style-name="gr1" draw:text-style-name="P1" xml:id="id132" draw:id="id132" draw:layer="layout" svg:width="0.322cm" svg:height="2.631cm" svg:x="18.4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" draw:text-style-name="P1" draw:layer="layout" svg:width="0.322cm" svg:height="2.631cm" svg:x="19.03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1" draw:layer="layout" svg:width="0.322cm" svg:height="2.631cm" svg:x="19.5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" draw:text-style-name="P1" draw:layer="layout" svg:width="0.322cm" svg:height="2.631cm" svg:x="20.096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" draw:text-style-name="P1" draw:layer="layout" svg:width="0.322cm" svg:height="2.631cm" svg:x="20.629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" draw:text-style-name="P1" xml:id="id131" draw:id="id131" draw:layer="layout" svg:width="0.322cm" svg:height="2.631cm" svg:x="21.162cm" svg:y="7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43" draw:text-style-name="P7" draw:layer="layout" svg:width="4.377cm" svg:height="0.844cm" svg:x="17.907cm" svg:y="10.66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44" draw:text-style-name="P7" draw:layer="layout" svg:width="1.892cm" svg:height="1.437cm" svg:x="15.429cm" svg:y="8.31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6" draw:style-name="gr23" draw:text-style-name="P5" draw:layer="layout" draw:type="line" svg:x1="15.029cm" svg:y1="9.181cm" svg:x2="18.496cm" svg:y2="9.181cm" draw:start-shape="id129" draw:start-glue-point="1" draw:end-shape="id132" draw:end-glue-point="3" svg:d="M15029 9181h3467" svg:viewBox="0 0 3468 1">
          <text:p/>
        </draw:connector>
        <presentation:notes draw:style-name="dp2">
          <draw:page-thumbnail draw:style-name="gr44" draw:layer="layout" svg:width="0.001cm" svg:height="0.001cm" svg:x="0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>
        <draw:custom-shape draw:name="Rectangle 3" draw:style-name="gr1" draw:text-style-name="P1" draw:layer="layout" svg:width="0.322cm" svg:height="2.631cm" svg:x="10.34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8.227cm" svg:y="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8.757cm" svg:y="7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9.288cm" svg:y="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9.817cm" svg:y="6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0.87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3.586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0" draw:id="id140" draw:layer="layout" svg:width="0.323cm" svg:height="0.44cm" svg:x="25.706cm" svg:y="7.51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5.176cm" svg:y="7.29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647cm" svg:y="6.9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4.116cm" svg:y="6.61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xml:id="id137" draw:id="id137" draw:layer="layout" svg:width="0.323cm" svg:height="2.631cm" svg:x="23.056cm" svg:y="6.41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45" draw:text-style-name="P4" xml:id="id135" draw:id="id135" draw:layer="layout" svg:width="1.522cm" svg:height="1.523cm" svg:x="13.648cm" svg:y="6.97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1.201cm" svg:y1="7.734cm" svg:x2="13.647cm" svg:y2="7.734cm" svg:d="M11201 7734h2446" svg:viewBox="0 0 2447 1">
          <text:p/>
        </draw:connector>
        <draw:connector draw:name="Connector: Elbow 33" draw:style-name="gr8" draw:text-style-name="P5" draw:layer="layout" draw:line-skew="-3.809cm" svg:x1="20.512cm" svg:y1="7.732cm" svg:x2="30.312cm" svg:y2="12.873cm" draw:start-shape="id133" draw:start-glue-point="1" draw:end-shape="id134" draw:end-glue-point="3" svg:d="M20512 7732h1091v5141h8709" svg:viewBox="0 0 9801 5142">
          <text:p/>
        </draw:connector>
        <draw:custom-shape draw:name="TextBox 39" draw:style-name="gr346" draw:text-style-name="P7" draw:layer="layout" svg:width="2.59cm" svg:height="1.437cm" svg:x="1.247cm" svg:y="7.007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1" draw:id="id141" draw:layer="layout" svg:width="0.322cm" svg:height="2.631cm" svg:x="28.04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8.373cm" svg:y1="7.734cm" svg:x2="30.385cm" svg:y2="7.734cm" svg:d="M28373 7734h2012" svg:viewBox="0 0 2013 1">
          <text:p/>
        </draw:connector>
        <draw:connector draw:name="Connector: Elbow 50" draw:style-name="gr8" draw:text-style-name="P5" draw:layer="layout" svg:x1="3.858cm" svg:y1="7.734cm" svg:x2="5.87cm" svg:y2="7.734cm" svg:d="M3858 7734h2012" svg:viewBox="0 0 2013 1">
          <text:p/>
        </draw:connector>
        <draw:custom-shape draw:name="Rectangle 51" draw:style-name="gr1" draw:text-style-name="P1" draw:layer="layout" svg:width="0.322cm" svg:height="2.631cm" svg:x="5.86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6.193cm" svg:y1="7.734cm" svg:x2="8.205cm" svg:y2="7.734cm" svg:d="M6193 7734h2012" svg:viewBox="0 0 2013 1">
          <text:p/>
        </draw:connector>
        <draw:custom-shape draw:name="TextBox 53" draw:style-name="gr347" draw:text-style-name="P7" draw:layer="layout" svg:width="1.396cm" svg:height="0.844cm" svg:x="3.84cm" svg:y="6.901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48" draw:text-style-name="P7" draw:layer="layout" svg:width="0.799cm" svg:height="0.844cm" svg:x="6.528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49" draw:text-style-name="P7" draw:layer="layout" svg:width="1.993cm" svg:height="0.844cm" svg:x="11.21cm" svg:y="6.87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50" draw:text-style-name="P7" draw:layer="layout" svg:width="3.78cm" svg:height="0.844cm" svg:x="7.92cm" svg:y="9.16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51" draw:text-style-name="P7" draw:layer="layout" svg:width="3.78cm" svg:height="0.844cm" svg:x="22.395cm" svg:y="9.1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52" draw:text-style-name="P7" xml:id="id134" draw:id="id134" draw:layer="layout" svg:width="2.59cm" svg:height="1.437cm" svg:x="30.312cm" svg:y="12.155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53" draw:text-style-name="P7" draw:layer="layout" svg:width="1.993cm" svg:height="1.437cm" svg:x="30.335cm" svg:y="7.007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54" draw:text-style-name="P7" draw:layer="layout" svg:width="1.396cm" svg:height="0.844cm" svg:x="28.606cm" svg:y="6.87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55" draw:text-style-name="P7" draw:layer="layout" svg:width="0.799cm" svg:height="0.844cm" svg:x="26.435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56" draw:text-style-name="P7" draw:layer="layout" svg:width="1.993cm" svg:height="0.844cm" svg:x="28.162cm" svg:y="11.962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57" draw:text-style-name="P7" draw:layer="layout" svg:width="1.993cm" svg:height="0.844cm" svg:x="15.137cm" svg:y="6.852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" draw:text-style-name="P1" xml:id="id136" draw:id="id136" draw:layer="layout" svg:width="0.322cm" svg:height="2.631cm" svg:x="17.523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8.057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8.5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9.124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9.656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xml:id="id133" draw:id="id133" draw:layer="layout" svg:width="0.322cm" svg:height="2.631cm" svg:x="20.19cm" svg:y="6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58" draw:text-style-name="P7" draw:layer="layout" svg:width="1.993cm" svg:height="0.844cm" svg:x="20.452cm" svg:y="6.884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59" draw:text-style-name="P7" draw:layer="layout" svg:width="4.377cm" svg:height="0.844cm" svg:x="16.934cm" svg:y="9.263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5.17cm" svg:y1="7.733cm" svg:x2="17.523cm" svg:y2="7.732cm" draw:start-shape="id135" draw:start-glue-point="10" draw:end-shape="id136" draw:end-glue-point="3" svg:d="M15170 7733l2353-1" svg:viewBox="0 0 2354 2">
          <text:p/>
        </draw:connector>
        <draw:connector draw:name="Straight Arrow Connector 46" draw:style-name="gr23" draw:text-style-name="P5" draw:layer="layout" draw:type="line" svg:x1="20.512cm" svg:y1="7.732cm" svg:x2="23.057cm" svg:y2="7.732cm" draw:start-shape="id133" draw:start-glue-point="1" draw:end-shape="id137" draw:end-glue-point="3" svg:d="M20512 7732h2545" svg:viewBox="0 0 2546 1">
          <text:p/>
        </draw:connector>
        <draw:custom-shape draw:name="TextBox 10" draw:style-name="gr360" draw:text-style-name="P7" xml:id="id139" draw:id="id139" draw:layer="layout" svg:width="2.59cm" svg:height="1.437cm" svg:x="1.339cm" svg:y="12.155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61" draw:text-style-name="P7" draw:layer="layout" svg:width="1.993cm" svg:height="0.844cm" svg:x="3.899cm" svg:y="11.9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12" draw:style-name="gr8" draw:text-style-name="P5" draw:layer="layout" draw:line-skew="1.558cm" svg:x1="11.291cm" svg:y1="12.88cm" svg:x2="14.409cm" svg:y2="8.494cm" draw:start-shape="id138" draw:start-glue-point="10" draw:end-shape="id135" draw:end-glue-point="8" svg:d="M11291 12880h3118v-4386" svg:viewBox="0 0 3119 4387">
          <text:p/>
        </draw:connector>
        <draw:custom-shape draw:name="Oval 13" draw:style-name="gr362" draw:text-style-name="P4" xml:id="id138" draw:id="id138" draw:layer="layout" svg:width="1.522cm" svg:height="1.523cm" svg:x="9.769cm" svg:y="12.118cm">
          <text:p text:style-name="P3"><text:span text:style-name="T1">×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Straight Arrow Connector 14" draw:style-name="gr23" draw:text-style-name="P5" draw:layer="layout" draw:type="line" svg:x1="3.929cm" svg:y1="12.873cm" svg:x2="9.769cm" svg:y2="12.88cm" draw:start-shape="id139" draw:start-glue-point="1" draw:end-shape="id138" draw:end-glue-point="6" svg:d="M3929 12873l5840 7" svg:viewBox="0 0 5841 8">
          <text:p/>
        </draw:connector>
        <draw:connector draw:name="Straight Arrow Connector 15" draw:style-name="gr23" draw:text-style-name="P5" draw:layer="layout" draw:type="line" svg:x1="10.591cm" svg:y1="14.592cm" svg:x2="10.591cm" svg:y2="13.643cm" svg:d="M10591 14592v-949" svg:viewBox="0 0 1 950">
          <text:p/>
        </draw:connector>
        <draw:custom-shape draw:name="TextBox 29" draw:style-name="gr363" draw:text-style-name="P4" draw:layer="layout" svg:width="1.993cm" svg:height="1.437cm" svg:x="9.605cm" svg:y="14.591cm">
          <text:p text:style-name="P3"><text:span text:style-name="T9">γ</text:span></text:p>
          <text:p text:style-name="P3"><text:span text:style-name="T2">g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8" draw:style-name="gr23" draw:text-style-name="P5" draw:layer="layout" draw:type="line" svg:x1="26.03cm" svg:y1="7.733cm" svg:x2="28.049cm" svg:y2="7.732cm" draw:start-shape="id140" draw:start-glue-point="1" draw:end-shape="id141" draw:end-glue-point="3" svg:d="M26030 7733l2019-1" svg:viewBox="0 0 2020 2">
          <text:p/>
        </draw:connector>
        <presentation:notes draw:style-name="dp2">
          <draw:page-thumbnail draw:style-name="gr44" draw:layer="layout" svg:width="0.001cm" svg:height="0.001cm" svg:x="0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>
        <draw:custom-shape draw:name="Rectangle 3" draw:style-name="gr1" draw:text-style-name="P1" draw:layer="layout" svg:width="0.322cm" svg:height="2.631cm" svg:x="12.517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397cm" svg:y="8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928cm" svg:y="8.3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457cm" svg:y="7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987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3.048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0.41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2" draw:id="id142" draw:layer="layout" svg:width="0.323cm" svg:height="0.44cm" svg:x="22.532cm" svg:y="8.52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2.002cm" svg:y="8.3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1.471cm" svg:y="7.96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0.94cm" svg:y="7.6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19.881cm" svg:y="7.42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64" draw:text-style-name="P4" xml:id="id146" draw:id="id146" draw:layer="layout" svg:width="1.522cm" svg:height="1.523cm" svg:x="15.818cm" svg:y="8.006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371cm" svg:y1="8.751cm" svg:x2="15.817cm" svg:y2="8.751cm" svg:d="M13371 8751h2446" svg:viewBox="0 0 2447 1">
          <text:p/>
        </draw:connector>
        <draw:connector draw:name="Connector: Elbow 32" draw:style-name="gr8" draw:text-style-name="P5" draw:layer="layout" draw:line-skew="0.001cm" svg:x1="22.856cm" svg:y1="8.745cm" svg:x2="24.875cm" svg:y2="8.744cm" draw:start-shape="id142" draw:start-glue-point="1" draw:end-shape="id143" draw:end-glue-point="3" svg:d="M22856 8745h1011v-1h1008" svg:viewBox="0 0 2020 2">
          <text:p/>
        </draw:connector>
        <draw:connector draw:name="Connector: Elbow 33" draw:style-name="gr8" draw:text-style-name="P5" draw:layer="layout" draw:line-skew="-3.706cm" svg:x1="17.338cm" svg:y1="8.824cm" svg:x2="27.136cm" svg:y2="13.717cm" draw:end-shape="id144" draw:end-glue-point="3" svg:d="M17338 8824h1193v4893h8605" svg:viewBox="0 0 9799 4894">
          <text:p/>
        </draw:connector>
        <draw:custom-shape draw:name="TextBox 39" draw:style-name="gr365" draw:text-style-name="P7" draw:layer="layout" svg:width="2.59cm" svg:height="1.437cm" svg:x="3.417cm" svg:y="7.873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3" draw:id="id143" draw:layer="layout" svg:width="0.322cm" svg:height="2.631cm" svg:x="24.875cm" svg:y="7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5.198cm" svg:y1="8.729cm" svg:x2="27.21cm" svg:y2="8.729cm" svg:d="M25198 8729h2012" svg:viewBox="0 0 2013 1">
          <text:p/>
        </draw:connector>
        <draw:connector draw:name="Connector: Elbow 50" draw:style-name="gr8" draw:text-style-name="P5" draw:layer="layout" svg:x1="6.027cm" svg:y1="8.769cm" svg:x2="8.04cm" svg:y2="8.769cm" svg:d="M6027 8769h2013" svg:viewBox="0 0 2014 1">
          <text:p/>
        </draw:connector>
        <draw:custom-shape draw:name="Rectangle 51" draw:style-name="gr1" draw:text-style-name="P1" draw:layer="layout" svg:width="0.322cm" svg:height="2.631cm" svg:x="8.039cm" svg:y="7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8.363cm" svg:y1="8.769cm" svg:x2="10.375cm" svg:y2="8.769cm" svg:d="M8363 8769h2012" svg:viewBox="0 0 2013 1">
          <text:p/>
        </draw:connector>
        <draw:custom-shape draw:name="TextBox 53" draw:style-name="gr366" draw:text-style-name="P7" draw:layer="layout" svg:width="1.396cm" svg:height="0.844cm" svg:x="6.01cm" svg:y="7.922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67" draw:text-style-name="P7" draw:layer="layout" svg:width="0.799cm" svg:height="0.844cm" svg:x="8.921cm" svg:y="7.981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68" draw:text-style-name="P7" xml:id="id145" draw:id="id145" draw:layer="layout" svg:width="2.59cm" svg:height="1.437cm" svg:x="3.417cm" svg:y="12.999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69" draw:text-style-name="P7" draw:layer="layout" svg:width="1.993cm" svg:height="0.844cm" svg:x="5.977cm" svg:y="12.82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70" draw:text-style-name="P7" draw:layer="layout" svg:width="1.993cm" svg:height="0.844cm" svg:x="13.461cm" svg:y="7.905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71" draw:text-style-name="P7" draw:layer="layout" svg:width="3.78cm" svg:height="0.844cm" svg:x="10.09cm" svg:y="10.163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72" draw:text-style-name="P7" draw:layer="layout" svg:width="3.78cm" svg:height="0.844cm" svg:x="19.219cm" svg:y="10.21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73" draw:text-style-name="P7" xml:id="id144" draw:id="id144" draw:layer="layout" svg:width="2.59cm" svg:height="1.437cm" svg:x="27.136cm" svg:y="12.999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74" draw:text-style-name="P7" draw:layer="layout" svg:width="1.993cm" svg:height="1.437cm" svg:x="27.16cm" svg:y="7.87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75" draw:text-style-name="P7" draw:layer="layout" svg:width="1.396cm" svg:height="0.844cm" svg:x="25.43cm" svg:y="7.92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76" draw:text-style-name="P7" draw:layer="layout" svg:width="0.799cm" svg:height="0.844cm" svg:x="23.468cm" svg:y="7.903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77" draw:text-style-name="P7" draw:layer="layout" svg:width="1.993cm" svg:height="0.844cm" svg:x="24.986cm" svg:y="12.80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78" draw:text-style-name="P7" draw:layer="layout" svg:width="1.993cm" svg:height="0.844cm" svg:x="17.311cm" svg:y="7.91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5.286cm" svg:x1="6.007cm" svg:y1="13.717cm" svg:x2="16.579cm" svg:y2="9.529cm" draw:start-shape="id145" draw:start-glue-point="1" draw:end-shape="id146" draw:end-glue-point="8" svg:d="M6007 13717h10572v-4188" svg:viewBox="0 0 10573 4189">
          <text:p/>
        </draw:connector>
        <draw:connector draw:name="Straight Arrow Connector 46" draw:style-name="gr23" draw:text-style-name="P5" draw:layer="layout" draw:type="line" svg:x1="17.338cm" svg:y1="8.806cm" svg:x2="19.869cm" svg:y2="8.806cm" svg:d="M17338 8806h2531" svg:viewBox="0 0 2532 1">
          <text:p/>
        </draw:connector>
        <presentation:notes draw:style-name="dp2">
          <draw:page-thumbnail draw:style-name="gr44" draw:layer="layout" svg:width="0.001cm" svg:height="0.001cm" svg:x="0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xml:id="id149" draw:id="id149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88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47" draw:id="id147" draw:layer="layout" svg:width="0.323cm" svg:height="0.44cm" svg:x="24.508cm" svg:y="6.58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79cm" svg:y="6.3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49cm" svg:y="6.02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19cm" svg:y="5.69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7cm" svg:y="5.4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79" draw:text-style-name="P4" xml:id="id151" draw:id="id151" draw:layer="layout" svg:width="1.522cm" svg:height="1.523cm" svg:x="16.625cm" svg:y="6.044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3.002cm" svg:y1="6.807cm" svg:x2="16.626cm" svg:y2="6.807cm" svg:d="M13002 6807h3624" svg:viewBox="0 0 3625 1">
          <text:p/>
        </draw:connector>
        <draw:connector draw:name="Connector: Elbow 29" draw:style-name="gr8" draw:text-style-name="P5" draw:layer="layout" svg:x1="18.15cm" svg:y1="6.807cm" svg:x2="21.866cm" svg:y2="6.807cm" svg:d="M18150 6807h3716" svg:viewBox="0 0 3717 1">
          <text:p/>
        </draw:connector>
        <draw:connector draw:name="Connector: Elbow 32" draw:style-name="gr8" draw:text-style-name="P5" draw:layer="layout" svg:x1="24.832cm" svg:y1="6.806cm" svg:x2="26.853cm" svg:y2="6.805cm" draw:start-shape="id147" draw:start-glue-point="1" draw:end-shape="id148" draw:end-glue-point="3" svg:d="M24832 6806h1011v-1h1010" svg:viewBox="0 0 2022 2">
          <text:p/>
        </draw:connector>
        <draw:connector draw:name="Connector: Elbow 33" draw:style-name="gr8" draw:text-style-name="P5" draw:layer="layout" draw:line-skew="0.001cm" svg:x1="13.001cm" svg:y1="11.783cm" svg:x2="29.094cm" svg:y2="11.803cm" draw:start-shape="id149" draw:start-glue-point="1" svg:d="M13001 11783h8048v20h8045" svg:viewBox="0 0 16094 21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380" draw:text-style-name="P7" draw:layer="layout" svg:width="4.377cm" svg:height="0.844cm" svg:x="1.24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48" draw:id="id148" draw:layer="layout" svg:width="0.322cm" svg:height="2.631cm" svg:x="26.85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6.79cm" svg:x2="29.187cm" svg:y2="6.79cm" svg:d="M27175 6790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50" draw:end-glue-point="3" svg:d="M5659 6823h1006v-2h1005" svg:viewBox="0 0 2012 3">
          <text:p/>
        </draw:connector>
        <draw:custom-shape draw:name="Rectangle 51" draw:style-name="gr1" draw:text-style-name="P1" xml:id="id150" draw:id="id150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381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82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83" draw:text-style-name="P7" draw:layer="layout" svg:width="1.993cm" svg:height="0.844cm" svg:x="13.09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84" draw:text-style-name="P7" draw:layer="layout" svg:width="4.973cm" svg:height="0.844cm" svg:x="0.673cm" svg:y="11.333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85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86" draw:text-style-name="P7" draw:layer="layout" svg:width="1.993cm" svg:height="0.844cm" svg:x="13.093cm" svg:y="5.951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87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88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89" draw:text-style-name="P7" draw:layer="layout" svg:width="3.78cm" svg:height="0.844cm" svg:x="21.197cm" svg:y="8.272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90" draw:text-style-name="P7" draw:layer="layout" svg:width="4.08cm" svg:height="0.844cm" svg:x="29.059cm" svg:y="11.297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91" draw:text-style-name="P7" draw:layer="layout" svg:width="3.483cm" svg:height="0.844cm" svg:x="29.181cm" svg:y="6.362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92" draw:text-style-name="P7" draw:layer="layout" svg:width="1.396cm" svg:height="0.844cm" svg:x="27.407cm" svg:y="5.989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93" draw:text-style-name="P7" draw:layer="layout" svg:width="0.799cm" svg:height="0.844cm" svg:x="25.446cm" svg:y="5.964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94" draw:text-style-name="P7" draw:layer="layout" svg:width="1.993cm" svg:height="0.844cm" svg:x="26.703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95" draw:text-style-name="P7" draw:layer="layout" svg:width="1.993cm" svg:height="0.844cm" svg:x="19.701cm" svg:y="5.98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2.193cm" svg:x1="13.001cm" svg:y1="11.783cm" svg:x2="17.386cm" svg:y2="7.567cm" draw:start-shape="id149" draw:start-glue-point="1" draw:end-shape="id151" draw:end-glue-point="8" svg:d="M13001 11783h4385v-4216" svg:viewBox="0 0 4386 4217">
          <text:p/>
        </draw:connector>
        <presentation:notes draw:style-name="dp2">
          <draw:page-thumbnail draw:style-name="gr44" draw:layer="layout" svg:width="0.001cm" svg:height="0.001cm" svg:x="0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>
        <draw:custom-shape draw:name="Rectangle 3" draw:style-name="gr1" draw:text-style-name="P1" draw:layer="layout" svg:width="0.322cm" svg:height="2.631cm" svg:x="10.34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8.227cm" svg:y="7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8.757cm" svg:y="7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9.288cm" svg:y="6.9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9.817cm" svg:y="6.6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draw:layer="layout" svg:width="0.322cm" svg:height="2.631cm" svg:x="10.87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3.217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52" draw:id="id152" draw:layer="layout" svg:width="0.323cm" svg:height="0.44cm" svg:x="25.338cm" svg:y="7.47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4.807cm" svg:y="7.25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4.276cm" svg:y="6.91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3.746cm" svg:y="6.5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2.687cm" svg:y="6.37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396" draw:text-style-name="P4" xml:id="id157" draw:id="id157" draw:layer="layout" svg:width="1.522cm" svg:height="1.523cm" svg:x="13.648cm" svg:y="7.011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6" draw:style-name="gr8" draw:text-style-name="P5" draw:layer="layout" svg:x1="11.201cm" svg:y1="7.756cm" svg:x2="13.647cm" svg:y2="7.756cm" svg:d="M11201 7756h2446" svg:viewBox="0 0 2447 1">
          <text:p/>
        </draw:connector>
        <draw:connector draw:name="Connector: Elbow 32" draw:style-name="gr8" draw:text-style-name="P5" draw:layer="layout" svg:x1="25.662cm" svg:y1="7.694cm" svg:x2="27.68cm" svg:y2="7.693cm" draw:start-shape="id152" draw:start-glue-point="1" draw:end-shape="id153" draw:end-glue-point="3" svg:d="M25662 7694h1009v-1h1009" svg:viewBox="0 0 2019 2">
          <text:p/>
        </draw:connector>
        <draw:connector draw:name="Connector: Elbow 33" draw:style-name="gr8" draw:text-style-name="P5" draw:layer="layout" draw:line-skew="-3.705cm" svg:x1="20.142cm" svg:y1="7.771cm" svg:x2="29.941cm" svg:y2="12.666cm" draw:start-shape="id154" draw:start-glue-point="1" draw:end-shape="id155" draw:end-glue-point="3" svg:d="M20142 7771h1195v4895h8604" svg:viewBox="0 0 9800 4896">
          <text:p/>
        </draw:connector>
        <draw:custom-shape draw:name="TextBox 39" draw:style-name="gr397" draw:text-style-name="P7" draw:layer="layout" svg:width="2.59cm" svg:height="1.437cm" svg:x="1.247cm" svg:y="6.877cm">
          <text:p text:style-name="P6"><text:span text:style-name="T2">curren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53" draw:id="id153" draw:layer="layout" svg:width="0.322cm" svg:height="2.631cm" svg:x="27.68cm" svg:y="6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8.004cm" svg:y1="7.678cm" svg:x2="30.016cm" svg:y2="7.678cm" svg:d="M28004 7678h2012" svg:viewBox="0 0 2013 1">
          <text:p/>
        </draw:connector>
        <draw:connector draw:name="Connector: Elbow 50" draw:style-name="gr8" draw:text-style-name="P5" draw:layer="layout" svg:x1="3.858cm" svg:y1="7.773cm" svg:x2="5.87cm" svg:y2="7.773cm" svg:d="M3858 7773h2012" svg:viewBox="0 0 2013 1">
          <text:p/>
        </draw:connector>
        <draw:custom-shape draw:name="Rectangle 51" draw:style-name="gr1" draw:text-style-name="P1" draw:layer="layout" svg:width="0.322cm" svg:height="2.631cm" svg:x="5.869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6.193cm" svg:y1="7.773cm" svg:x2="8.205cm" svg:y2="7.773cm" svg:d="M6193 7773h2012" svg:viewBox="0 0 2013 1">
          <text:p/>
        </draw:connector>
        <draw:custom-shape draw:name="TextBox 53" draw:style-name="gr398" draw:text-style-name="P7" draw:layer="layout" svg:width="1.396cm" svg:height="0.844cm" svg:x="3.839cm" svg:y="6.926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99" draw:text-style-name="P7" draw:layer="layout" svg:width="0.799cm" svg:height="0.844cm" svg:x="6.751cm" svg:y="6.986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00" draw:text-style-name="P7" xml:id="id156" draw:id="id156" draw:layer="layout" svg:width="2.59cm" svg:height="1.437cm" svg:x="1.247cm" svg:y="12.003cm">
          <text:p text:style-name="P6"><text:span text:style-name="T2">curren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01" draw:text-style-name="P7" draw:layer="layout" svg:width="1.993cm" svg:height="0.844cm" svg:x="3.807cm" svg:y="11.82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02" draw:text-style-name="P7" draw:layer="layout" svg:width="1.993cm" svg:height="0.844cm" svg:x="11.291cm" svg:y="6.90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03" draw:text-style-name="P7" draw:layer="layout" svg:width="3.78cm" svg:height="0.844cm" svg:x="7.92cm" svg:y="9.168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04" draw:text-style-name="P7" draw:layer="layout" svg:width="3.78cm" svg:height="0.844cm" svg:x="22.025cm" svg:y="9.16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05" draw:text-style-name="P7" xml:id="id155" draw:id="id155" draw:layer="layout" svg:width="2.59cm" svg:height="1.437cm" svg:x="29.941cm" svg:y="11.948cm">
          <text:p text:style-name="P6"><text:span text:style-name="T2">next</text:span></text:p>
          <text:p text:style-name="P6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06" draw:text-style-name="P7" draw:layer="layout" svg:width="1.993cm" svg:height="1.437cm" svg:x="29.965cm" svg:y="6.826cm">
          <text:p text:style-name="P6"><text:span text:style-name="T2">next</text:span></text:p>
          <text:p text:style-name="P6"><text:span text:style-name="T2">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07" draw:text-style-name="P7" draw:layer="layout" svg:width="1.396cm" svg:height="0.844cm" svg:x="28.235cm" svg:y="6.87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08" draw:text-style-name="P7" draw:layer="layout" svg:width="0.799cm" svg:height="0.844cm" svg:x="26.273cm" svg:y="6.85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09" draw:text-style-name="P7" draw:layer="layout" svg:width="1.993cm" svg:height="0.844cm" svg:x="27.791cm" svg:y="11.756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10" draw:text-style-name="P7" draw:layer="layout" svg:width="1.993cm" svg:height="0.844cm" svg:x="15.14cm" svg:y="6.91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70" draw:style-name="gr8" draw:text-style-name="P5" draw:layer="layout" draw:line-skew="5.286cm" svg:x1="3.837cm" svg:y1="12.721cm" svg:x2="14.409cm" svg:y2="8.534cm" draw:start-shape="id156" draw:start-glue-point="1" draw:end-shape="id157" draw:end-glue-point="8" svg:d="M3837 12721h10572v-4187" svg:viewBox="0 0 10573 4188">
          <text:p/>
        </draw:connector>
        <draw:custom-shape draw:name="Rectangle 1" draw:style-name="gr1" draw:text-style-name="P1" draw:layer="layout" svg:width="0.322cm" svg:height="2.631cm" svg:x="17.154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0.322cm" svg:height="2.631cm" svg:x="17.6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" draw:text-style-name="P1" draw:layer="layout" svg:width="0.322cm" svg:height="2.631cm" svg:x="18.221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" draw:text-style-name="P1" draw:layer="layout" svg:width="0.322cm" svg:height="2.631cm" svg:x="18.753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" draw:text-style-name="P1" draw:layer="layout" svg:width="0.322cm" svg:height="2.631cm" svg:x="19.287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" draw:text-style-name="P1" xml:id="id154" draw:id="id154" draw:layer="layout" svg:width="0.322cm" svg:height="2.631cm" svg:x="19.82cm" svg:y="6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11" draw:text-style-name="P7" draw:layer="layout" svg:width="1.993cm" svg:height="0.844cm" svg:x="20.234cm" svg:y="6.858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12" draw:text-style-name="P7" draw:layer="layout" svg:width="4.377cm" svg:height="0.844cm" svg:x="16.565cm" svg:y="9.263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44" draw:style-name="gr23" draw:text-style-name="P5" draw:layer="layout" draw:type="line" svg:x1="15.159cm" svg:y1="7.778cm" svg:x2="17.121cm" svg:y2="7.778cm" svg:d="M15159 7778h1962" svg:viewBox="0 0 1963 1">
          <text:p/>
        </draw:connector>
        <draw:connector draw:name="Straight Arrow Connector 46" draw:style-name="gr23" draw:text-style-name="P5" draw:layer="layout" draw:type="line" svg:x1="20.144cm" svg:y1="7.756cm" svg:x2="22.675cm" svg:y2="7.756cm" svg:d="M20144 7756h2531" svg:viewBox="0 0 2532 1">
          <text:p/>
        </draw:connector>
        <presentation:notes draw:style-name="dp2">
          <draw:page-thumbnail draw:style-name="gr44" draw:layer="layout" svg:width="0.001cm" svg:height="0.001cm" svg:x="0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>
        <draw:custom-shape draw:name="Rectangle 3" draw:style-name="gr1" draw:text-style-name="P1" draw:layer="layout" svg:width="0.322cm" svg:height="2.631cm" svg:x="12.14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" draw:layer="layout" svg:width="0.322cm" svg:height="0.44cm" svg:x="10.029cm" svg:y="6.5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" draw:layer="layout" svg:width="0.322cm" svg:height="0.878cm" svg:x="10.559cm" svg:y="6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1" draw:layer="layout" svg:width="0.322cm" svg:height="1.557cm" svg:x="11.088cm" svg:y="6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0.322cm" svg:height="2.227cm" svg:x="11.618cm" svg:y="5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1" xml:id="id158" draw:id="id158" draw:layer="layout" svg:width="0.322cm" svg:height="2.631cm" svg:x="12.679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" draw:text-style-name="P1" draw:layer="layout" svg:width="0.322cm" svg:height="2.631cm" svg:x="10.012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0.322cm" svg:height="2.631cm" svg:x="10.5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" draw:text-style-name="P1" draw:layer="layout" svg:width="0.322cm" svg:height="2.631cm" svg:x="11.0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0.322cm" svg:height="2.631cm" svg:x="11.61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" draw:text-style-name="P1" draw:layer="layout" svg:width="0.322cm" svg:height="2.631cm" svg:x="12.145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" draw:text-style-name="P1" draw:layer="layout" svg:width="0.322cm" svg:height="2.631cm" svg:x="12.679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" draw:text-style-name="P1" draw:layer="layout" svg:width="0.323cm" svg:height="2.631cm" svg:x="22.388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xml:id="id160" draw:id="id160" draw:layer="layout" svg:width="0.323cm" svg:height="0.44cm" svg:x="24.508cm" svg:y="11.56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" draw:text-style-name="P1" draw:layer="layout" svg:width="0.323cm" svg:height="0.878cm" svg:x="23.979cm" svg:y="11.34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" draw:text-style-name="P1" draw:layer="layout" svg:width="0.323cm" svg:height="1.557cm" svg:x="23.449cm" svg:y="11.005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" draw:text-style-name="P1" draw:layer="layout" svg:width="0.323cm" svg:height="2.227cm" svg:x="22.919cm" svg:y="10.67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0.323cm" svg:height="2.631cm" svg:x="21.857cm" svg:y="10.46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3" draw:style-name="gr413" draw:text-style-name="P4" xml:id="id159" draw:id="id159" draw:layer="layout" svg:width="1.522cm" svg:height="1.523cm" svg:x="16.625cm" svg:y="11.022cm">
          <text:p text:style-name="P3"><text:span text:style-name="T1">+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name="Connector: Elbow 25" draw:style-name="gr8" draw:text-style-name="P5" draw:layer="layout" draw:line-skew="2.193cm" svg:x1="13.001cm" svg:y1="6.805cm" svg:x2="17.386cm" svg:y2="11.022cm" draw:start-shape="id158" draw:start-glue-point="1" draw:end-shape="id159" draw:end-glue-point="4" svg:d="M13001 6805h4385v4217" svg:viewBox="0 0 4386 4218">
          <text:p/>
        </draw:connector>
        <draw:connector draw:name="Connector: Elbow 26" draw:style-name="gr8" draw:text-style-name="P5" draw:layer="layout" svg:x1="13.002cm" svg:y1="11.785cm" svg:x2="16.626cm" svg:y2="11.785cm" svg:d="M13002 11785h3624" svg:viewBox="0 0 3625 1">
          <text:p/>
        </draw:connector>
        <draw:connector draw:name="Connector: Elbow 29" draw:style-name="gr8" draw:text-style-name="P5" draw:layer="layout" svg:x1="18.15cm" svg:y1="11.785cm" svg:x2="21.866cm" svg:y2="11.785cm" svg:d="M18150 11785h3716" svg:viewBox="0 0 3717 1">
          <text:p/>
        </draw:connector>
        <draw:connector draw:name="Connector: Elbow 32" draw:style-name="gr8" draw:text-style-name="P5" draw:layer="layout" svg:x1="24.832cm" svg:y1="11.784cm" svg:x2="26.853cm" svg:y2="11.783cm" draw:start-shape="id160" draw:start-glue-point="1" draw:end-shape="id161" draw:end-glue-point="3" svg:d="M24832 11784h1011v-1h1010" svg:viewBox="0 0 2022 2">
          <text:p/>
        </draw:connector>
        <draw:connector draw:name="Connector: Elbow 33" draw:style-name="gr8" draw:text-style-name="P5" draw:layer="layout" draw:line-skew="-4.564cm" svg:x1="18.147cm" svg:y1="11.784cm" svg:x2="29.187cm" svg:y2="15.519cm" draw:start-shape="id159" draw:start-glue-point="10" svg:d="M18147 11784h956v3735h10084" svg:viewBox="0 0 11041 3736">
          <text:p/>
        </draw:connector>
        <draw:connector draw:name="Connector: Elbow 37" draw:style-name="gr8" draw:text-style-name="P5" draw:layer="layout" svg:x1="5.675cm" svg:y1="11.785cm" svg:x2="9.993cm" svg:y2="11.785cm" svg:d="M5675 11785h4318" svg:viewBox="0 0 4319 1">
          <text:p/>
        </draw:connector>
        <draw:custom-shape draw:name="TextBox 39" draw:style-name="gr414" draw:text-style-name="P7" draw:layer="layout" svg:width="4.377cm" svg:height="0.844cm" svg:x="1.096cm" svg:y="6.379cm">
          <text:p text:style-name="P6"><text:span text:style-name="T2">curren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" draw:text-style-name="P1" xml:id="id161" draw:id="id161" draw:layer="layout" svg:width="0.322cm" svg:height="2.631cm" svg:x="26.853cm" svg:y="10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47" draw:style-name="gr8" draw:text-style-name="P5" draw:layer="layout" svg:x1="27.175cm" svg:y1="11.768cm" svg:x2="29.187cm" svg:y2="11.768cm" svg:d="M27175 11768h2012" svg:viewBox="0 0 2013 1">
          <text:p/>
        </draw:connector>
        <draw:connector draw:name="Connector: Elbow 50" draw:style-name="gr8" draw:text-style-name="P5" draw:layer="layout" svg:x1="5.659cm" svg:y1="6.823cm" svg:x2="7.67cm" svg:y2="6.821cm" draw:end-shape="id162" draw:end-glue-point="3" svg:d="M5659 6823h1006v-2h1005" svg:viewBox="0 0 2012 3">
          <text:p/>
        </draw:connector>
        <draw:custom-shape draw:name="Rectangle 51" draw:style-name="gr1" draw:text-style-name="P1" xml:id="id162" draw:id="id162" draw:layer="layout" svg:width="0.322cm" svg:height="2.631cm" svg:x="7.67cm" svg:y="5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2" draw:style-name="gr8" draw:text-style-name="P5" draw:layer="layout" svg:x1="7.994cm" svg:y1="6.807cm" svg:x2="10.006cm" svg:y2="6.807cm" svg:d="M7994 6807h2012" svg:viewBox="0 0 2013 1">
          <text:p/>
        </draw:connector>
        <draw:custom-shape draw:name="TextBox 53" draw:style-name="gr415" draw:text-style-name="P7" draw:layer="layout" svg:width="1.396cm" svg:height="0.844cm" svg:x="5.641cm" svg:y="5.968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16" draw:text-style-name="P7" draw:layer="layout" svg:width="0.799cm" svg:height="0.844cm" svg:x="8.553cm" svg:y="6.027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417" draw:text-style-name="P7" draw:layer="layout" svg:width="1.993cm" svg:height="0.844cm" svg:x="13.742cm" svg:y="5.97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418" draw:text-style-name="P7" draw:layer="layout" svg:width="4.973cm" svg:height="0.844cm" svg:x="0.523cm" svg:y="11.357cm">
          <text:p text:style-name="P6"><text:span text:style-name="T2">curren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419" draw:text-style-name="P7" draw:layer="layout" svg:width="1.993cm" svg:height="0.844cm" svg:x="5.608cm" svg:y="10.8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420" draw:text-style-name="P7" draw:layer="layout" svg:width="1.993cm" svg:height="0.844cm" svg:x="13.093cm" svg:y="10.929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421" draw:text-style-name="P7" draw:layer="layout" svg:width="4.377cm" svg:height="0.844cm" svg:x="9.423cm" svg:y="13.275cm">
          <text:p text:style-name="P6"><text:span text:style-name="T2">CNN PROJ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422" draw:text-style-name="P7" draw:layer="layout" svg:width="3.78cm" svg:height="0.844cm" svg:x="9.721cm" svg:y="8.209cm">
          <text:p text:style-name="P6"><text:span text:style-name="T2">CNN 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423" draw:text-style-name="P7" draw:layer="layout" svg:width="3.78cm" svg:height="0.844cm" svg:x="21.197cm" svg:y="13.249cm">
          <text:p text:style-name="P6"><text:span text:style-name="T2">CNN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424" draw:text-style-name="P7" draw:layer="layout" svg:width="4.08cm" svg:height="0.844cm" svg:x="29.158cm" svg:y="15.091cm">
          <text:p text:style-name="P6"><text:span text:style-name="T2">next 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425" draw:text-style-name="P7" draw:layer="layout" svg:width="3.483cm" svg:height="0.844cm" svg:x="29.181cm" svg:y="11.34cm">
          <text:p text:style-name="P6"><text:span text:style-name="T2">next to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426" draw:text-style-name="P7" draw:layer="layout" svg:width="1.396cm" svg:height="0.844cm" svg:x="27.407cm" svg:y="10.967cm">
          <text:p text:style-name="P6"><text:span text:style-name="T2">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427" draw:text-style-name="P7" draw:layer="layout" svg:width="0.799cm" svg:height="0.844cm" svg:x="25.446cm" svg:y="10.942cm">
          <text:p text:style-name="P6"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428" draw:text-style-name="P7" draw:layer="layout" svg:width="1.993cm" svg:height="0.844cm" svg:x="26.802cm" svg:y="14.663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429" draw:text-style-name="P7" draw:layer="layout" svg:width="1.993cm" svg:height="0.844cm" svg:x="19.701cm" svg:y="10.967cm">
          <text:p text:style-name="P6"><text:span text:style-name="T2">H,W,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4" draw:layer="layout" svg:width="0.001cm" svg:height="0.001cm" svg:x="0cm" svg:y="2.257cm" draw:page-number="2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Consolas" svg:font-family="Consolas" style:font-family-generic="modern" style:font-pitch="fixed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.05cm" draw:rotation="0"/>
    <draw:hatch draw:name="Red_20_90_20_Degrees_20_Crossed_20_2" draw:display-name="Red 90 Degrees Crossed 2" draw:style="single" draw:color="#000000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8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7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38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9.3999996185303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29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7.5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7cm" fo:margin-bottom="0cm" fo:text-indent="0cm"/>
      <style:text-properties fo:font-size="19.3999996185303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4cm" svg:height="6.631cm" svg:x="4.232cm" svg:y="3.117cm" presentation:class="title" presentation:user-transformed="tru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Vertical Text Placeholder 2" presentation:style-name="Mpr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5cm" svg:y="1.013cm" presentation:class="title" presentation:user-transformed="true">
        <draw:text-box>
          <text:p text:style-name="MP11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7cm" svg:y="1.013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16" draw:text-style-name="MP15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cm" svg:y="4.748cm" presentation:class="title" presentation:user-transformed="true">
        <draw:text-box>
          <text:p text:style-name="MP11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1" draw:text-style-name="MP17" draw:layer="backgroundobjects" svg:width="29.209cm" svg:height="4.166cm" svg:x="2.31cm" svg:y="12.7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26" draw:text-style-name="MP15" draw:layer="backgroundobjects" svg:width="14.392cm" svg:height="12.086cm" svg:x="2.327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4cm" svg:y="5.0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2cm" svg:y="1.013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Text Placeholder 2" presentation:style-name="Mpr31" draw:text-style-name="MP17" draw:layer="backgroundobjects" svg:width="14.325cm" svg:height="2.288cm" svg:x="2.332cm" svg:y="4.669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5cm" svg:height="10.234cm" svg:x="2.332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4cm" svg:y="4.669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4cm" svg:y="6.958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7cm" svg:y="1.013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Date Placeholder 2" presentation:style-name="Mpr37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7cm" svg:x="1.692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2cm" svg:y="0.759cm" presentation:class="title" presentation:placeholder="true">
        <draw:text-box/>
      </draw:frame>
      <draw:frame presentation:style-name="Blank-outline1" draw:layer="backgroundobjects" svg:width="30.479cm" svg:height="11.048cm" svg:x="1.692cm" svg:y="4.45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</text:span><text:span text:style-name="MT11">k to </text:span><text:span text:style-name="MT11">edit </text:span><text:span text:style-name="MT11">Ma</text:span><text:span text:style-name="MT11">ster </text:span><text:span text:style-name="MT11">title </text:span><text:span text:style-name="MT11">styl</text:span><text:span text:style-name="MT11">e</text:span></text:p>
        </draw:text-box>
      </draw:frame>
      <draw:frame draw:name="Content Placeholder 2" presentation:style-name="Mpr44" draw:text-style-name="MP18" draw:layer="backgroundobjects" svg:width="17.144cm" svg:height="13.537cm" svg:x="14.397cm" svg:y="2.742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2cm" svg:y="1.269cm" presentation:class="title" presentation:user-transformed="true">
        <draw:text-box>
          <text:p text:style-name="MP11"><text:span text:style-name="MT11">Clic</text:span><text:span text:style-name="MT11">k to </text:span><text:span text:style-name="MT11">edit </text:span><text:span text:style-name="MT11">Ma</text:span><text:span text:style-name="MT11">ster </text:span><text:span text:style-name="MT11">title </text:span><text:span text:style-name="MT11">styl</text:span><text:span text:style-name="MT11">e</text:span></text:p>
        </draw:text-box>
      </draw:frame>
      <draw:frame draw:name="Picture Placeholder 2" presentation:style-name="Picture_20_with_20_Caption-outline1" draw:layer="backgroundobjects" svg:width="17.144cm" svg:height="13.537cm" svg:x="14.397cm" svg:y="2.742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2cm" svg:y="5.714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7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7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Liston</meta:initial-creator>
    <meta:editing-cycles>119</meta:editing-cycles>
    <meta:creation-date>2025-08-21T16:57:39</meta:creation-date>
    <dc:date>2025-10-01T08:07:39.627409661</dc:date>
    <meta:editing-duration>P18DT4H19M56S</meta:editing-duration>
    <meta:generator>LibreOffice/24.2.7.2$Linux_X86_64 LibreOffice_project/420$Build-2</meta:generator>
    <meta:print-date>2025-09-21T14:29:44.380658344</meta:print-date>
    <meta:printed-by>PDF files</meta:printed-by>
    <meta:document-statistic meta:object-count="1271"/>
    <meta:user-defined meta:name="AppVersion">16.0000</meta:user-defined>
    <meta:user-defined meta:name="PresentationFormat">Widescreen</meta:user-defined>
    <meta:user-defined meta:name="Slides" meta:value-type="float">12</meta:user-defined>
  </office:meta>
</office:document-meta>
</file>